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be0f09"/>
    </style:style>
    <style:style style:name="P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officeooo:paragraph-rsid="00cee4c9"/>
    </style:style>
    <style:style style:name="P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cee4c9"/>
    </style:style>
    <style:style style:name="P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ddea10"/>
    </style:style>
    <style:style style:name="P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ecc0b0"/>
    </style:style>
    <style:style style:name="P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f8e8ea"/>
    </style:style>
    <style:style style:name="P11" style:family="paragraph" style:parent-style-name="Text_20_body">
      <style:paragraph-properties fo:margin-left="0in" fo:margin-right="0in" fo:text-align="center" style:justify-single-word="false" fo:text-indent="0.1965in" style:auto-text-indent="false"/>
    </style:style>
    <style:style style:name="P12"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13"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be0f09"/>
    </style:style>
    <style:style style:name="P14"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paragraph-rsid="00ddea10"/>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be0f09"/>
    </style:style>
    <style:style style:name="P2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3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3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rsid="00e6b1ee" officeooo:paragraph-rsid="00fed513"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6666ff"/>
    </style:style>
    <style:style style:name="P4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42" style:family="paragraph" style:parent-style-name="Text_20_body">
      <style:paragraph-properties fo:margin-left="0in" fo:margin-right="0in" fo:text-align="justify" style:justify-single-word="false" fo:text-indent="0.1965in" style:auto-text-indent="false"/>
      <style:text-properties fo:color="#800000"/>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c42bec" officeooo:paragraph-rsid="00c42bec" style:font-style-asian="normal" style:font-style-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8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c776ba" style:font-style-asian="normal" style:font-style-complex="normal"/>
    </style:style>
    <style:style style:name="P8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8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8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9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9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d25d3" style:font-style-asian="normal" style:font-style-complex="normal"/>
    </style:style>
    <style:style style:name="P9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47a75" style:font-style-asian="normal" style:font-style-complex="normal"/>
    </style:style>
    <style:style style:name="P9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5bcc1" style:font-style-asian="normal" style:font-style-complex="normal"/>
    </style:style>
    <style:style style:name="P9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67464" style:font-style-asian="normal" style:font-style-complex="normal"/>
    </style:style>
    <style:style style:name="P9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e607e" style:font-style-asian="normal" style:font-style-complex="normal"/>
    </style:style>
    <style:style style:name="P9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0592" style:font-style-asian="normal" style:font-style-complex="normal"/>
    </style:style>
    <style:style style:name="P9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bfa6" style:font-style-asian="normal" style:font-style-complex="normal"/>
    </style:style>
    <style:style style:name="P9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5eb1f" style:font-style-asian="normal" style:font-style-complex="normal"/>
    </style:style>
    <style:style style:name="P9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61d3c" style:font-style-asian="normal" style:font-style-complex="normal"/>
    </style:style>
    <style:style style:name="P10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793eb" style:font-style-asian="normal" style:font-style-complex="normal"/>
    </style:style>
    <style:style style:name="P10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01742" style:font-style-asian="normal" style:font-style-complex="normal"/>
    </style:style>
    <style:style style:name="P10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62cf4" style:font-style-asian="normal" style:font-style-complex="normal"/>
    </style:style>
    <style:style style:name="P10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10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aaa5f1" style:font-style-asian="normal" style:font-style-complex="normal"/>
    </style:style>
    <style:style style:name="P10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b01742" style:font-style-asian="normal" style:font-style-complex="normal"/>
    </style:style>
    <style:style style:name="P10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aaa5f1" officeooo:paragraph-rsid="00be0f09" style:font-style-asian="normal" style:font-style-complex="normal"/>
    </style:style>
    <style:style style:name="P10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cebcaf" officeooo:paragraph-rsid="00cee4c9" style:font-style-asian="normal" style:font-style-complex="normal"/>
    </style:style>
    <style:style style:name="P10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d9ac7a" officeooo:paragraph-rsid="00d9ac7a"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24e3a" style:font-style-asian="italic" style:font-style-complex="italic"/>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5b4f3" style:font-style-asian="italic" style:font-style-complex="italic"/>
    </style:style>
    <style:style style:name="P11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11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11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11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1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b1e1b" style:font-style-asian="italic" style:font-style-complex="italic"/>
    </style:style>
    <style:style style:name="P118" style:family="paragraph" style:parent-style-name="Text_20_body">
      <loext:graphic-properties draw:fill="none" draw:fill-color="#ffffff"/>
      <style:paragraph-properties fo:margin-left="0in" fo:margin-right="0in" fo:text-align="center"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1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bef6b6" style:font-style-asian="italic" style:font-style-complex="italic"/>
    </style:style>
    <style:style style:name="P12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e4ddf4" style:font-style-asian="italic" style:font-style-complex="italic"/>
    </style:style>
    <style:style style:name="P12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e98f95" style:font-style-asian="italic" style:font-style-complex="italic"/>
    </style:style>
    <style:style style:name="P12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be95a4" style:font-style-asian="italic" style:font-style-complex="italic"/>
    </style:style>
    <style:style style:name="P12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e6b1ee" style:font-style-asian="italic" style:font-style-complex="italic"/>
    </style:style>
    <style:style style:name="P12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e98f95" style:font-style-asian="italic" style:font-style-complex="italic"/>
    </style:style>
    <style:style style:name="P12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d27f8d" style:font-style-asian="italic" style:font-style-complex="italic"/>
    </style:style>
    <style:style style:name="P12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e98f95" style:font-style-asian="italic" style:font-style-complex="italic"/>
    </style:style>
    <style:style style:name="P12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0ef2f86" style:font-style-asian="italic" style:font-style-complex="italic"/>
    </style:style>
    <style:style style:name="P12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e6b1ee" officeooo:paragraph-rsid="00e6b1ee" style:font-style-asian="italic" style:font-style-complex="italic"/>
    </style:style>
    <style:style style:name="P12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e6b1ee" officeooo:paragraph-rsid="00e98f95" style:font-style-asian="italic" style:font-style-complex="italic"/>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3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3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35" style:family="paragraph" style:parent-style-name="Text_20_body">
      <style:paragraph-properties fo:margin-left="0in" fo:margin-right="0in" fo:text-align="justify" style:justify-single-word="false" fo:text-indent="0.1965in" style:auto-text-indent="false"/>
      <style:text-properties fo:color="#0000ff"/>
    </style:style>
    <style:style style:name="P13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4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ddea10" officeooo:paragraph-rsid="00ddea10"/>
    </style:style>
    <style:style style:name="P14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e6b1ee" officeooo:paragraph-rsid="00e6b1ee"/>
    </style:style>
    <style:style style:name="P142"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officeooo:rsid="00e6b1ee" officeooo:paragraph-rsid="00e6b1ee"/>
    </style:style>
    <style:style style:name="P14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0fde103" officeooo:paragraph-rsid="00fde103"/>
    </style:style>
    <style:style style:name="P14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4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4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4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5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59" style:family="paragraph" style:parent-style-name="Text_20_body">
      <style:paragraph-properties fo:text-align="justify" style:justify-single-word="false"/>
    </style:style>
    <style:style style:name="P160" style:family="paragraph" style:parent-style-name="Text_20_body">
      <style:text-properties fo:language="ru" fo:country="RU"/>
    </style:style>
    <style:style style:name="P161" style:family="paragraph" style:parent-style-name="Text_20_body">
      <loext:graphic-properties draw:fill="solid" draw:fill-color="#eeeeee" draw:opacity="100%"/>
      <style:paragraph-properties fo:background-color="#eeeeee"/>
      <style:text-properties fo:language="ru" fo:country="RU"/>
    </style:style>
    <style:style style:name="P162"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63" style:family="paragraph" style:parent-style-name="Text_20_body">
      <style:text-properties fo:language="en" fo:country="US"/>
    </style:style>
    <style:style style:name="P164" style:family="paragraph" style:parent-style-name="Text_20_body">
      <loext:graphic-properties draw:fill="solid" draw:fill-color="#eeeeee" draw:opacity="100%"/>
      <style:paragraph-properties fo:background-color="#eeeeee"/>
    </style:style>
    <style:style style:name="P165" style:family="paragraph" style:parent-style-name="First_20_line_20_indent">
      <loext:graphic-properties draw:fill="solid" draw:fill-color="#eeeeee" draw:opacity="100%"/>
      <style:paragraph-properties fo:background-color="#eeeeee"/>
      <style:text-properties fo:language="ru" fo:country="RU"/>
    </style:style>
    <style:style style:name="P16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67" style:family="paragraph" style:parent-style-name="Text_20_body">
      <style:paragraph-properties fo:margin-left="0in" fo:margin-right="0in" fo:text-align="justify" style:justify-single-word="false" fo:text-indent="0in" style:auto-text-indent="false"/>
    </style:style>
    <style:style style:name="P168" style:family="paragraph" style:parent-style-name="Text_20_body">
      <style:paragraph-properties fo:margin-left="0in" fo:margin-right="0in" fo:text-align="justify" style:justify-single-word="false" fo:text-indent="0in" style:auto-text-indent="false"/>
      <style:text-properties fo:color="#800000"/>
    </style:style>
    <style:style style:name="P16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70" style:family="paragraph" style:parent-style-name="Text_20_body">
      <style:paragraph-properties fo:margin-left="0in" fo:margin-right="0in" fo:text-align="center" style:justify-single-word="false" fo:text-indent="0in" style:auto-text-indent="false"/>
    </style:style>
    <style:style style:name="P17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7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80" style:family="paragraph" style:parent-style-name="Footnote">
      <style:paragraph-properties fo:margin-left="0in" fo:margin-right="0in" fo:text-indent="0in" style:auto-text-indent="false"/>
      <style:text-properties fo:language="en" fo:country="US"/>
    </style:style>
    <style:style style:name="P181" style:family="paragraph" style:parent-style-name="Footnote">
      <style:text-properties fo:language="en" fo:country="US"/>
    </style:style>
    <style:style style:name="P182" style:family="paragraph" style:parent-style-name="Footnote">
      <style:text-properties fo:language="ru" fo:country="RU"/>
    </style:style>
    <style:style style:name="P183" style:family="paragraph" style:parent-style-name="Footnote">
      <style:text-properties style:use-window-font-color="true" fo:language="ru" fo:country="RU"/>
    </style:style>
    <style:style style:name="P1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9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91" style:family="paragraph" style:parent-style-name="Text_20_body" style:list-style-name="L1">
      <style:paragraph-properties fo:text-align="justify" style:justify-single-word="false"/>
    </style:style>
    <style:style style:name="P192" style:family="paragraph" style:parent-style-name="Text_20_body" style:list-style-name="L1">
      <style:paragraph-properties fo:text-align="justify" style:justify-single-word="false"/>
      <style:text-properties fo:language="ru" fo:country="RU"/>
    </style:style>
    <style:style style:name="P193" style:family="paragraph" style:parent-style-name="Text_20_body" style:list-style-name="L2">
      <style:paragraph-properties fo:text-align="justify" style:justify-single-word="false"/>
      <style:text-properties fo:language="ru" fo:country="RU"/>
    </style:style>
    <style:style style:name="P19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95" style:family="paragraph" style:parent-style-name="Text_20_body" style:list-style-name="L3">
      <style:text-properties fo:language="ru" fo:country="RU"/>
    </style:style>
    <style:style style:name="P19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9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paragraph-rsid="00ecc0b0" style:font-style-asian="italic" style:font-style-complex="italic"/>
    </style:style>
    <style:style style:name="P19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rsid="00e07ddb" officeooo:paragraph-rsid="00e1de87" style:font-style-asian="italic" style:font-style-complex="italic"/>
    </style:style>
    <style:style style:name="P19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font-style="italic" officeooo:rsid="00def85b" officeooo:paragraph-rsid="01187ad4" style:font-style-asian="italic" style:font-style-complex="italic"/>
    </style:style>
    <style:style style:name="P20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e6b1ee" officeooo:paragraph-rsid="00e6b1ee" style:font-style-asian="italic" style:font-style-complex="italic"/>
    </style:style>
    <style:style style:name="P20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ed320e" officeooo:paragraph-rsid="00e4ddf4" style:font-style-asian="italic" style:font-style-complex="italic"/>
    </style:style>
    <style:style style:name="P20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f5d559" officeooo:paragraph-rsid="00e98f95" style:font-style-asian="italic" style:font-style-complex="italic"/>
    </style:style>
    <style:style style:name="P20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d27f8d" officeooo:paragraph-rsid="01129e06" style:font-style-asian="italic" style:font-style-complex="italic"/>
    </style:style>
    <style:style style:name="P204" style:family="paragraph" style:parent-style-name="Text_20_body">
      <loext:graphic-properties draw:fill="none" draw:fill-color="#ffffff" draw:opacity="100%"/>
      <style:paragraph-properties fo:margin-left="0in" fo:margin-right="0in" fo:text-align="center" style:justify-single-word="false" fo:text-indent="0.1965in" style:auto-text-indent="false" fo:background-color="transparent"/>
      <style:text-properties style:use-window-font-color="true" fo:language="ru" fo:country="RU" fo:font-style="italic" officeooo:rsid="00d27f8d" officeooo:paragraph-rsid="01129e06" style:font-style-asian="italic" style:font-style-complex="italic"/>
    </style:style>
    <style:style style:name="P20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1162502" officeooo:paragraph-rsid="01162502" style:font-style-asian="italic" style:font-style-complex="italic"/>
    </style:style>
    <style:style style:name="P20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1060814"/>
    </style:style>
    <style:style style:name="P20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ecc0b0"/>
    </style:style>
    <style:style style:name="P20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10adc1e"/>
    </style:style>
    <style:style style:name="P209"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1101670"/>
    </style:style>
    <style:style style:name="P21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e98f95"/>
    </style:style>
    <style:style style:name="P21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rsid="01129e06" officeooo:paragraph-rsid="01129e06"/>
    </style:style>
    <style:style style:name="P21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21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2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21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216" style:family="paragraph" style:parent-style-name="Heading_20_2">
      <style:text-properties fo:language="en" fo:country="US"/>
    </style:style>
    <style:style style:name="P217" style:family="paragraph" style:parent-style-name="Heading_20_2">
      <style:text-properties fo:language="ru" fo:country="RU"/>
    </style:style>
    <style:style style:name="P218" style:family="paragraph" style:parent-style-name="Heading_20_2">
      <loext:graphic-properties draw:fill="solid" draw:fill-color="#eeeeee" draw:opacity="100%"/>
      <style:paragraph-properties fo:background-color="#eeeeee"/>
      <style:text-properties fo:language="ru" fo:country="RU"/>
    </style:style>
    <style:style style:name="P219" style:family="paragraph" style:parent-style-name="Heading_20_2">
      <loext:graphic-properties draw:fill="solid" draw:fill-color="#eeeeee" draw:opacity="100%"/>
      <style:paragraph-properties fo:background-color="#eeeeee"/>
      <style:text-properties officeooo:paragraph-rsid="00be0f09"/>
    </style:style>
    <style:style style:name="P220" style:family="paragraph" style:parent-style-name="Heading_20_2">
      <loext:graphic-properties draw:fill="solid" draw:fill-color="#eeeeee" draw:opacity="100%"/>
      <style:paragraph-properties fo:background-color="#eeeeee"/>
    </style:style>
    <style:style style:name="P221"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22" style:family="paragraph" style:parent-style-name="Heading_20_1">
      <loext:graphic-properties draw:fill="solid" draw:fill-color="#eeeeee" draw:opacity="100%"/>
      <style:paragraph-properties fo:background-color="#eeeeee"/>
    </style:style>
    <style:style style:name="P223" style:family="paragraph" style:parent-style-name="Heading_20_1">
      <style:paragraph-properties fo:margin-left="0in" fo:margin-right="0in" fo:text-align="center" style:justify-single-word="false" fo:text-indent="0.1965in" style:auto-text-indent="false"/>
    </style:style>
    <style:style style:name="P22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ru" fo:country="RU" officeooo:rsid="00bef6b6"/>
    </style:style>
    <style:style style:name="T16" style:family="text">
      <style:text-properties fo:language="ru" fo:country="RU" officeooo:rsid="00c1a3fe"/>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88a3c"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1dcd84"/>
    </style:style>
    <style:style style:name="T22" style:family="text">
      <style:text-properties fo:language="en" fo:country="US" officeooo:rsid="001f2d73"/>
    </style:style>
    <style:style style:name="T23" style:family="text">
      <style:text-properties fo:language="en" fo:country="US" officeooo:rsid="003ef802"/>
    </style:style>
    <style:style style:name="T24" style:family="text">
      <style:text-properties fo:language="en" fo:country="US" officeooo:rsid="00510a56"/>
    </style:style>
    <style:style style:name="T25" style:family="text">
      <style:text-properties fo:language="en" fo:country="US" officeooo:rsid="005a81a4"/>
    </style:style>
    <style:style style:name="T26" style:family="text">
      <style:text-properties fo:language="en" fo:country="US" officeooo:rsid="009e607e"/>
    </style:style>
    <style:style style:name="T27" style:family="text">
      <style:text-properties fo:language="en" fo:country="US" officeooo:rsid="009fe719"/>
    </style:style>
    <style:style style:name="T28" style:family="text">
      <style:text-properties fo:language="en" fo:country="US" officeooo:rsid="00b01742"/>
    </style:style>
    <style:style style:name="T29" style:family="text">
      <style:text-properties fo:language="en" fo:country="US" officeooo:rsid="00b17317"/>
    </style:style>
    <style:style style:name="T30" style:family="text">
      <style:text-properties fo:language="en" fo:country="US" officeooo:rsid="00c95417"/>
    </style:style>
    <style:style style:name="T31" style:family="text">
      <style:text-properties fo:language="en" fo:country="US" officeooo:rsid="0114cfa6"/>
    </style:style>
    <style:style style:name="T32" style:family="text">
      <style:text-properties fo:language="en" fo:country="US" officeooo:rsid="01168046"/>
    </style:style>
    <style:style style:name="T33" style:family="text">
      <style:text-properties fo:language="en" fo:country="US" officeooo:rsid="0116a045"/>
    </style:style>
    <style:style style:name="T34" style:family="text">
      <style:text-properties fo:color="#ff3333"/>
    </style:style>
    <style:style style:name="T35" style:family="text">
      <style:text-properties fo:color="#ff3333" fo:language="ru" fo:country="RU"/>
    </style:style>
    <style:style style:name="T36" style:family="text">
      <style:text-properties fo:color="#ff3333" fo:language="ru" fo:country="RU" fo:font-style="normal" style:font-style-asian="normal" style:font-style-complex="normal"/>
    </style:style>
    <style:style style:name="T37" style:family="text">
      <style:text-properties fo:color="#ff3333" fo:font-style="normal" style:font-style-asian="normal" style:font-style-complex="normal"/>
    </style:style>
    <style:style style:name="T38" style:family="text">
      <style:text-properties fo:font-style="italic" style:font-style-asian="italic" style:font-style-complex="italic"/>
    </style:style>
    <style:style style:name="T39" style:family="text">
      <style:text-properties fo:color="#6666ff" fo:language="ru" fo:country="RU"/>
    </style:style>
    <style:style style:name="T40" style:family="text">
      <style:text-properties fo:color="#800000"/>
    </style:style>
    <style:style style:name="T41" style:family="text">
      <style:text-properties fo:color="#800000" fo:language="ru" fo:country="RU"/>
    </style:style>
    <style:style style:name="T42" style:family="text">
      <style:text-properties fo:color="#800000" fo:language="ru" fo:country="RU" fo:font-style="normal" style:font-style-asian="normal" style:font-style-complex="normal"/>
    </style:style>
    <style:style style:name="T43" style:family="text">
      <style:text-properties fo:color="#800000" fo:language="en" fo:country="US"/>
    </style:style>
    <style:style style:name="T44" style:family="text">
      <style:text-properties fo:color="#800000" fo:language="en" fo:country="US" fo:font-style="normal" style:font-style-asian="normal" style:font-style-complex="normal"/>
    </style:style>
    <style:style style:name="T45" style:family="text">
      <style:text-properties fo:color="#800000" fo:language="en" fo:country="US" officeooo:rsid="005a81a4"/>
    </style:style>
    <style:style style:name="T46" style:family="text">
      <style:text-properties fo:color="#800000" fo:font-style="normal" style:font-style-asian="normal" style:font-style-complex="normal"/>
    </style:style>
    <style:style style:name="T47" style:family="text">
      <style:text-properties fo:color="#800000" officeooo:rsid="0058c799"/>
    </style:style>
    <style:style style:name="T48" style:family="text">
      <style:text-properties fo:color="#800000" officeooo:rsid="00fe7f26"/>
    </style:style>
    <style:style style:name="T49" style:family="text">
      <style:text-properties fo:color="#ff6600"/>
    </style:style>
    <style:style style:name="T50" style:family="text">
      <style:text-properties fo:color="#ff6600" fo:language="ru" fo:country="RU"/>
    </style:style>
    <style:style style:name="T51" style:family="text">
      <style:text-properties fo:font-weight="bold" style:font-weight-asian="bold" style:font-weight-complex="bold"/>
    </style:style>
    <style:style style:name="T52" style:family="text">
      <style:text-properties style:use-window-font-color="true"/>
    </style:style>
    <style:style style:name="T53" style:family="text">
      <style:text-properties style:use-window-font-color="true" fo:language="ru" fo:country="RU"/>
    </style:style>
    <style:style style:name="T54" style:family="text">
      <style:text-properties style:use-window-font-color="true" fo:language="ru" fo:country="RU" fo:font-style="normal" style:font-style-asian="normal" style:font-style-complex="normal"/>
    </style:style>
    <style:style style:name="T55" style:family="text">
      <style:text-properties style:use-window-font-color="true" fo:language="ru" fo:country="RU" fo:font-style="normal" officeooo:rsid="00cebcaf" style:font-style-asian="normal" style:font-style-complex="normal"/>
    </style:style>
    <style:style style:name="T56" style:family="text">
      <style:text-properties style:use-window-font-color="true" fo:language="ru" fo:country="RU" fo:font-style="normal" officeooo:rsid="00cee4c9" style:font-style-asian="normal" style:font-style-complex="normal"/>
    </style:style>
    <style:style style:name="T57" style:family="text">
      <style:text-properties style:use-window-font-color="true" fo:language="ru" fo:country="RU" fo:font-style="normal" officeooo:rsid="00db683c" style:font-style-asian="normal" style:font-style-complex="normal"/>
    </style:style>
    <style:style style:name="T58" style:family="text">
      <style:text-properties style:use-window-font-color="true" fo:language="ru" fo:country="RU" fo:font-style="normal" fo:font-weight="normal" style:font-style-asian="normal" style:font-weight-asian="normal" style:font-style-complex="normal" style:font-weight-complex="normal"/>
    </style:style>
    <style:style style:name="T59" style:family="text">
      <style:text-properties style:use-window-font-color="true" fo:language="ru" fo:country="RU" fo:font-style="italic" style:font-style-asian="italic" style:font-style-complex="italic"/>
    </style:style>
    <style:style style:name="T60" style:family="text">
      <style:text-properties style:use-window-font-color="true" fo:language="en" fo:country="US"/>
    </style:style>
    <style:style style:name="T61" style:family="text">
      <style:text-properties style:use-window-font-color="true" fo:language="en" fo:country="US" fo:font-style="normal" style:font-style-asian="normal" style:font-style-complex="normal"/>
    </style:style>
    <style:style style:name="T62" style:family="text">
      <style:text-properties style:use-window-font-color="true" fo:language="en" fo:country="US" fo:font-style="normal" officeooo:rsid="0052d633" style:font-style-asian="normal" style:font-style-complex="normal"/>
    </style:style>
    <style:style style:name="T63" style:family="text">
      <style:text-properties style:use-window-font-color="true" fo:language="en" fo:country="US" fo:font-style="normal" fo:background-color="transparent" loext:char-shading-value="0" style:font-style-asian="normal" style:font-style-complex="normal"/>
    </style:style>
    <style:style style:name="T64" style:family="text">
      <style:text-properties style:use-window-font-color="true" fo:font-style="normal" style:font-style-asian="normal" style:font-style-complex="normal"/>
    </style:style>
    <style:style style:name="T65" style:family="text">
      <style:text-properties fo:background-color="transparent" loext:char-shading-value="0"/>
    </style:style>
    <style:style style:name="T66" style:family="text">
      <style:text-properties style:text-position="super 58%"/>
    </style:style>
    <style:style style:name="T67" style:family="text">
      <style:text-properties fo:color="#c5000b"/>
    </style:style>
    <style:style style:name="T68" style:family="text">
      <style:text-properties fo:language="fr" fo:country="FR"/>
    </style:style>
    <style:style style:name="T69" style:family="text">
      <style:text-properties fo:color="#0000ff"/>
    </style:style>
    <style:style style:name="T70" style:family="text">
      <style:text-properties fo:color="#3333ff"/>
    </style:style>
    <style:style style:name="T71" style:family="text">
      <style:text-properties fo:font-style="normal" style:font-style-asian="normal" style:font-style-complex="normal"/>
    </style:style>
    <style:style style:name="T72" style:family="text">
      <style:text-properties fo:color="#0066ff"/>
    </style:style>
    <style:style style:name="T73" style:family="text">
      <style:text-properties fo:color="#0066ff" fo:language="en" fo:country="US" fo:font-style="normal" fo:background-color="transparent" loext:char-shading-value="0" style:font-style-asian="normal" style:font-style-complex="normal"/>
    </style:style>
    <style:style style:name="T74" style:family="text">
      <style:text-properties fo:background-color="#ffff00" loext:char-shading-value="0"/>
    </style:style>
    <style:style style:name="T75" style:family="text">
      <style:text-properties officeooo:rsid="000ffcc2"/>
    </style:style>
    <style:style style:name="T76" style:family="text">
      <style:text-properties officeooo:rsid="00193ff2"/>
    </style:style>
    <style:style style:name="T77" style:family="text">
      <style:text-properties officeooo:rsid="001ace8b"/>
    </style:style>
    <style:style style:name="T78" style:family="text">
      <style:text-properties officeooo:rsid="001c660b"/>
    </style:style>
    <style:style style:name="T79" style:family="text">
      <style:text-properties officeooo:rsid="001dcd84"/>
    </style:style>
    <style:style style:name="T80" style:family="text">
      <style:text-properties officeooo:rsid="001f2d73"/>
    </style:style>
    <style:style style:name="T81" style:family="text">
      <style:text-properties officeooo:rsid="002200a6"/>
    </style:style>
    <style:style style:name="T82" style:family="text">
      <style:text-properties officeooo:rsid="00253506"/>
    </style:style>
    <style:style style:name="T83" style:family="text">
      <style:text-properties officeooo:rsid="002597d5"/>
    </style:style>
    <style:style style:name="T84" style:family="text">
      <style:text-properties officeooo:rsid="002f349f"/>
    </style:style>
    <style:style style:name="T85" style:family="text">
      <style:text-properties officeooo:rsid="003396d3"/>
    </style:style>
    <style:style style:name="T86" style:family="text">
      <style:text-properties officeooo:rsid="003800b4"/>
    </style:style>
    <style:style style:name="T87" style:family="text">
      <style:text-properties officeooo:rsid="003ef802"/>
    </style:style>
    <style:style style:name="T88" style:family="text">
      <style:text-properties officeooo:rsid="004a84ac"/>
    </style:style>
    <style:style style:name="T89" style:family="text">
      <style:text-properties officeooo:rsid="004c3ada"/>
    </style:style>
    <style:style style:name="T90" style:family="text">
      <style:text-properties officeooo:rsid="004e0345"/>
    </style:style>
    <style:style style:name="T91" style:family="text">
      <style:text-properties officeooo:rsid="004fa2e2"/>
    </style:style>
    <style:style style:name="T92" style:family="text">
      <style:text-properties officeooo:rsid="00510a56"/>
    </style:style>
    <style:style style:name="T93" style:family="text">
      <style:text-properties officeooo:rsid="0052d633"/>
    </style:style>
    <style:style style:name="T94" style:family="text">
      <style:text-properties officeooo:rsid="00542ec6"/>
    </style:style>
    <style:style style:name="T95" style:family="text">
      <style:text-properties officeooo:rsid="00545f83"/>
    </style:style>
    <style:style style:name="T96" style:family="text">
      <style:text-properties officeooo:rsid="00565b54"/>
    </style:style>
    <style:style style:name="T97" style:family="text">
      <style:text-properties officeooo:rsid="0058c799"/>
    </style:style>
    <style:style style:name="T98" style:family="text">
      <style:text-properties officeooo:rsid="00654127"/>
    </style:style>
    <style:style style:name="T99" style:family="text">
      <style:text-properties officeooo:rsid="0066a303"/>
    </style:style>
    <style:style style:name="T100" style:family="text">
      <style:text-properties officeooo:rsid="0067ea38"/>
    </style:style>
    <style:style style:name="T101" style:family="text">
      <style:text-properties officeooo:rsid="006be717"/>
    </style:style>
    <style:style style:name="T102" style:family="text">
      <style:text-properties officeooo:rsid="006f8a50"/>
    </style:style>
    <style:style style:name="T103" style:family="text">
      <style:text-properties officeooo:rsid="007515e3"/>
    </style:style>
    <style:style style:name="T104" style:family="text">
      <style:text-properties officeooo:rsid="0076f5f2"/>
    </style:style>
    <style:style style:name="T105" style:family="text">
      <style:text-properties officeooo:rsid="00770253"/>
    </style:style>
    <style:style style:name="T106" style:family="text">
      <style:text-properties officeooo:rsid="0082dc6d"/>
    </style:style>
    <style:style style:name="T107" style:family="text">
      <style:text-properties officeooo:rsid="008416d7"/>
    </style:style>
    <style:style style:name="T108" style:family="text">
      <style:text-properties officeooo:rsid="00855954"/>
    </style:style>
    <style:style style:name="T109" style:family="text">
      <style:text-properties officeooo:rsid="008d25d3"/>
    </style:style>
    <style:style style:name="T110" style:family="text">
      <style:text-properties officeooo:rsid="008ef00f"/>
    </style:style>
    <style:style style:name="T111" style:family="text">
      <style:text-properties officeooo:rsid="00982384"/>
    </style:style>
    <style:style style:name="T112" style:family="text">
      <style:text-properties officeooo:rsid="009b7824"/>
    </style:style>
    <style:style style:name="T113" style:family="text">
      <style:text-properties officeooo:rsid="00a00592"/>
    </style:style>
    <style:style style:name="T114" style:family="text">
      <style:text-properties officeooo:rsid="00a0bfa6"/>
    </style:style>
    <style:style style:name="T115" style:family="text">
      <style:text-properties officeooo:rsid="00a5eb1f"/>
    </style:style>
    <style:style style:name="T116" style:family="text">
      <style:text-properties officeooo:rsid="00a61d3c"/>
    </style:style>
    <style:style style:name="T117" style:family="text">
      <style:text-properties officeooo:rsid="00a793eb"/>
    </style:style>
    <style:style style:name="T118" style:family="text">
      <style:text-properties officeooo:rsid="00aaa5f1"/>
    </style:style>
    <style:style style:name="T119" style:family="text">
      <style:text-properties officeooo:rsid="00b01742"/>
    </style:style>
    <style:style style:name="T120" style:family="text">
      <style:text-properties officeooo:rsid="00b46bf8"/>
    </style:style>
    <style:style style:name="T121" style:family="text">
      <style:text-properties officeooo:rsid="00bb1e1b"/>
    </style:style>
    <style:style style:name="T122" style:family="text">
      <style:text-properties officeooo:rsid="00c0e3d7"/>
    </style:style>
    <style:style style:name="T123" style:family="text">
      <style:text-properties officeooo:rsid="00c185b1"/>
    </style:style>
    <style:style style:name="T124" style:family="text">
      <style:text-properties officeooo:rsid="00c20443"/>
    </style:style>
    <style:style style:name="T125" style:family="text">
      <style:text-properties officeooo:rsid="00c24e3a"/>
    </style:style>
    <style:style style:name="T126" style:family="text">
      <style:text-properties officeooo:rsid="00c5b4f3"/>
    </style:style>
    <style:style style:name="T127" style:family="text">
      <style:text-properties officeooo:rsid="00c776ba"/>
    </style:style>
    <style:style style:name="T128" style:family="text">
      <style:text-properties officeooo:rsid="00cc7d6f"/>
    </style:style>
    <style:style style:name="T129" style:family="text">
      <style:text-properties officeooo:rsid="00d406ea"/>
    </style:style>
    <style:style style:name="T130" style:family="text">
      <style:text-properties officeooo:rsid="00d535de"/>
    </style:style>
    <style:style style:name="T131" style:family="text">
      <style:text-properties officeooo:rsid="00d67efe"/>
    </style:style>
    <style:style style:name="T132" style:family="text">
      <style:text-properties officeooo:rsid="00d6c390"/>
    </style:style>
    <style:style style:name="T133" style:family="text">
      <style:text-properties officeooo:rsid="00d7590a"/>
    </style:style>
    <style:style style:name="T134" style:family="text">
      <style:text-properties officeooo:rsid="00d8fe31"/>
    </style:style>
    <style:style style:name="T135" style:family="text">
      <style:text-properties fo:color="#00ccff"/>
    </style:style>
    <style:style style:name="T136" style:family="text">
      <style:text-properties officeooo:rsid="00dacb23"/>
    </style:style>
    <style:style style:name="T137" style:family="text">
      <style:text-properties officeooo:rsid="00db683c"/>
    </style:style>
    <style:style style:name="T138" style:family="text">
      <style:text-properties officeooo:rsid="00dc544d"/>
    </style:style>
    <style:style style:name="T139" style:family="text">
      <style:text-properties officeooo:rsid="00e07ddb"/>
    </style:style>
    <style:style style:name="T140" style:family="text">
      <style:text-properties officeooo:rsid="00e6b1ee"/>
    </style:style>
    <style:style style:name="T141" style:family="text">
      <style:text-properties officeooo:rsid="00e83ed7"/>
    </style:style>
    <style:style style:name="T142" style:family="text">
      <style:text-properties officeooo:rsid="00e98f95"/>
    </style:style>
    <style:style style:name="T143" style:family="text">
      <style:text-properties officeooo:rsid="00ed320e"/>
    </style:style>
    <style:style style:name="T144" style:family="text">
      <style:text-properties officeooo:rsid="00f15055"/>
    </style:style>
    <style:style style:name="T145" style:family="text">
      <style:text-properties officeooo:rsid="00f22603"/>
    </style:style>
    <style:style style:name="T146" style:family="text">
      <style:text-properties officeooo:rsid="00f40fe6"/>
    </style:style>
    <style:style style:name="T147" style:family="text">
      <style:text-properties officeooo:rsid="00f5d559"/>
    </style:style>
    <style:style style:name="T148" style:family="text">
      <style:text-properties officeooo:rsid="00f79e5b"/>
    </style:style>
    <style:style style:name="T149" style:family="text">
      <style:text-properties officeooo:rsid="00f8e8ea"/>
    </style:style>
    <style:style style:name="T150" style:family="text">
      <style:text-properties officeooo:rsid="00f9be9e"/>
    </style:style>
    <style:style style:name="T151" style:family="text">
      <style:text-properties officeooo:rsid="00fb920a"/>
    </style:style>
    <style:style style:name="T152" style:family="text">
      <style:text-properties officeooo:rsid="00fc5be5"/>
    </style:style>
    <style:style style:name="T153" style:family="text">
      <style:text-properties officeooo:rsid="00fe7f26"/>
    </style:style>
    <style:style style:name="T154" style:family="text">
      <style:text-properties officeooo:rsid="00fed513"/>
    </style:style>
    <style:style style:name="T155" style:family="text">
      <style:text-properties officeooo:rsid="01060814"/>
    </style:style>
    <style:style style:name="T156" style:family="text">
      <style:text-properties officeooo:rsid="0106ea28"/>
    </style:style>
    <style:style style:name="T157" style:family="text">
      <style:text-properties officeooo:rsid="0108bbdb"/>
    </style:style>
    <style:style style:name="T158" style:family="text">
      <style:text-properties officeooo:rsid="01099052"/>
    </style:style>
    <style:style style:name="T159" style:family="text">
      <style:text-properties officeooo:rsid="010adc1e"/>
    </style:style>
    <style:style style:name="T160" style:family="text">
      <style:text-properties officeooo:rsid="010cacbc"/>
    </style:style>
    <style:style style:name="T161" style:family="text">
      <style:text-properties officeooo:rsid="010e9d66"/>
    </style:style>
    <style:style style:name="T162" style:family="text">
      <style:text-properties officeooo:rsid="01125417"/>
    </style:style>
    <style:style style:name="T163" style:family="text">
      <style:text-properties officeooo:rsid="011306cf"/>
    </style:style>
    <style:style style:name="T164" style:family="text">
      <style:text-properties officeooo:rsid="01145581"/>
    </style:style>
    <style:style style:name="T165" style:family="text">
      <style:text-properties officeooo:rsid="01162502"/>
    </style:style>
    <style:style style:name="T166" style:family="text">
      <style:text-properties officeooo:rsid="0116a04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3" text:outline-level="1">Последний фанфик</text:h>
      <text:p text:style-name="P11">От Massaraksh</text:p>
      <text:p text:style-name="P1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60">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554643556922117707" text:style-name="L1">
        <text:list-item>
          <text:p text:style-name="P191">добавить детектив <text:span text:style-name="T1">(реализовано)</text:span>+ магические уроки/трактаты Старсвирла (реализовано)</text:p>
        </text:list-item>
        <text:list-item>
          <text:p text:style-name="P192">Терра несколько раз пытается убить Макса (один раз — в аквапарке). Несколько раз Макса спасает Селестия (даёт приказы Нексусу)</text:p>
        </text:list-item>
        <text:list-item>
          <text:p text:style-name="P192">Книги:</text:p>
        </text:list-item>
      </text:list>
      <text:list xml:id="list8605803673662090580" text:style-name="L2">
        <text:list-item>
          <text:p text:style-name="P193">«Великие грифоны прошлого» - из канона (5<text:span text:style-name="T17">s8e)</text:span></text:p>
        </text:list-item>
        <text:list-item>
          <text:p text:style-name="P193">«Высшие заклинания в повседневном использовании: от песчинки до дворца»</text:p>
        </text:list-item>
        <text:list-item>
          <text:p text:style-name="P194">«Малоизвестные аспекты магии трансформаций»</text:p>
        </text:list-item>
        <text:list-item>
          <text:p text:style-name="P19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93">Дасти Вейфарер «Зебрианская культура, быт и фольклор»</text:p>
        </text:list-item>
        <text:list-item>
          <text:p text:style-name="P193">«Краткая история Эквестрии»</text:p>
        </text:list-item>
        <text:list-item>
          <text:p text:style-name="P193">«Шедевры архитектуры Эквестрии» с разделом о Кантерлотском Королевском Дворце</text:p>
        </text:list-item>
        <text:list-item>
          <text:p text:style-name="P193">«Великие дела и великие чары». Страница 893: …</text:p>
        </text:list-item>
        <text:list-item>
          <text:p text:style-name="P193">«Природа Проклятий» - обмен</text:p>
        </text:list-item>
        <text:list-item>
          <text:p text:style-name="P193">«<text:span text:style-name="T65">Магия для Чайников</text:span>» - обмен</text:p>
        </text:list-item>
        <text:list-item>
          <text:p text:style-name="P193">«Энциклопедия Арканум» - обмен</text:p>
        </text:list-item>
        <text:list-item>
          <text:p text:style-name="P193">«О Гейсах» - обмен</text:p>
        </text:list-item>
        <text:list-item>
          <text:p text:style-name="P193">«<text:span text:style-name="T74">Тайны Тайных Наук</text:span>» - обмен</text:p>
        </text:list-item>
        <text:list-item>
          <text:p text:style-name="P194">«Основы Заклятий» - обмен</text:p>
        </text:list-item>
        <text:list-item>
          <text:p text:style-name="P193"><text:soft-page-break/>«Мамочка, А Что Это Истекает Из Моего Рога? - Введение В Магию Для Маленьких Единорогов» - обмен</text:p>
        </text:list-item>
      </text:list>
      <text:p text:style-name="P15"/>
      <text:h text:style-name="Heading_20_2" text:outline-level="2">Факты об Эквестрии <text:span text:style-name="T1">(согласовать с вики)</text:span></text:h>
      <text:list xml:id="list747834951524179855" text:style-name="L3">
        <text:list-item>
          <text:p text:style-name="P19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9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95">Селестия — переменчивая пони. В одно время не строгая, а в другое может быть такой, что страшно становится</text:p>
        </text:list-item>
        <text:list-item>
          <text:p text:style-name="P19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95">Около 820-ти лет назад будущий маг Лайтнинг Стар поступил на обучение к наставнику Тииспоту</text:p>
        </text:list-item>
        <text:list-item>
          <text:p text:style-name="P19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9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9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95">У Селестии грива и хвост развеваются и переливаются от магического шампуня</text:p>
        </text:list-item>
        <text:list-item>
          <text:p text:style-name="P195">Тело Селестии очень крепкое — может выдержать несколько тонн земли</text:p>
        </text:list-item>
        <text:list-item>
          <text:p text:style-name="P195">Дискорд намного старше принцесс, его магия сильнее ихней на голову</text:p>
        </text:list-item>
        <text:list-item>
          <text:p text:style-name="P195">Луна младше Селестии на 3 года. Сёстрам около 5000 лет. По другим данным, Селестии около 2500 лет <text:span text:style-name="T150">(Обмен)</text:span>.</text:p>
        </text:list-item>
        <text:list-item>
          <text:p text:style-name="P195">Принцессы начали войну с Дискордом в возрасте, когда им было около 700 лет — и продолжалась война почти сто лет</text:p>
        </text:list-item>
        <text:list-item>
          <text:p text:style-name="P195">Самый главный враг сестёр и Дискорда — скука</text:p>
        </text:list-item>
        <text:list-item>
          <text:p text:style-name="P195">В Эквестрии на одного жеребца приходится четыре - пять кобыл</text:p>
        </text:list-item>
        <text:list-item>
          <text:p text:style-name="P19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95">Селестия в первые полторы тысячи лет путешествовала — и заварила несколько войн (две — с Эквестрией, в одной была против Луны)</text:p>
        </text:list-item>
        <text:list-item>
          <text:p text:style-name="P195">Настоящий цвет гривы Селестии — клубнично-розовая. Радужный цвет гривы и хвоста поддерживается магией</text:p>
        </text:list-item>
        <text:list-item>
          <text:p text:style-name="P195">Кроме Дискорда, старше сестёр ещё старейшина драконов</text:p>
        </text:list-item>
        <text:list-item>
          <text:p text:style-name="P195">Кэйденс не прожила и 60-ти лет и является низкорожденной</text:p>
        </text:list-item>
        <text:list-item>
          <text:p text:style-name="P19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95">Народ тихо фигел от нововведений и с ещё большим ожесточением продолжал делать по-своему</text:p>
        </text:list-item>
        <text:list-item>
          <text:p text:style-name="P19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9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95">Когда пони женятся, они обмениваются ножными браслетами</text:p>
        </text:list-item>
        <text:list-item>
          <text:p text:style-name="P195">Светилами, кроме сестёр, могут управлять единороги (группы), Дискорд, Твайлайт и Старсвирл</text:p>
        </text:list-item>
        <text:list-item>
          <text:p text:style-name="P195">Королева Кризалис — правительница Зелёной Долины</text:p>
        </text:list-item>
        <text:list-item>
          <text:p text:style-name="P195">Мать Луны и Селестии — аликорн Лорен. Мать Дискорда — Алиса (пони-человек)</text:p>
        </text:list-item>
        <text:list-item>
          <text:p text:style-name="P19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5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5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59">Искусственный интеллект. Создан Владом и Максом. Разработан для управления корпорациями.</text:p>
      <text:h text:style-name="Heading_20_3" text:outline-level="3">Норф</text:h>
      <text:p text:style-name="P15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5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15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5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5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5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6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6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6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6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6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6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6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67">Единорог. Холост, молод, мечтателен. Живёт в Кантерлоте. В свободное время рисует облака.</text:p>
      <text:h text:style-name="Heading_20_3" text:outline-level="3">Алекс</text:h>
      <text:p text:style-name="P167">Менеджер проектов, над одним из которых (Нексус) работает Макс.</text:p>
      <text:h text:style-name="Heading_20_3" text:outline-level="3">Ростик</text:h>
      <text:p text:style-name="P167">Лидер команды тестировщиков</text:p>
      <text:h text:style-name="Heading_20_3" text:outline-level="3">Стас</text:h>
      <text:p text:style-name="P167">Программист-новичок в команде Макса.</text:p>
      <text:h text:style-name="Heading_20_3" text:outline-level="3"><text:soft-page-break/>Рома</text:h>
      <text:p text:style-name="P167">Программист в команде UI-программистов</text:p>
      <text:h text:style-name="Heading_20_3" text:outline-level="3">Анджела</text:h>
      <text:p text:style-name="P167">Сисадмин. Флиртует с Максом.</text:p>
      <text:p text:style-name="P167"/>
      <text:h text:style-name="Heading_20_2" text:outline-level="2">Положения</text:h>
      <text:p text:style-name="P16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9">В <text:span text:style-name="T1">конце</text:span> каждой главы <text:span text:style-name="T1">(чтобы не спойлерить)</text:span> - рисунок мозаики, отображающий суть главы.</text:p>
      <text:p text:style-name="P39"/>
      <text:h text:style-name="P216" text:outline-level="2">1. Терра</text:h>
      <text:p text:style-name="P38">музыка - кондовая электронная, холодная и отчаянная (Electronics “Disappointed”)</text:p>
      <text:p text:style-name="P169">&lt;Добавить угрозу ядерной войны&gt;</text:p>
      <text:p text:style-name="P11">***</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15">Я прислонился к стойке с коньяком и закрыл глаза.</text:p>
      <text:p text:style-name="P17">Блядь, как хочется послать его нахуй.</text:p>
      <text:p text:style-name="P1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15">Алекс тараторил без умолку, <text:span text:style-name="T40">и я понял, что он близок к срыву</text:span>. </text:p>
      <text:p text:style-name="P1">Я <text:span text:style-name="T1">поставил бутылку</text:span> в тележку и направился к выходу.</text:p>
      <text:p text:style-name="P15">– Я даже не смогу зайти в офис. Я выкинул пропуск в унитаз.</text:p>
      <text:p text:style-name="P18">– Макс, не беспокойся, охрана уже в курсе. Тебе выдадут временный.</text:p>
      <text:p text:style-name="P1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6"><text:note text:id="ftn1" text:note-class="footnote"><text:note-citation>1</text:note-citation><text:note-body><text:p text:style-name="P1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81">Team lead — г<text:span text:style-name="T1">лавный программист команды, работающей над проектом</text:span></text:p></text:note-body></text:note> проекта ушёл в запой, семь лет работы в жопу?</text:p>
      <text:p text:style-name="P17">Блядь!</text:p>
      <text:p text:style-name="P15">– Ладно, <text:span text:style-name="T17">уболтал</text:span>. Загляну на огонёк. Но ничего не обещаю. Честно говоря, мне плевать.</text:p>
      <text:p text:style-name="P15">Треск помех не смог скрыть выдох на той стороне трубки.</text:p>
      <text:p text:style-name="P15">– Спасибо, Макс. Я знал, что на тебя можно рассчитывать. Оплата, как договорились.</text:p>
      <text:p text:style-name="P33"><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11">***</text:p>
      <text:p text:style-name="P4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9">В уголке <text:span text:style-name="T17">RnD-</text:span><text:span text:style-name="T1">зоны</text:span><text:span text:style-name="T1"><text:note text:id="ftn3" text:note-class="footnote"><text:note-citation>3</text:note-citation><text:note-body><text:p text:style-name="P1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49">Я повесил куртку на спинку кресла и включил комп.</text:p>
      <text:p text:style-name="P4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9">Я запустил административную консоль и ввёл <text:span text:style-name="T1">логин и пароль</text:span>. Голосовой модуль у нас ещё не отлажен, обойдёмся текстом.</text:p>
      <text:p text:style-name="P26"/>
      <text:p text:style-name="P131"><text:span text:style-name="T17">&gt;\</text:span>Привет, Нексус. Это Макс.</text:p>
      <text:p text:style-name="P131"><text:span text:style-name="T17">&lt;\</text:span>Привет Макс. <text:span text:style-name="T1">Рад тебя видеть. Где ты отсутствовал три дня?</text:span></text:p>
      <text:p text:style-name="P131"><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36"/>
      <text:p text:style-name="P49">Так, что тут у нас? По логам видно, что <text:s/>три последних запроса вызвали сбои в работе кластера и заставили перегрузиться один из хостов.</text:p>
      <text:p text:style-name="P49">Введём-ка парочку <text:span text:style-name="T1">простейших</text:span> вопросов <text:span text:style-name="T1">для разминки</text:span>.</text:p>
      <text:p text:style-name="P49"/>
      <text:p text:style-name="P131"><text:span text:style-name="T17">&gt;\</text:span>Как называется наш проект?</text:p>
      <text:p text:style-name="P131"><text:span text:style-name="T17">&lt;\</text:span>Дайсон.</text:p>
      <text:p text:style-name="P131"><text:span text:style-name="T17">&gt;\</text:span>Сколько тебе лет?</text:p>
      <text:p text:style-name="P131"><text:soft-page-break/><text:span text:style-name="T17">&lt;\</text:span>Два года с начала запуска кластера.</text:p>
      <text:p text:style-name="P131"><text:span text:style-name="T17">&gt;\</text:span>Какой сейчас год?</text:p>
      <text:p text:style-name="P131"><text:span text:style-name="T17">&gt;\</text:span>202<text:span text:style-name="T1">6</text:span>-й.</text:p>
      <text:p text:style-name="P37"/>
      <text:p text:style-name="P49">Так, на закрытые словарные вопросы ответы есть <text:span text:style-name="T1">—</text:span> значит, речевой транслятор и база знаний в порядке.</text:p>
      <text:p text:style-name="P49">Проверим бизнес-логику на тестовой задачке.</text:p>
      <text:p text:style-name="P48"/>
      <text:p text:style-name="P131"><text:span text:style-name="T17">&gt;\</text:span>Нексус, отключи память <text:span text:style-name="T1">заданий</text:span> за последнюю неделю.</text:p>
      <text:p text:style-name="P131"><text:span text:style-name="T17">&lt;\</text:span>Выполнено.</text:p>
      <text:p text:style-name="P131"><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31"><text:span text:style-name="T17">&lt;\</text:span><text:span text:style-name="T1">Тебя понял. Читаю задачу...</text:span></text:p>
      <text:p text:style-name="P13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32">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132">Ограничени<text:span text:style-name="T1">е 2: решение должно находиться в правовых рамках уголовного и административного кодекса.</text:span></text:p>
      <text:p text:style-name="P132">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32"><text:span text:style-name="T17">&lt;\</text:span><text:span text:style-name="T1">Выполняю задачу</text:span>...</text:p>
      <text:p text:style-name="P132"><text:span text:style-name="T17">&lt;\</text:span>...</text:p>
      <text:p text:style-name="P132"><text:span text:style-name="T17">&lt;\</text:span>Решение:</text:p>
      <text:p text:style-name="P132"><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32"><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22">Подробный план действий по дням приведен в файле «Война корпораций_A_06.09.2026_23<text:span text:style-name="T17">:47.bmf»</text:span></text:p>
      <text:p text:style-name="P36"/>
      <text:p text:style-name="P45">&lt;<text:span text:style-name="T1">как-то говённо. Улучшить</text:span>&gt;</text:p>
      <text:p text:style-name="P49">Хм, не понял? Ч<text:span text:style-name="T1">ё</text:span> за хрень?</text:p>
      <text:p text:style-name="P49"/>
      <text:p text:style-name="P131"><text:span text:style-name="T17">&gt;</text:span>\Нексус, почему ты используешь жёсткие настройки <text:span text:style-name="T1">для решения задачи</text:span>?</text:p>
      <text:p text:style-name="P131"><text:span text:style-name="T17">&lt;\</text:span>Настройки правильные, <text:span text:style-name="T1">Макс</text:span>.</text:p>
      <text:p text:style-name="P37"/>
      <text:p text:style-name="P49">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49"><text:span text:style-name="T1">Ч</text:span>то у нас с аналитикой?</text:p>
      <text:p text:style-name="P26"/>
      <text:p text:style-name="P131"><text:span text:style-name="T17">&gt;</text:span>\Нексус, <text:span text:style-name="T1">в неком городе живёт брадобрей, который бреет всех людей, которые не бреются сами. Вопрос: кто бреет брадобрея</text:span>?</text:p>
      <text:p text:style-name="P37"/>
      <text:p text:style-name="P49">Вместо ответа Нексус выплюнул в консоль длинную строку букв и служебных символов, среди которых бросилась в глаза строка “<text:span text:style-name="T51">incompartible interface Analytics v.0.93 beta</text:span>”</text:p>
      <text:p text:style-name="P49">Ага, уже теплее.</text:p>
      <text:p text:style-name="P49"/>
      <text:p text:style-name="P131"><text:span text:style-name="T17">&gt;</text:span>\Нексус, выдай <text:span text:style-name="T1">краткую </text:span>диагностику модулей <text:span text:style-name="T1">аналитики</text:span></text:p>
      <text:p text:style-name="P49"/>
      <text:p text:style-name="P49">Йо! </text:p>
      <text:p text:style-name="P49">Видеокамеры молча наблюдают за поднятым вверх <text:span text:style-name="T1">большим пальцем</text:span>.</text:p>
      <text:p text:style-name="P49">Всё понятно. Версия аналитического модуля устарела и стала несовместимой с последним релизом кибермозга. </text:p>
      <text:p text:style-name="P49">Набираю номер прожект-мэнеджера.</text:p>
      <text:p text:style-name="P49"><text:span text:style-name="T1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9"><text:span text:style-name="T17">– </text:span>Окей. Спасибо, Макс. <text:span text:style-name="T1">Выручил.</text:span></text:p>
      <text:p text:style-name="P4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9">– Но эти установки работают не в тестовом кластере, а на продакшене.</text:p>
      <text:p text:style-name="P19">– Забей, это не наше дело.</text:p>
      <text:p text:style-name="P49"><text:span text:style-name="T1">– </text:span>Ааа, понятно. Ну ладно, у меня всё. <text:span text:style-name="T1">Отбой</text:span>!</text:p>
      <text:p text:style-name="P50"><text:span text:style-name="T1">– Отбой</text:span>. <text:span text:style-name="T1">Ещё раз спасибо, что помог. Жаль, что ты ушёл</text:span><text:span text:style-name="T17">.</text:span></text:p>
      <text:p text:style-name="P144">Гудки.</text:p>
      <text:p text:style-name="P49"><text:soft-page-break/><text:span text:style-name="T1">У</text:span>ходя попрощался с охранником, <text:span text:style-name="T1">увлечённо исследующим тему педофилии</text:span>.</text:p>
      <text:p text:style-name="P49">Всё, свободен. Хотя <text:s/><text:span text:style-name="T1">воскресенье</text:span> уже испорчен<text:span text:style-name="T1">о</text:span>.</text:p>
      <text:p text:style-name="P49"/>
      <text:p text:style-name="P170">***</text:p>
      <text:p text:style-name="P170"/>
      <text:p text:style-name="P15">На улице моросил дождь. Я шарил по карманам в поисках ключей от машины, когда в плечо похлопали.</text:p>
      <text:p text:style-name="P15">Я обернулся. За спиной подслеповато осклабился бородатый зачуханый мужик в рваных джинсах и свитере.</text:p>
      <text:p text:style-name="P15">– Слышь, браток, дай на опохмел? Мочи нет, в глотке пересохло. Спать не могу, глюки всякие снятся.</text:p>
      <text:p text:style-name="P15">От нечего делать, пока роюсь в карманах, спросил:</text:p>
      <text:p text:style-name="P15">– И что же за глюки тебе снятся, мужик?</text:p>
      <text:p text:style-name="P1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15">Я хотел было ответить, что лечиться опохмелом от белой горячки — плохая идея, но тут на меня накатило.</text:p>
      <text:p text:style-name="P1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15">– Так чего, дашь на успокоение нервов? Не жлобись, мужик, будь другом? – повторный оклик нищего вернул меня к реальности.</text:p>
      <text:p text:style-name="P1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15">– На. – я протянул ему кулёк с Бакарди.</text:p>
      <text:p text:style-name="P15">– О, – обрадовался мужик. – Ромчик! То, что надо! Спасибо, бро!</text:p>
      <text:p text:style-name="P15">Бродяга пошлёпал в дождь.</text:p>
      <text:p text:style-name="P15">Я смотрел ему вслед, пытаясь вспомнить детали образа, на мгновение проступившего во тьме.</text:p>
      <text:p text:style-name="P20"/>
      <text:p text:style-name="P20">***</text:p>
      <text:p text:style-name="P2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81">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1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1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1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15">– Гули-гули-гули!</text:p>
      <text:p text:style-name="P1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4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15">Сосущее чувство усилилось.</text:p>
      <text:p text:style-name="P1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11">***</text:p>
      <text:p text:style-name="P11"/>
      <text:p text:style-name="P1">Грохот улицы не достигал крыши 34-хэтажного корпуса <text:span text:style-name="T4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1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3"><text:span text:style-name="T1">Блядь</text:span>, что за мысли пошли!</text:p>
      <text:p text:style-name="P1">Я вспомнил Влада, <text:span text:style-name="T17">&lt;</text:span><text:span text:style-name="T41">месяц</text:span><text:span text:style-name="T17">&gt;</text:span> назад прыгнувшего с крыши <text:span text:style-name="T1">своей</text:span> многоэтажки.</text:p>
      <text:p text:style-name="P33">Нет, это не для меня. Я сюда пришёл подышать воздухом. И только.</text:p>
      <text:p text:style-name="P1">Влад тогда совершил глупость, большую глупость. Я ему давно го<text:span text:style-name="T65">ворил </text:span><text:span text:style-name="T2">—</text:span><text:span text:style-name="T6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5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5">А у нас получается... </text:span><text:span text:style-name="T2">–</text:span><text:span text:style-name="T6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81">AI <text:span text:style-name="T2">– </text:span><text:span text:style-name="T6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8">Картинка дёрнулась и поплыла, звёзды опять стали вращаться.</text:span> </text:p>
      <text:p text:style-name="P1">Теряю сознание, что ли? Надо отойти от перил. Надо...</text:p>
      <text:p text:style-name="P3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7">2. </text:span>Дом, любимый дом</text:h>
      <text:p text:style-name="P134">Музыка быстрая, тревожная, надорваная и печальная (Pet Shop Boys “So Hard” ?)</text:p>
      <text:p text:style-name="P40"/>
      <text:p text:style-name="P16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42"/>
      <text:p text:style-name="P4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40"/>
      <text:p text:style-name="P4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9">Единорог поднял голову.</text:p>
      <text:p text:style-name="P49"><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5">, </text:span><text:span text:style-name="T2">а от валиума таких глюков у меня ни разу не было</text:span><text:span text:style-name="T6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5">– Сколько же в тебе… боли <text:span text:style-name="T4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7">облака.&lt;</text:span><text:span text:style-name="T41">Описание получше. Подземелье</text:span><text:span text:style-name="T17">&gt; Воздух вокруг был буквально наэлектризован некой силой. Чувствовалось напряжение огромных </text:span><text:soft-page-break/><text:span text:style-name="T17">масштабов, как если бы стоял внутри трансформаторной будки.</text:span></text:p>
      <text:p text:style-name="P1"><text:span text:style-name="T1">–</text:span> Так это и есть наш <text:span text:style-name="T60">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15">Я даже начал было смотреть серии по собственной инициативе, но после самоубийства Влада не смог к ним вернуться.</text:p>
      <text:p text:style-name="P51"><text:span text:style-name="T1">–</text:span> Такая <text:span text:style-name="T3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5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15">&lt;<text:span text:style-name="T6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5">– Сестрица, не позорься! – шикнула на Селестию тёмная аликорница. – Не выдавай желаемое за действительное хотя бы при посторонних.</text:p>
      <text:p text:style-name="P1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41">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15">– Что происходит? Как я тут очутился вообще?</text:p>
      <text:p text:style-name="P1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15">Дискорд нахмурился и бросил в сторону, ковыряясь когтем в зубе.</text:p>
      <text:p text:style-name="P1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15">– <text:s/>А что, в Винг-Поинте вас не учили, что оставлять пост без приказа <text:s/>— недопустимо? – отпустил он уже пегасу.</text:p>
      <text:p text:style-name="P1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1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1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1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1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15">– На себя посмотри! – огрызнулся Дискорд. – Призвала какую-то полудохлую обезьяну вместо с<text:span text:style-name="T52">верх</text:span>…</text:p>
      <text:p text:style-name="P15">Тут м<text:span text:style-name="T17">еня, </text:span>наконец,<text:span text:style-name="T17"> стошнило. Буквально вывернуло наизнанку: из носа текло, в глазах стояли слёзы. </text:span></text:p>
      <text:p text:style-name="P15"><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8">Jack of Hearts</text:span><text:span text:style-name="T68"><text:note text:id="ftn7" text:note-class="footnote"><text:note-citation>7</text:note-citation><text:note-body><text:p text:style-name="Footnote"><text:bookmark text:name="result_box1"/><text:span text:style-name="T68">Jack of Hearts</text:span> <text:span text:style-name="T1">– Червовый валет (фр.)</text:span></text:p></text:note-body></text:note></text:span><text:span text:style-name="T6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15"><text:soft-page-break/>Я разогнулся и выпустил шею аликорницы. Она перевела <text:s/>взгляд на меня. Потом — на своё копыто, краешек которого оказался запачкан.</text:p>
      <text:p text:style-name="P23">Я смутился и потянулся за платком.</text:p>
      <text:p text:style-name="P23">– Я это… Извиняюсь. Сейчас вытру.</text:p>
      <text:p text:style-name="P15"><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2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2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1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15">– Ты почему отстал? – крикнула она. – Некогда прохлаждаться!</text:p>
      <text:p text:style-name="P1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1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1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1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97">подобно перегорающей лампочке,</text:span> мерцал слабый жёлтый ореол.</text:p>
      <text:p text:style-name="P15"><text:soft-page-break/>– Какого хера? Прекрати немедленно! Бля...</text:p>
      <text:p text:style-name="P15">Аликорница пропустила мои протесты мимо ушей. Мы приближались к концу галереи, когда из конца, где я только что отдыхал, показался стебель.</text:p>
      <text:p text:style-name="P1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1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1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1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1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15">Я оглянулся вперёд и увидел ещё один зелёный «рукав», выползающий из бокового прохода, как паста из тюбика.</text:p>
      <text:p text:style-name="P15">Бац!</text:p>
      <text:p text:style-name="P15">– Ай!</text:p>
      <text:p text:style-name="P1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15">Увидев, что назад пути нет, аликорница крутанулась обратно.</text:p>
      <text:p text:style-name="P15">Бац!</text:p>
      <text:p text:style-name="P15">– Ай! Твою ж... Твоё высочество, блин!!!</text:p>
      <text:p text:style-name="P15">Селестия выпрямилась в струнку.</text:p>
      <text:p text:style-name="P15">– Закрой глаза! – скомандовала аликорница.</text:p>
      <text:p text:style-name="P1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15">Открыв глаза, я увидел вместо коридора дыщащую жаром раскалённых <text:span text:style-name="T5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1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1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1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1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15">Но оставить аликорницу здесь? Я оглянулся на неё.</text:p>
      <text:p text:style-name="P1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15">Нет, не могу. Блин, лучше уж пусть меня сожрёт с ней заодно это шелестящее говно, чем оставить её тут одну.</text:p>
      <text:p text:style-name="P15">Я присел рядом с ней и положил её голову к себе на колени.</text:p>
      <text:p text:style-name="P15">– Эй!!! – крикнул я ей в ухо. – Вставай! Ты должна встать!</text:p>
      <text:p text:style-name="P15">Я дунул ей в морду и потрепал рукой по чёлке, задев при этом рог.</text:p>
      <text:p text:style-name="P15">Медленно-медленно <text:s/>Селестия раскрыла один глаз. Её ноги дёрнулись и поджались к телу.</text:p>
      <text:p text:style-name="P15">– Вставай, лошадь рогатая!!! Некогда прохлаждаться! Нам сейчас жопа наступит, если не встанешь!</text:p>
      <text:p text:style-name="P15">Глаз так же медленно закрылся.</text:p>
      <text:p text:style-name="P15">Я зарычал от бессилия. Шуршание раздавался совсем близко.</text:p>
      <text:p text:style-name="P1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1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15">Ну, всё, можно вставлять в глаза монетки. Хороший бутерброд получился для глистоплюща!</text:p>
      <text:p text:style-name="P15"><text:span text:style-name="T5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15">– Давай, родная, давай! Вставай, я помогу тебе. Совсем немного осталось...</text:p>
      <text:p text:style-name="P1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15">– Вот они!!!</text:p>
      <text:p text:style-name="P1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1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1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1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1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1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82">Спи, сестра моя родная,<text:line-break/>Спи. Усни.<text:line-break/>Крыльями тебя укрою,<text:line-break/>Спи. Усни.</text:p><text:p text:style-name="P182"><text:tab/>В чаще тёмной волки воют,<text:line-break/>Спи. Усни.</text:p><text:p text:style-name="P182"><text:tab/>В мрачном замке духи ноют,<text:line-break/>Спи. Усни.</text:p><text:p text:style-name="P182"><text:tab/>Сказки вечность нам читает,<text:line-break/>Спи. Усни.<text:line-break/>День осенний угасает,<text:line-break/>Спи. Усни.<text:line-break/>Помни только в сне глубоком,</text:p><text:p text:style-name="P18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1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1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15">Ну, блин, пронесло! Не думаю, что эта дрянь умеет летать. Я облегчённо выдохнул.</text:p>
      <text:p text:style-name="P1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1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1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1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4">Макс побывает в этих развалинах и найдёт там выдолбленную на камне надпись: «Здесь был В...»</text:span>&gt;</text:p>
      <text:p text:style-name="P15">– <text:s/>Почему ты называешь замок домом?</text:p>
      <text:p text:style-name="P1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1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15">– А почему вы выбрали такое необычное место для замка? Остров посреди болота мне не кажется подходящим местом для королевской резиденции.</text:p>
      <text:p text:style-name="P15">– Раньше тут не было болота. Глубокий овраг окружал Дом с трёх сторон. С четвёртой его защищала скала. Болото появилось совсем недавно.</text:p>
      <text:p text:style-name="P15">– Точно недавно?</text:p>
      <text:p text:style-name="P15">– Почему ты спрашиваешь Нас?</text:p>
      <text:p text:style-name="P23">Я указал на пятно ряби на воде, быстро догоняющее тень от колесницы.</text:p>
      <text:p text:style-name="P15">– Потому что в нём успела завестись рыба. Причём, судя по всему, достаточно крупная.</text:p>
      <text:p text:style-name="P15">Луна проследила взглядом направление и внезапно вскочила на ноги.</text:p>
      <text:p text:style-name="P15">– Набирай высоту! Они настигают нас! – крикнула она Дискорду. Тот обернулся и, увидев пятно на воде, помотал головой.</text:p>
      <text:p text:style-name="P1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1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15">– Вправо! – заорал Дискорд, рванув жезл вправо.</text:p>
      <text:p text:style-name="P1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1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15">– Присмотри за ней. – обратилась она ко мне, кивнув на спящую сестру. Мне показалось, или в её <text:span text:style-name="T4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4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41">Резко</text:span><text:span text:style-name="T1"> запахло озоном. </text:span></text:p>
      <text:p text:style-name="P1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1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1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15">Она что-то спросила меня, но я не услышал ни звука.</text:p>
      <text:p text:style-name="P15">– Что?! Говори громче, я ничего не слышу.</text:p>
      <text:p text:style-name="P15">– Где Дискорд? – повторила она <text:span text:style-name="T40">надреснутым голосом</text:span>.</text:p>
      <text:p text:style-name="P1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15">Что-то схватило меня за шиворот и потащило назад.</text:p>
      <text:p text:style-name="P1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15">Пегасы тем временем упорно молотили крыльями, пытаясь прорваться к близкому берегу.</text:p>
      <text:p text:style-name="P1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15">Тройка скакунов молча ускорилась, а их попавшийся собрат бился в объятиях лозы как мотылёк в паутине.</text:p>
      <text:p text:style-name="P15">Луна застыла, глядя немигающими глазами на пегаса. Потом она, не разжимая зубов, издала нечто, похожее одновременно на тонкий вой и ржание.</text:p>
      <text:p text:style-name="P1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15">Одновременно раздался громкий треск откуда-то сзади, и пол платформы выровнялся</text:p>
      <text:p text:style-name="P15">– Кимеринн!!! <text:s/>– <text:s/>закричала Луна, выплюнув воротник моей куртки.</text:p>
      <text:p text:style-name="P1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15">Луна, сложив крылья, прыгнула головой вниз с платформы.</text:p>
      <text:p text:style-name="P1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15">Мы уже летели над берегом, когда она молча опустилась на платформу и забилась в угол<text:span text:style-name="T52">, опустив голову на пол.</text:span></text:p>
      <text:p text:style-name="P15">Некоторое время мы летели молча. Потом из-под платформы послышался шорох и возня. Я лёг на пол и заглянул под платформу.</text:p>
      <text:p text:style-name="P15"><text:soft-page-break/>Дискорд, ухватившись <text:span text:style-name="T5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15">Я ухватился за протянутую им лапу, а подошедшая Луна вцепилась зубами в его загривок и — оп-па! — мы таки втащили его на колесницу.</text:p>
      <text:p text:style-name="P15"><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15"><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1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1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15"><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15"><text:span text:style-name="T17">–</text:span> ТЫ!!! ТЫ!..</text:p>
      <text:p text:style-name="P15"><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lt;<text:span text:style-name="T4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1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15">Дальнейший путь мы провели в молчании.</text:p>
      <text:p text:style-name="P30"/>
      <text:h text:style-name="Heading_20_2" text:outline-level="2"><text:span text:style-name="T17">3. </text:span>Кантерлот</text:h>
      <text:p text:style-name="P135">Музыка медленная, фэнтезийная, средневековая, изысканая, дворцовая (стиль Dire Straits “Coyote”)</text:p>
      <text:p text:style-name="P33">Глава IV. Пределы магии</text:p>
      <text:p text:style-name="P29"/>
      <text:p text:style-name="P33">Вашему покорному слуге известны четыре предела магии: </text:p>
      <text:list xml:id="list5312280884026341604" text:style-name="L4">
        <text:list-item>
          <text:p text:style-name="P19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9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9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9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80"><text:s/>Сколько страниц сегодня нахреначили?</text:p><text:p text:style-name="P181">– <text:span text:style-name="T1">Восемь, учитель!</text:span></text:p><text:p text:style-name="P181">– Отлично. Надиктую ещё две и сбегаешь за кофе.</text:p></text:note-body></text:note></text:span></text:p>
        </text:list-item>
      </text:list>
      <text:p text:style-name="P17"/>
      <text:p text:style-name="P21">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1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33">Дискорд исчез. Последний раз драконикуса видели, когда он на своей маленькой и юркой колеснице удалялся в сторону Жеребячьих<text:span text:style-name="T40"> </text:span>гор.</text:p>
      <text:p text:style-name="P1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33">Я потянулся. Хватит на сегодня чтения. Настало время ежедневной прогулки по городу. Тем более, что у меня есть деньги.</text:p>
      <text:p text:style-name="P1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33">Так что даже на ремонт одежды и покупку необходимых в повседневной жизни мелочей у меня финансов не было. До недавнего времени. </text:p>
      <text:p text:style-name="P1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2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33"><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133"><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27">В погоне за ней я чуть не открыл лбом дубовые ворота — серебряшка прокатилась прямо под ними.</text:p>
      <text:p text:style-name="P2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21">Я приоткрыл створку.</text:p>
      <text:p text:style-name="P2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7">– Макс. – <text:s/>отрекомендовался я. – <text:s/>Человек.</text:p>
      <text:p text:style-name="P2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21">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7">– К сожалению, не слышал. Я тут недавно.</text:p>
      <text:p text:style-name="P2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7">– Я вижу вас. – честно признался я.</text:p>
      <text:p text:style-name="P2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7">– Вы говорили, что королевские кареты делали три мастерских…</text:p>
      <text:p text:style-name="P2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7"><text:soft-page-break/>Норф строго посмотрел на меня поверх очков.</text:p>
      <text:p text:style-name="P2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7">Единорог с силой крутанул колесо. Оно беззвучно завертелось, превратившись в серый размытый диск.</text:p>
      <text:p text:style-name="P2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7">Норф пошёл к сараю, стоявшему у задней стены дворика. На полпути он обернулся.</text:p>
      <text:p text:style-name="P27">– Не могли бы вы помочь мне вон с тем домкратом? А то склероз замучал, а бегать туда-сюда уже малость трудновато.</text:p>
      <text:p text:style-name="P27">Распахнув ветхие ворота сарайчика, он картинно вскинул копыто.</text:p>
      <text:p text:style-name="P27">– “Королева Лорен ”! Встречайте!</text:p>
      <text:p text:style-name="P2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27">Старик клюнул носом и встрепенулся. Потом он огляделся и заговорщицки подмигнул мне.</text:p>
      <text:p text:style-name="P27">– Разумеется, я чётко следую королевскому указу уничтожать все испорченные и бракованные <text:span text:style-name="T52">парящие платформы.</text:span> Но дворцовым бюрократам необязательно ж знать, КАК я их уничтожаю, хе-хе! Некоторые из <text:span text:style-name="T52">платформ </text:span>уничтожаются путём <text:span text:style-name="T1">усиленного</text:span> износа, будучи частью экспериментальных колесниц! “Лорен” я сделал на базе <text:span text:style-name="T5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52"> И никто ж не догадывался, что она может летать! Её Высочество, разумеется, догадывались, но только тихо посмеивались в крыло.</text:span></text:p>
      <text:p text:style-name="P27">Норф любовно погладил обтекатель кареты и стал подымать её на домкрате.</text:p>
      <text:p text:style-name="P2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7">Норф снял заднее колесо и покатил его под навес. Я закрыл охромевшую “Королеву Лорен” в гараже и последовал за ним.&lt;<text:span text:style-name="T3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7">– А вы, как я вижу, королевский гость? – Норф кивнул на ворот рубашки с закрепённой клипсой-пропуском. – Могу я вас попросить об одном одолжении?</text:p>
      <text:p text:style-name="P27">– Да пожалуйста!</text:p>
      <text:p text:style-name="P27">– Подождите минутку, я сейчас.</text:p>
      <text:p text:style-name="P27">Норф закончил монтаж колеса и скрылся в небольшом домике в глубине двора.</text:p>
      <text:p text:style-name="P2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27">Я торопливо отошёл к воротам. Норф как раз вышел из дома с маленькой деревянной коробочкой красного цвета.</text:p>
      <text:p text:style-name="P2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7">– Не забуду. – пообещал я.</text:p>
      <text:p text:style-name="P27"/>
      <text:h text:style-name="Heading_20_2" text:outline-level="2"><text:span text:style-name="T17">4. </text:span>Библиотека</text:h>
      <text:p text:style-name="P28">&lt;<text:span text:style-name="T69">Mike Oldfield – Tres Lunas ”To Be Free” (Radio Edit)</text:span>&gt;</text:p>
      <text:p text:style-name="P33">Глава VI. Основы</text:p>
      <text:p text:style-name="P33"/>
      <text:p text:style-name="P3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52">прервавшая связь между мною и демоном</text:span>, спасла моё бренное тело для дальнейших магических изысканий.</text:p>
      <text:p text:style-name="P3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3">Возьмём, <text:s/>примеру, заклинание начального предела: “Ярету пхонг руул квами”, <text:span text:style-name="T1">—</text:span> что означает: “<text:span text:style-name="T40">Разогнать силу и оборотить против себя</text:span>”.</text:p>
      <text:p text:style-name="P1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35"/>
      <text:p text:style-name="P51">На трактат упала тень.</text:p>
      <text:p text:style-name="P52">– Эй, нельзя ли не заслонять …</text:p>
      <text:p text:style-name="P52">Я поперхнулся словом, упёршись носом в покрытую белой шерстью грудь. Селестия оступила, извиняясь.</text:p>
      <text:p text:style-name="P52">– Извини за беспокойство. Просто стало интересно, что ты так увлечённо читаешь? Стража докладывала, что ты днюешь и ночуешь в библиотеке.</text:p>
      <text:p text:style-name="P51"><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52">– Эээ…</text:p>
      <text:p text:style-name="P5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2">Она потянулась за спину, сжала зубами зажим, и, после негромкого щелчка, экзоскелет “разошёлся” в стороны.</text:p>
      <text:p text:style-name="P52">– Вот, так лучше. – улыбнулась она, вышагивая из него. – Доктор Плантаго Майор был уверен, что я не дотянусь до замка.</text:p>
      <text:p text:style-name="P52">– Насколько я знаю, тебе было прописано два месяца постельного режима. Сейчас и недели не прошло...</text:p>
      <text:p text:style-name="P52">– Не волнуйся, аликорны куда крепче единорогов, по стандартам которых меня лечат.</text:p>
      <text:p text:style-name="P5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1">Она, почувствовав мой взгляд, подняла нос <text:span text:style-name="T1">из</text:span> книги и <text:s/>посмотрела на меня, насторожив уши.</text:p>
      <text:p text:style-name="P51"><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4">– А по-моему, ты не…</text:p>
      <text:p text:style-name="P51"><text:span text:style-name="T18">– Так, я попрошу! – перебила меня венценосная кобыла. – Давай, ты не будешь лезть в мои дела, а я не буду</text:span><text:span text:style-name="T4">… эээ… ммм…</text:span></text:p>
      <text:p text:style-name="P54">– Не будешь что?</text:p>
      <text:p text:style-name="P71">Селестия нахмурилась и приняла грозный вид.</text:p>
      <text:p text:style-name="P71"><text:span text:style-name="T17">– </text:span>Не забывай, человек, я — могущественный маг и правитель Эквестрии. Ко мне нужно относиться с должным уважением!</text:p>
      <text:p text:style-name="P71"><text:span text:style-name="T17">– </text:span>А то что? Превратишь в жабу? Сошлёшь на Луну? Убьёшь нахер?</text:p>
      <text:p text:style-name="P71">Аликорница сникла. Уши её опустились.</text:p>
      <text:p text:style-name="P71"><text:span text:style-name="T17">– </text:span>Макс, не надо... Ты же знаешь, я этого не сделаю.</text:p>
      <text:p text:style-name="P71"><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71">Селестия приложила копыто ко лбу и издала протяжный стон.</text:p>
      <text:p text:style-name="P54">– О, небо! Я забыла распорядиться насчёт тебя! Какая же я тупая! Макс, извини, пожалуйста!</text:p>
      <text:p text:style-name="P71"><text:span text:style-name="T1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7">.</text:span></text:p>
      <text:p text:style-name="P71"><text:span text:style-name="T17">Аликорница уселась н</text:span>а пол <text:span text:style-name="T17">и прижала копыто к груди.</text:span></text:p>
      <text:p text:style-name="P54">– Да будет так! Сим заявляю, что отныне и впредь буду общаться с тобой на равных, человек Макс. Слово Селестии!</text:p>
      <text:p text:style-name="P71"><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71"><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71"><text:span text:style-name="T17">– </text:span>Вот, читай отсюда. <text:span text:style-name="T17">– а</text:span>ликорница подчеркнула абзац копытом.</text:p>
      <text:p text:style-name="P71"><text:soft-page-break/></text:p>
      <text:p text:style-name="P85">***</text:p>
      <text:p text:style-name="P85"/>
      <text:p text:style-name="P10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10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109">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109">Но величайшая справедливость юниверсума заключается в том, что не существует безвыходных положений. Всегда есть надежда.</text:p>
      <text:p text:style-name="P10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109">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71"/>
      <text:p text:style-name="P71">&lt;<text:span text:style-name="T40">Селестии не удастся привлечь Макса на сторону Эквестри даже с помощью 34 — это удастся Дэш</text:span>&gt;</text:p>
      <text:p text:style-name="P71">В ухе стало щекотно от тёплого дуновения.</text:p>
      <text:p text:style-name="P54">– Теперь ты понимаешь, почему мы не ожидали увидеть тебя? Мы, вообще-то, вызывали сверхаликорна…</text:p>
      <text:p text:style-name="P54">Я повернулся к Селестии.</text:p>
      <text:p text:style-name="P5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4">Аликорница отвернулась.</text:p>
      <text:p text:style-name="P54">– Это очень чувствительная тема. – сказала она после недолгой заминки. – <text:s/>Постыдная для нас.</text:p>
      <text:p text:style-name="P54">– Какая тема?</text:p>
      <text:p text:style-name="P54">Селестия повернулась, но старалась избегать меня взглядом.</text:p>
      <text:p text:style-name="P54">– Магия.</text:p>
      <text:p text:style-name="P54">– Что?</text:p>
      <text:p text:style-name="P5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4">Я посмотрел на аликорницу. Та старательно делала вид, что интересуется состоянием лака на копыте.</text:p>
      <text:p text:style-name="P54">– То есть, вы почувствовали ослабление своих магических способностей, и решили, что миру <text:soft-page-break/>приходит конец?</text:p>
      <text:p text:style-name="P5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4">– Ээээ… ммм… А вы пробовали обратиться к врачу? – начал я как можно мягче.</text:p>
      <text:p text:style-name="P54">БАЦ!</text:p>
      <text:p text:style-name="P54">Копыто, которое Селестия только что исследовала внимательнейшим образом, с силой впечаталось в пол, <text:span text:style-name="T91">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4">– Это бесполезно… Он не верит мне. У меня нет времени его переубедить.</text:p>
      <text:p text:style-name="P54">Потом она обратилась ко мне.</text:p>
      <text:p text:style-name="P54">– <text:s/>Извини. Сорвалась. Мне очень стыдно. Последнее время всё идёт наперекосяк, совсем не так, как мы планировали.</text:p>
      <text:p text:style-name="P5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7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71"/>
      <text:p text:style-name="P7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7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7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71">Я снял её копыто со своего плеча и осторожно поставил на пол.</text:p>
      <text:p text:style-name="P54"><text:span text:style-name="T1">– Зачем? </text:span>– спросил я. – Что это за театр, твоё… Ваше Высочество? Во-первых, я не давал своё согласие на чтение моих мыслей. Во-вторых…</text:p>
      <text:p text:style-name="P54"><text:soft-page-break/>Я присел на корточки, раздвинул гриву и снизу вверх заглянул в морду аликорнице.</text:p>
      <text:p text:style-name="P7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7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7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71">Я протянул руку, вытер ей слёзы и погладил по шее.</text:p>
      <text:p text:style-name="P71">– Не плачь. Я не отказываюсь. Хотя, скорее всего, Стар Свирл что-то напутал в заклинании, потому что я человек, а не сверхаликорн.</text:p>
      <text:p text:style-name="P7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71">Селестия успокоилась и смущённо потёрлась носом мне о плечо.</text:p>
      <text:p text:style-name="P71">– <text:s/>И я не читала твои мысли. У тебя на лице и так всё написано — ты не умеешь скрывать эмоции.</text:p>
      <text:p text:style-name="P71">Наружная дверь заскрипела, после чего коридор наполнился топотом множества копыт и шумом голосов.</text:p>
      <text:p text:style-name="P54">Аликорница <text:span text:style-name="T1">прислушалась, </text:span>всполошилась и стала носиться по читальному залу с загнанным видом.</text:p>
      <text:p text:style-name="P54">– <text:s/>Кентаврячьи яйца! Они нашли меня!</text:p>
      <text:p text:style-name="P5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4">– <text:s/>Ты! Чего! Делаешь! Твоё, <text:span text:style-name="T1">блин,</text:span> высочество!!! – <text:s/>я едва уберёг <text:span text:style-name="T1">своё </text:span>естество от острого рога.</text:p>
      <text:p text:style-name="P5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4">– Помоги! Мне самой не закрыть замок, – <text:s/>обратилась аликорница ко мне, тщётно пытаясь охватить зубами раскрытую защёлку.</text:p>
      <text:p text:style-name="P5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4">– <text:s/>Давай я помогу! – <text:s/>Селестия изогнула шею и стала зубами сжимать защёлку.</text:p>
      <text:p text:style-name="P54">ШЛОП!</text:p>
      <text:p text:style-name="P5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71">Увидев Селестию, толпа замерла. Та в попытке спрятать меня, раскрыла крылья.</text:p>
      <text:p text:style-name="P71">В наступившей тишине аликорница прошептала мне убито:</text:p>
      <text:p text:style-name="P54">– <text:s/><text:span text:style-name="T1">Что-то мне не хочется оборачиваться.</text:span></text:p>
      <text:p text:style-name="P71">– <text:s/>А придётся. Кстати, крылья можешь опустить. Всё равно видна табуретка и мои ноги.</text:p>
      <text:p text:style-name="P71">Селестия закрыла глаза и медленно обернулась к толпе.</text:p>
      <text:p text:style-name="P5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4"><text:soft-page-break/><text:span text:style-name="T1">– Занавес. </text:span>– <text:s/><text:span text:style-name="T1">подытожил я.</text:span></text:p>
      <text:p text:style-name="P54"/>
      <text:h text:style-name="P217" text:outline-level="2"><text:span text:style-name="T17">5. </text:span>Индиго</text:h>
      <text:p text:style-name="P54"/>
      <text:p text:style-name="P5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71"><text:span text:style-name="T1">– </text:span>А-а-апчхииии! – раздалось прямо у меня под ногами.</text:p>
      <text:p text:style-name="P7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71">– Ты кто? – машинально спросил я.</text:p>
      <text:p text:style-name="P71">– Индиго. – ответили глаза.</text:p>
      <text:p text:style-name="P71">Ответ не прояснил ситуацию ни на йоту, так что я продолжил.</text:p>
      <text:p text:style-name="P71">– А чего ты под лавкой делаешь?</text:p>
      <text:p text:style-name="P71">– Прячусь.</text:p>
      <text:p text:style-name="P71">Поняв, что расспросами ничего не добьёшься, я предложил прямо:</text:p>
      <text:p text:style-name="P71">– Может, ты вылезешь? Меня можно не бояться. Я не страшный.</text:p>
      <text:p text:style-name="P71">Под лавкой началась <text:s/>возня и сопение, потом наружу вылез жеребёнок-единорог насыщенного фиолетового цвета.</text:p>
      <text:p text:style-name="P71">– А я тебя вовсе и не боюсь. Вот ещё! Я в прятки играла.</text:p>
      <text:p text:style-name="P7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71">– Ничо страшного! – малютка вытерла нос. – Меня всё равно искать некому.</text:p>
      <text:p text:style-name="P71">– Это как? Ты же с кем-то в прятки играешь? – продолжал допытываться я.</text:p>
      <text:p text:style-name="P71">– Сама с собой и играю. – хмуро ответила кобылка. – А тебе чего, дяденька?</text:p>
      <text:p text:style-name="P71">Я понял, что жеребёнок не настроен на беседу. Пожал плечами <text:s/>и повернулся было уходить.</text:p>
      <text:p text:style-name="P71">– Эээ, гм…</text:p>
      <text:p text:style-name="P71">Я повернулся обратно.</text:p>
      <text:p text:style-name="P71">– Что?</text:p>
      <text:p text:style-name="P71">Единорожка ковыряла копытом землю и шмыгала носом, не смотря на меня. Я терпеливо ждал.</text:p>
      <text:p text:style-name="P71"><text:soft-page-break/>– Дяденька, а ты не мог бы спросить принцессу Селестию, куда девалась Шейла Блюскай? А то мне играть не с кем.</text:p>
      <text:p text:style-name="P71">– При случае спрошу. Если встречу.</text:p>
      <text:p text:style-name="P71">– Встретишь, конечно! Скажи ей, что у меня сегодня день рождения, и я очень сильно огорчилась, когда она на него не пришла!</text:p>
      <text:p text:style-name="P71"><text:s/>Такая уверенность кобылки меня заинтриговала. Я пригляделся к жеребёнку повнимательнее. Да нет, вроде, раньше её не встречал.</text:p>
      <text:p text:style-name="P71">– Позволь поинтересоваться, откуда у тебя такая уверенность, что я встречусь с Селестией? Я ей, знаешь ли, свиданий не назначаю.</text:p>
      <text:p text:style-name="P71">– Да ладно-о-о, брось заливать-то! – скептически протянуло юное создание. – Все знают, что вы встречаетесь. Вот и спроси её, пажалста, когда увидишь.</text:p>
      <text:p text:style-name="P71">– Кто это «все»?</text:p>
      <text:p text:style-name="P71">– Ну, прислуга, стража, мой па…</text:p>
      <text:p text:style-name="P71">Ох! Во что же это такое я вляпался, а? За кого они меня, чёрт побери, принимают?</text:p>
      <text:p text:style-name="P71">Я присел на лавочку и наклонился пониже, чтобы наши головы были на одном уровне.</text:p>
      <text:p text:style-name="P71">– А твоего «па» не смущает, что я и Селестия м-м-м… немного разных видов? Точнее, совсем разных?</text:p>
      <text:p text:style-name="P71">– И чо? – без малейшего замешательства спросила кроха.</text:p>
      <text:p text:style-name="P7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7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7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71">– <text:s/>Кха-кхе-гррхмм... Э-э-э... м-м-м... ну-у-у...</text:p>
      <text:p text:style-name="P71">У меня в голове произошло короткое замыкание. Слова пропали. Уши начали гореть.</text:p>
      <text:p text:style-name="P71">– <text:s/>Как, ты говоришь, тебя зовут? – в конце-концов выдавил осипшим голосом я, стараясь перевести тему. – Про чей день рождения я должен рассказать?</text:p>
      <text:p text:style-name="P7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71">У меня в памяти зажглась лампочка.</text:p>
      <text:p text:style-name="P71">– Постой-постой, не части. Твой отец, случайно, не Хорст Мэдтроттер?</text:p>
      <text:p text:style-name="P71">– Агась. А ты откуда знаешь?</text:p>
      <text:p text:style-name="P71">– Да так, один пони сказал. – я полез за пазуху и достал красную коробочку. – Вот тебе подарок.</text:p>
      <text:p text:style-name="P7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71">– Вообще-то, это не мой подарок. Его просил передать один старик, Норф Каррус из каретной мастерской.</text:p>
      <text:p text:style-name="P71"><text:soft-page-break/>– Аааа, я его знаю! Мы с Шейлой ходили к нему играть, пока она не пропала. У Норфа интересно!</text:p>
      <text:p text:style-name="P71">Индиго открыла коробочку. Внутри на подстилке из тырсы лежала крохотная модель кареты в мельчайших подробностях.</text:p>
      <text:p text:style-name="P71">– Ух ты! – благоговейно прошептала Индиго. – Королева Лорен! Я даже управляла ею немножко.</text:p>
      <text:p text:style-name="P71">– Как ею можно управлять, если она не запряжена? Уж не Норф ли таскал её? – усомнился я.</text:p>
      <text:p text:style-name="P7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71">Я остался сидеть в полнейшем замешательстве. </text:p>
      <text:p text:style-name="P71"/>
      <text:p text:style-name="P85">***</text:p>
      <text:p text:style-name="P71">&lt;<text:span text:style-name="T69">Depeche Mode - Painkiller</text:span>&gt;</text:p>
      <text:p text:style-name="P10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71"/>
      <text:p text:style-name="P71">В дверях библиотеки появился знакомый силуэт.</text:p>
      <text:p text:style-name="P71">– Привет, твоё высочество! Тебя уже выпустили, или опять от докторов смылась?</text:p>
      <text:p text:style-name="P71">Аликорница прошла в комнату и устало уселась рядом со мной.</text:p>
      <text:p text:style-name="P7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71">Я с подозрением посмотрел на Селестию. Где-то я уже видел эту улыбочку на хитрой роже.</text:p>
      <text:p text:style-name="P7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71">– Вот ещё! – возмущению Селестии не было предела. Аликорница встала и демонстративно повернулась ко мне задом.</text:p>
      <text:p text:style-name="P7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71">Я подёргал замок на накрупнике. Таки не врёт.</text:p>
      <text:p text:style-name="P71">– Убедился? Вообще-то, такое недоверие меня оскорбляет. Ни один пони так бы себя не вёл со мной. – Селестия улеглась возле кресла и надулась.</text:p>
      <text:p text:style-name="P71">– Разумеется, твои подданные вели бы себя с большим пиететом. Но я же не твой подданный, твоё высочество!</text:p>
      <text:p text:style-name="P71">Аликорница вскинула копыто к виску.</text:p>
      <text:p text:style-name="P7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71">– Окей, как хочешь. Никаких больше высочеств.</text:p>
      <text:p text:style-name="P71"><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40">расписать сложности общения и мороку с этикетом</text:span>&gt;</text:p>
      <text:p text:style-name="P71">Селестия сморщила нос в улыбке и спросила, прикрывшись крылом:</text:p>
      <text:p text:style-name="P71">– К слову, а что говорят мои подданные про нас? Что означает «чёрте-что»?</text:p>
      <text:p text:style-name="P71">Я вспомнил разговор с Индиго и почувствовал, как снова начинают гореть уши.</text:p>
      <text:p text:style-name="P71">– Чёрте-что — это значит «ерунда». Большая ерунда.</text:p>
      <text:p text:style-name="P71">– Оу, как интересно! – Селестия приблизила ко мне морду и повернула уши. – Расскажи-ка поподробнее. Я вся во внимании.</text:p>
      <text:p text:style-name="P7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71">Аликорница, широко раскрыв глаза, медленно тянула ко мне морду. Наконец, когда наши носы почти соприкоснулись, она не выдержала.</text:p>
      <text:p text:style-name="P71">– А-ха-ха-ха-ха-ха-ха!!! О-у-у-у-у-у-ха-ха-ха! И-и-и-и-ха-ха-ха! – Селестия перевернулась на спину и дёргала от смеха копытами.</text:p>
      <text:p text:style-name="P71">– <text:s/>Очень смешно! Ей говорят, что она подозревается в сексуальных извращениях, а она регочет! Мне-то пофиг, а тебе ещё править придётся!</text:p>
      <text:p text:style-name="P71">– <text:s/>И-и-изви-ни, Макс, не-мо-гу-у-у-у… Ох! Давненько я так не смеялась! Лет двести — так точно!</text:p>
      <text:p text:style-name="P71">Я потянул её за копыто и перевернул обратно на живот.</text:p>
      <text:p text:style-name="P71">– Что смешного-то?</text:p>
      <text:p text:style-name="P71">Аликорница вытерла крылом выступившие слёзы и объяснила:</text:p>
      <text:p text:style-name="P7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71">– Ты не видишь ничего странного в межвидовых спариваниях? – охренел я. – Куда я, блин, попал???</text:p>
      <text:p text:style-name="P71">Селестия развернула моё кресло к себе и задумчиво посмотрела мне в глаза.</text:p>
      <text:p text:style-name="P71">– Очевидно, мне стоит рассказать тебе, Макс, откуда произошли пегасы и единороги.</text:p>
      <text:p text:style-name="P7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7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7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7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71"><text:soft-page-break/>– А как выглядят сами истинные единороги? – спросил я.</text:p>
      <text:p text:style-name="P7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71">– Ха! – ответил я. – В моём мире они также известны. Правда, как несуществующий, сказочный вид.</text:p>
      <text:p text:style-name="P7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71">– <text:span text:style-name="T122">Хм.</text:span> А что было дальше?</text:p>
      <text:p text:style-name="P7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7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71"/>
      <text:p text:style-name="P71">Селестия встала, потянувшись по-кошачьи, и направилась к выходу. У двери она обернулась ко мне.</text:p>
      <text:p text:style-name="P71">– Сто лет не гуляла по парку. Составишь мне компанию?</text:p>
      <text:p text:style-name="P71">Я поднялся с кресла, гадая, шутила Селестия про сто лет, или нет?</text:p>
      <text:p text:style-name="P7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7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7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71">Селестия грустно засмеялась своим мыслям.</text:p>
      <text:p text:style-name="P7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71">– А о чём ты грустила?</text:p>
      <text:p text:style-name="P7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71">– Но ты не выглядишь сумасшедшей.</text:p>
      <text:p text:style-name="P7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71"><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71">– Постой, а как же Луна? Мне показалось, она питала тёплые чувства к Кимеринну?</text:p>
      <text:p text:style-name="P71">Селестия задумалась, автоматически ковыряя копытом ямку под валуном.</text:p>
      <text:p text:style-name="P7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71">– А Дискорд? Ты говорила, он от древности вообще сбрендил. Тем-не-менее, он определённо «подъезжал» к Луне тогда, в развалинах.</text:p>
      <text:p text:style-name="P7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7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7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71">Селестия рассмеялась.</text:p>
      <text:p text:style-name="P7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71">Селестия вскочила с места.</text:p>
      <text:p text:style-name="P71">– АЙ-Я-Я-Я-Я-Й!</text:p>
      <text:p text:style-name="P7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71">– Раньше тут не было муравейника!!! – Селестия с мольбой взглянула на меня. – Мааакс!! Помоги! Они кусаются! Я <text:s/>сейчас свихнусь почище Дискорда!</text:p>
      <text:p text:style-name="P71">Аликорница подпрыгнула и, взбрыкнув, начала кружиться в обратную сторону.</text:p>
      <text:p text:style-name="P71">– Вот нечего землю ковырять там, где не надо! Стой!!! – я схватил её за хвост, останавливая. Затем осторожно завёл руку под накрупник.</text:p>
      <text:p text:style-name="P71">…</text:p>
      <text:p text:style-name="P7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71">– Да ладно! Мне это ничего не стоило.</text:p>
      <text:p text:style-name="P7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7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71">– Эммм... Селестия?</text:p>
      <text:p text:style-name="P71">– Дааа? – ответила аликорница, не повернув головы. В её тоне слышались смешливые нотки.</text:p>
      <text:p text:style-name="P71">Я вытащил руку из-под накрупника.</text:p>
      <text:p text:style-name="P71">– Всё в порядке?</text:p>
      <text:p text:style-name="P71">Селестия повернула голову, и я ясно увидел широкую улыбку и фирменный ехидный прищур из-под чёлки.</text:p>
      <text:p text:style-name="P71">– А почему ты спрашиваешь? Ты разобрался с муравьями?</text:p>
      <text:p text:style-name="P71">– Вроде да. Хотя, по-моему, дело уже не в муравьях.</text:p>
      <text:p text:style-name="P71">– По-моему, тоже. – рассмеялась аликорница. – Продолжай...</text:p>
      <text:p text:style-name="P71"/>
      <text:h text:style-name="P216" text:outline-level="2">6. Стыд</text:h>
      <text:p text:style-name="P71"/>
      <text:p text:style-name="P109">~~~ Завтра на семь в библиотеке ~~~</text:p>
      <text:p text:style-name="P109"/>
      <text:p text:style-name="P7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71">Норф носился по мастерской, окрылённый новообретённым учеником.</text:p>
      <text:p text:style-name="P7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7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71"><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71">Я посмотрел на часы. До семи оставалось двадцать минут — как раз, чтоб успеть дойти до библиотеки. Я намеренно уронил на пол тяжёлый рашпиль.</text:p>
      <text:p text:style-name="P71">– На сегодня довольно. Я ж вижу, ты торопишься. – заметил Норф, просыпаясь.</text:p>
      <text:p text:style-name="P7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71">Я закрыл саквояж и сунул его в рюкзак.</text:p>
      <text:p text:style-name="P71">– Завтра будешь? – спросил Норф. – Надо бы закончить заказ из <text:s/>Троттингема.</text:p>
      <text:p text:style-name="P71">– В это же время. – подтвердил я.</text:p>
      <text:p text:style-name="P71"/>
      <text:p text:style-name="P85">***</text:p>
      <text:p text:style-name="P71"/>
      <text:p text:style-name="P7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71">– Здрасьте!</text:p>
      <text:p text:style-name="P71">Аликорница не ответила, всматриваясь в глобус.</text:p>
      <text:p text:style-name="P71">– Привет, говорю! – я подошёл вплотную и легонько сжал ей холку.</text:p>
      <text:p text:style-name="P71">– А, это ты, Макс? Привет. – аликорница, наконец, оторвалась от разноцветной сферы. – Как осваиваешься?</text:p>
      <text:p text:style-name="P71">– Нормально осваиваюсь. Работу себе нашёл. К <text:s/>Норфолку Каррусу в ученики записался.</text:p>
      <text:p text:style-name="P7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7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71">– Да, уже пять дней. Так здорово снова чувствовать свои мышцы! Корсет был ужасен.</text:p>
      <text:p text:style-name="P71">Аликорница прошлась передо мной с раскрытыми крыльями, демонстрируя восстановленную работоспособность.</text:p>
      <text:p text:style-name="P71">– Ну что же, и я рад за тебя. – я отвернулся, присел на край стола и стал изучать потолок. – Зачем вызывала?</text:p>
      <text:p text:style-name="P7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71">– Ты сердишься?</text:p>
      <text:p text:style-name="P71">Её ресницы щекотали мне щёку. Я отодвинул её морду от лица и сказал скучающим тоном:</text:p>
      <text:p text:style-name="P71">– Та не, с чего бы? За что мне на тебя сердиться?</text:p>
      <text:p text:style-name="P71">– Но ты ведёшь себя как чужой. Как будто мы незнакомы! Ещё чуть-чуть, и станешь называть меня на «Вы» и «Ваше Высочество».</text:p>
      <text:p text:style-name="P71">Меня прорвало.</text:p>
      <text:p text:style-name="P7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71">Я вытащил из заднего кармана брюк смятую записку с королевскими вензелями и бросил её под ноги Селестии.</text:p>
      <text:p text:style-name="P7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71">Наконец Селестия развернулась и глубоко выдохнула.</text:p>
      <text:p text:style-name="P7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71">Я подошёл к аликорнице и прикоснулся к её шее.</text:p>
      <text:p text:style-name="P71">– Всё в порядке. Я тебя понимаю — и ценю твоё признание. Сам бы ещё и не так себя повёл на твоём месте.</text:p>
      <text:p text:style-name="P71">– Да? А как бы ты себя повёл? – заинтересовалась Селестия.</text:p>
      <text:p text:style-name="P71">Я вспомнил свои неудачные попытки завязать личную жизнь с девушками. Конечно, те были далеки от совершенства. Но так ли безгрешен был я сам?</text:p>
      <text:p text:style-name="P71">– Я бы не извинился. Огрызался бы и считал себя правым до последнего. Ещё и послал бы подальше.</text:p>
      <text:p text:style-name="P71">Аликорница насмешливо покачала головой.</text:p>
      <text:p text:style-name="P7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71">Я снова присел на столик, теперь уже лицом к аликорнице.</text:p>
      <text:p text:style-name="P71">– Так что случилось? Куда ты пропадала? Рассказывай.</text:p>
      <text:p text:style-name="P7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71">– Что ты видишь? – спросила она напряжённо.</text:p>
      <text:p text:style-name="P7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7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7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71">– Ты не ошиблась? Нет тут никакого города.</text:p>
      <text:p text:style-name="P71">– Сейчас нет. Раньше был. – еле слышно прошептала аликорница.</text:p>
      <text:p text:style-name="P71">– Чего ты так волнуешься? Может, на более подробной карте есть? Я бы на точность глобуса не слишком полагался.</text:p>
      <text:p text:style-name="P7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71">– Так, может, его и не было? – заметил я цинично.</text:p>
      <text:p text:style-name="P7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7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71">– А как ты сама помнишь о том заклинании, если оно стёрто из бытия? – резонно подметил я.</text:p>
      <text:p text:style-name="P71">– У меня есть защита памяти. Я поставила её, когда сражалась с Иггусом… Правда, защита еле действует, так как прошло очень много времени.</text:p>
      <text:p text:style-name="P7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7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71">Аликорница потёрла висок и растерянно посмотрела на меня.</text:p>
      <text:p text:style-name="P7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71">Я обнял аликорницу, успокаивая.</text:p>
      <text:p text:style-name="P71">– Не волнуйся, принцесса. Ты делаешь всё, что от тебя зависит. Не твоя вина, если это происходит.</text:p>
      <text:p text:style-name="P71">Селестия рассеянно мотнула головой, не соглашаясь со мной.</text:p>
      <text:p text:style-name="P7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71">Она проследовала к выходу, кивком головы приглашая меня следовать за ней.</text:p>
      <text:p text:style-name="P71"><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7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71">– Да так, ни о чём. – покраснел я, вернувшись на дорожку.</text:p>
      <text:p text:style-name="P71">Селестия всмотрелась в меня внимательно и всё поняла.</text:p>
      <text:p text:style-name="P71">– <text:s/>Нам не туда. Не сейчас. Я хочу показать тебе Эквестрию. – тихо сказала она.</text:p>
      <text:p text:style-name="P71">&lt;<text:span text:style-name="T70">Pet Shop Boys — A Man Could Get Arrested</text:span>&gt;</text:p>
      <text:p text:style-name="P7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7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71">Она ещё сочувствует! Я старался не смотреть в её сторону, отводя глаза. Так мы дошли до городской стены.</text:p>
      <text:p text:style-name="P7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71">Взобравшись на галерею по винтовой лестнице крохотной сторожевой башенки, мы остановились у зубца.</text:p>
      <text:p text:style-name="P7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71">– Что ты чувствуешь? – спросила аликорница.</text:p>
      <text:p text:style-name="P71">– У меня нет слов. Ничего прекраснее я в жизни не видел! – только и смог выговорить я.</text:p>
      <text:p text:style-name="P71">Селестия склонила голову, соглашаясь.</text:p>
      <text:p text:style-name="P7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71"><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71">– Прошлогодний выпуск. – заметила Селестия. – Отличная работа, хотя жеребячливости хватает. Что неудивительно, учитывая их возраст.</text:p>
      <text:p text:style-name="P7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40"> </text:span>И вообще, зачем вам учиться летать, если вы и так это умеете с рождения?</text:p>
      <text:p text:style-name="P7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7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71">– Проблемы? Что за проблемы? Извини, я таки прослушал.</text:p>
      <text:p text:style-name="P7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71">– Когда твоя жизнь длится тысячи лет, начинаешь тонко чувствовать гармонию мира. – начала она.</text:p>
      <text:p text:style-name="P71"/>
      <text:h text:style-name="Heading_20_2" text:outline-level="2"><text:span text:style-name="T1">7</text:span>. Нелетающие пегасы</text:h>
      <text:p text:style-name="P7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4">—</text:span> осень, за осенью <text:span text:style-name="T54">—</text:span> зима. <text:s/>Если пошёл дождь, должно быть мокро, если выпал снег <text:span text:style-name="T5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5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11">***</text:p>
      <text:p text:style-name="P23">Семь жеребят-подростков стояли передо мною с отсутствующим видом.</text:p>
      <text:p text:style-name="P23">– Представьтесь перед вашей принцессой! – шикнул на них сопровождающий стражник.</text:p>
      <text:p text:style-name="P23">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5">старший. </text:span><text:span text:style-name="T2">–</text:span><text:span text:style-name="T6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4">— о</text:span>н искренне в это верили.</text:p>
      <text:p text:style-name="P1"><text:span text:style-name="T1">–</text:span> Кто рассказал вам это? Эту… глупость?</text:p>
      <text:p text:style-name="P1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1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1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15">Луна прибыла через пятнадцать минут.</text:p>
      <text:p text:style-name="P1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1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15">– Извини, Луна, дело срочное.</text:p>
      <text:p text:style-name="P15">– Надеюсь, оно стоит моих прерванных грёз об Ночной Эквестрии!</text:p>
      <text:p text:style-name="P15">– Об Ночной Эквестрии?? Брось, сестра, я знаю, о чём ты грезишь! Уж точно среди моих стражников нет никого с таким именем.</text:p>
      <text:p text:style-name="P15">– Да как ты смеешь?!!</text:p>
      <text:p text:style-name="P1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15">– Это… <text:span text:style-name="T123">т</text:span>вои??? И ты скрывала от меня всё это время??? Но кто??? Кто их отец?!! КТО ЭТОТ… !!!</text:p>
      <text:p text:style-name="P15">Мне пришлось заткнуть Луне рот, чтобы не разбудить жеребят.</text:p>
      <text:p text:style-name="P15">– Тсссс! Неужели ты думаешь, что по плодовитости я могу дать фору Кризалис? Нет, это не мои жеребята. Успокойся и взгляни на их сны.</text:p>
      <text:p text:style-name="P15">Луна умолкла и сосредоточилась. Постепенно на её морде гнев сменился недоверием, а потом и ужасом.</text:p>
      <text:p text:style-name="P15">– Сто рогов мне в круп! ЧТО ЭТО ЗА…</text:p>
      <text:p text:style-name="P15">От волнения Луна вспомнила армейские ругательства. Мне снова пришлось заткнуть ей рот. </text:p>
      <text:p text:style-name="P15">– Из-за этого кошмара они отказались сдавать лётный экзамен и рискуют стать отвержеными. Ну, ты же знаешь пегасов...</text:p>
      <text:p text:style-name="P1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1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15">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15">Наконец Луна опустилась на пол, выходя из транса. Магическая аура исчезла и она обессиленно бухнулась на колени.</text:p>
      <text:p text:style-name="P15">– Проклятье! К такому я не была готова!</text:p>
      <text:p text:style-name="P15">Луна подняла голову, я с ужасом обнаружила, что вместо моей любимой и единственной сестры на меня змеиными глазами смотрит Найтмэр Мун.</text:p>
      <text:p text:style-name="P15">– Что? Что ты видела,? Что с тобой произошло, сестра?</text:p>
      <text:p text:style-name="P15"><text:soft-page-break/>Я не верила своим глазам. Страхи прошлого вернулись ко мне с новой силой.</text:p>
      <text:p text:style-name="P15">– Тия, эта гадость пришла не из нашего мира. В их снах я видела...</text:p>
      <text:p text:style-name="P1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7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7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71">Ну что же, основное искусство правления <text:span text:style-name="T17">— умение делегировать полномочия. Вечером того же дня я села за письменный стол.</text:span></text:p>
      <text:p text:style-name="P5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71"/>
      <text:p text:style-name="P85">***</text:p>
      <text:p text:style-name="P71"/>
      <text:p text:style-name="P88">– Так ты поручила Твайлайт Спаркл расследование необычных снов жеребят?</text:p>
      <text:p text:style-name="P88">– Да, их и других <text:span text:style-name="T92">подобных</text:span>,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text:span text:style-name="T92">расследование с другим. По всей Эквестрии начали исчезать пони во сне.</text:span><text:span text:style-name="T17"> Они засыпа</text:span><text:span text:style-name="T24">ют</text:span><text:span text:style-name="T17">, а на утро находят лишь примятую простыню в постели.</text:span></text:p>
      <text:p text:style-name="P71">– А что стало с жеребятами? – спросил я. – Они перестали бояться экзаменов?</text:p>
      <text:p text:style-name="P7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7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7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7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7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71">Описав круг, Селестия перелетела через стену и приземлилась в парке. Я скатился на траву, пытаясь <text:soft-page-break/>вдохнуть.</text:p>
      <text:p text:style-name="P71">– Что... Это... Было?</text:p>
      <text:p text:style-name="P71">Селестия осторожно, но настойчиво повалила меня на траву и принялась ощупывать рёбра.</text:p>
      <text:p text:style-name="P71">– Так больно? А так?</text:p>
      <text:p text:style-name="P7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7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7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7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71">– Не могу поверить. В Кантерлоте никогда не было землетрясений. Это неестественно. – пробормотала аликорница растерянно. – Слишком быстро.</text:p>
      <text:p text:style-name="P71">– Что <text:span text:style-name="T17">— </text:span>быстро? – не выдержал я.</text:p>
      <text:p text:style-name="P7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71">– Нет проблем, Селестия. Я всё понимаю.</text:p>
      <text:p text:style-name="P71">Аликорница приготовилась было взлетать, но в последний момент, приняв какое-то решение, остановилась.</text:p>
      <text:p text:style-name="P71">– Макс?</text:p>
      <text:p text:style-name="P71">– Да?</text:p>
      <text:p text:style-name="P71">– Мы уже достаточно неплохо знаем друг друга. Могу сказать, что ты меня знаешь лучше, чем кто-либо ещё во дворце, за исключением Луны.</text:p>
      <text:p text:style-name="P71">– Да?</text:p>
      <text:p text:style-name="P71">– Да. Зови меня Тия. Если хочешь.</text:p>
      <text:p text:style-name="P71">– Хорошо. До встречи, Тия.</text:p>
      <text:p text:style-name="P71">– До встречи, Макс.</text:p>
      <text:p text:style-name="P71"/>
      <text:h text:style-name="Heading_20_2" text:outline-level="2"><text:span text:style-name="T1">8</text:span>. <text:span text:style-name="T17">40-6</text:span></text:h>
      <text:p text:style-name="P136">Mark Knopfler — Hill Farmers Blues — или на следующую главу (прощание)</text:p>
      <text:p text:style-name="P71"/>
      <text:p text:style-name="P10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40">Истончения </text:span>(быть может, к счастью). Всё, что я могу <text:span text:style-name="T17">— оставить тебе напутствие.</text:span></text:p>
      <text:p text:style-name="P109"><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7">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109"><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109">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109">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109">Удачи!</text:p>
      <text:p text:style-name="P54">…</text:p>
      <text:p text:style-name="P54"/>
      <text:p text:style-name="P71">Тоже мне, философ выискался, Диоген копытный! Вот не люблю, когда всякие "гуру" с глубокомысленным видом порют чушь. Эквестрия <text:span text:style-name="T20">—</text:span> отличная страна, пони <text:span text:style-name="T20">— </text:span><text:span text:style-name="T17">прекрасные создания, порядки тут отличные! Чисто, культурно, вежливо. Дворецкий </text:span><text:span text:style-name="T20">—</text:span><text:span text:style-name="T1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1"> </text:span><text:span text:style-name="T61">— вся архитектура явно </text:span><text:span text:style-name="T54">была </text:span><text:span text:style-name="T61">заточена под крылатых. Таких, для которых приземлиться на балкон в тронном зале или уйти через портик на крыше</text:span><text:span text:style-name="T71"> </text:span><text:span text:style-name="T61">— обычное дело. </text:span><text:span text:style-name="T71">Хорошо, что ежедневные посещения каретной мастерской подняли мой тонус, изрядно посаженный сидячим образом жизни.</text:span></text:p>
      <text:p text:style-name="P1"><text:span text:style-name="T7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6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54">Каменный пол комнаты был покрыт розовым ковром с длиннейшим ворсом.</text:span><text:span text:style-name="T61"> </text:span><text:span text:style-name="T54">Его центр занимал высокий </text:span><text:span text:style-name="T61">кругл</text:span><text:span text:style-name="T54">ый</text:span><text:span text:style-name="T61"> </text:span><text:span text:style-name="T54">футон</text:span><text:span text:style-name="T61"> </text:span><text:span text:style-name="T54">с</text:span><text:span text:style-name="T61"> велик</text:span><text:span text:style-name="T54">им</text:span><text:span text:style-name="T61"> множество</text:span><text:span text:style-name="T54">м</text:span><text:span text:style-name="T6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54">– Рада тебя видеть, Макс. – знакомый силуэт на балконе повернулся в мою сторону. Гардины раздвинулись и Селестия вошла в комнату.</text:p>
      <text:p text:style-name="P5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4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4">Аликорница смотрела на меня из под чёлки с фирменной саркастической улыбочкой.</text:p>
      <text:p text:style-name="P54">– <text:span text:style-name="T1">Такое впечатление, что ты увидел не меня, а василиска! Отомри!</text:span></text:p>
      <text:p text:style-name="P71">Я выдохнул.</text:p>
      <text:p text:style-name="P54">– <text:span text:style-name="T1">Как ты это делаешь? Я видел тебя и раньше, но ты никогда не была такой... Такой...</text:span></text:p>
      <text:p text:style-name="P5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71">Селестия тихо рассмеялась.</text:p>
      <text:p text:style-name="P54">– <text:span text:style-name="T1">Могу же я расслабиться хотя бы раз в сто лет? Я тоже живое существо, что бы там ни говорили подпольщики.</text:span></text:p>
      <text:p text:style-name="P71">Она кивком указала мне на тапочки в углу рядом с накопытниками. Я переобулся и вошёл в комнату.</text:p>
      <text:p text:style-name="P54">– <text:span text:style-name="T1">О каких подпольщиках ты говоришь? В Эквестрии зреет революция?</text:span></text:p>
      <text:p text:style-name="P54">Селестия подошла к фонтанчику и начала набирать воду в серебряный чайник.</text:p>
      <text:p text:style-name="P5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71">Аликорница смутилась.</text:p>
      <text:p text:style-name="P7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7">— корректировка орбиты слишком груба для поддержания благоприятных условий</text:span>.</text:p>
      <text:p text:style-name="P5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text:span><text:span text:style-name="T16">планеты</text:span><text:span text:style-name="T1"> требуется огромное количество сил </text:span><text:span text:style-name="T16">и умения</text:span><text:span text:style-name="T1">.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5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4"><text:span text:style-name="T1">–</text:span> Спасибо, Селестия. Пожалуй, буду “кантерлотский королевский”.</text:p>
      <text:p text:style-name="P71">Аликорница искоса зыркнула на меня, недовольно сморщив нос.</text:p>
      <text:p text:style-name="P54"><text:span text:style-name="T1">–</text:span> Мы же договорились! Тия! Не хватало мне ещё слышать официоз у себя дома. Его в моей жизни и так хватает.</text:p>
      <text:p text:style-name="P54">Она открыла шкафчик и, потянув зубами золотой шнурок, вытащила чёрный с золотом пакетик.</text:p>
      <text:p text:style-name="P5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4"><text:span text:style-name="T1">–</text:span> Не стой столбом, Макс! Об тебя можно взгляд поцарапать!</text:p>
      <text:p text:style-name="P54">Я присел на краешек. Она немного придвинулась ко мне и смешливо сощурилась.</text:p>
      <text:p text:style-name="P54"><text:span text:style-name="T1">–</text:span> Ты не против, если мы продолжим знакомство? Я хотела пригласить тебя на чай ещё вчера, но землетрясение…</text:p>
      <text:p text:style-name="P5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4">Тия виновато сморщила нос.</text:p>
      <text:p text:style-name="P5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4"><text:soft-page-break/>Я молчал, раздумывая, чтобы такое остроумное ляпнуть в ответ, когда аликорница шутливо ткнула меня копытом в плечо. </text:p>
      <text:p text:style-name="P54"><text:span text:style-name="T1">–</text:span> Ну же, Макс, ты как деревянный! Расслабься! Можно подумать, тебя никогда раньше не приглашали на свидания!</text:p>
      <text:p text:style-name="P54">От неожиданности я повалился на ложе.</text:p>
      <text:p text:style-name="P54"><text:span text:style-name="T1">–</text:span> Эй, полегче! Ты пихаешься, как бульдозер!</text:p>
      <text:p text:style-name="P5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4"><text:span text:style-name="T1">–</text:span> Ты чего??? <text:span text:style-name="T1">–</text:span> я непонимающе уставился на аликорницу.</text:p>
      <text:p text:style-name="P5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83">Мне печалиться не стоит</text:p><text:p text:style-name="P183">Жизнь прекрасна и ярка</text:p><text:p text:style-name="P183">Телом молода, душою —</text:p><text:p text:style-name="P183">Как дракон морской мудра</text:p><text:p text:style-name="P183"/><text:p text:style-name="P183">Я видала взлёт империй,</text:p><text:p text:style-name="P183">Я жила среди легенд,</text:p><text:p text:style-name="P183">Древней магии мистерий</text:p><text:p text:style-name="P183">Я прилежнейший студент</text:p><text:p text:style-name="P183"/><text:p text:style-name="P183">Обожаема народом,</text:p><text:p text:style-name="P183">Уважаема врагом,</text:p><text:p text:style-name="P183">Но друзей моих немного,</text:p><text:p text:style-name="P183">Но жжёт душу холодом</text:p><text:p text:style-name="P183"/><text:p text:style-name="P183">Одинока и печальна,</text:p><text:p text:style-name="P183">Недоступна и строга,</text:p><text:p text:style-name="P183">Потеряла изначальный</text:p><text:p text:style-name="P183">Смысл жизни навсегда</text:p><text:p text:style-name="P183"/><text:p text:style-name="P183">Жизнь моя теперь публична,</text:p><text:p text:style-name="P183">Жизнь моя теперь для всех,</text:p><text:p text:style-name="P183">В этом — горе, в этом — счастье,</text:p><text:p text:style-name="P18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4">Аликорница поводила носом над чашками и заметила:</text:p>
      <text:p text:style-name="P5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4">Я трогал пальцем ноги воду, сидя на бортике бассейна, когда дверь открылась и внутрь сунулся нос аликорницы.</text:p>
      <text:p text:style-name="P54">– Тебе в чай класть мёд или сахар? – спросила она, невинно наблюдая за моими тщётными <text:soft-page-break/>попытками прикрыться.</text:p>
      <text:p text:style-name="P5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4">– Ты бы предупреждала, прежде чем войти, что ли? – просипел я. </text:p>
      <text:p text:style-name="P5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4">– Мёд. Или сахар. На твоё усмотрение.</text:p>
      <text:p text:style-name="P54">– Как скажешь. – нос Тии скрылся за дверью.</text:p>
      <text:p text:style-name="P5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4">– О, ты уже?</text:p>
      <text:p text:style-name="P54">Аликорница поставила на поднос чашки и плетёнку с бубликами и подошла с ним к тюфяку.</text:p>
      <text:p text:style-name="P54">– А почему ты опустила жалюзи на окне в ванной? Оттуда такой прекрасный вид!</text:p>
      <text:p text:style-name="P5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5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4">Я повернулся к Тие. Мне пришлось осторожно напрягать мускулы шеи, чтобы они случайно не отвернули голову нафиг.</text:p>
      <text:p text:style-name="P54">– Это просто бомба! Я чувствую себя богом! Кажется, я понял секрет вашей силы и долголетия: вы пьёте эту траву каждый день.</text:p>
      <text:p text:style-name="P54">Аликорница громко и заразительно рассмеялась. Я присоединился к ней. <text:span text:style-name="T1">По телу прошлась волна лёгкого покалывания.</text:span><text:span text:style-name="T4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71">Копыто легло мне на плечо и мягко повалило на постель. Тия легла рядом и тепло дунула мне в ухо.</text:p>
      <text:p text:style-name="P54">– <text:span text:style-name="T1">Ты готов познакомиться поближе? Совсем близко?</text:span></text:p>
      <text:p text:style-name="P5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71"><text:soft-page-break/>Тия фыркнула.</text:p>
      <text:p text:style-name="P7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71">Её ресницы щекотали мне щеку. Я повернулся к ней и буквально растворился в ласковом взгляде огромных фиалковых глаз.</text:p>
      <text:p text:style-name="P71">– Ты предлагаешь мне заняться сексом? С тобой? Но... как?</text:p>
      <text:p text:style-name="P5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71">Тия подняла голову.</text:p>
      <text:p text:style-name="P7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71">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71">Как во сне я разделся и зашёл к ней сзади. "Это неправильно!» – пискнули во мне остатки ханжества и замолкли, раздавленные желанием.</text:p>
      <text:p text:style-name="P7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71">Через некоторое время Тия осторожно высвободилась из-под меня и встала с постели. </text:p>
      <text:p text:style-name="P71">– Лежи, я сейчас. – муркнула она, поцеловав меня в ухо.</text:p>
      <text:p text:style-name="P7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71">В открывшемся мини-баре я углядел ряд вычурных бутылок и пузатых графинчиков. Их содержимое не вызывало у меня никаких сомнений.</text:p>
      <text:p text:style-name="P51"><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51"><text:span text:style-name="T17">–</text:span> А водку у вас принято пить?</text:p>
      <text:p text:style-name="P51"><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71">Достав из шкафчика пузатую заплесневевшую бутылку, Тия что-то прикинула и наполнила её содержимым два бокала на полуметровых ножках.</text:p>
      <text:p text:style-name="P71">–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7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71">Тия покачала головой и прошла с бокалами в ванную, кивком пригласив меня следовать за ней.</text:p>
      <text:p text:style-name="P7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71"><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71">Наконец, я со вздохом отпрянул.</text:p>
      <text:p text:style-name="P71"><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7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71"><text:span text:style-name="T17">– Это ты называешь “дружбой”? – с </text:span>улыбкой хмыкнул<text:span text:style-name="T17"> я. – </text:span>Мне нравится твоё чувство юмора.</text:p>
      <text:p text:style-name="P71">Аликорница нахмурилась.</text:p>
      <text:p text:style-name="P71"><text:span text:style-name="T17">– </text:span>Тебе не нравится моя дружба? Ты не принимаешь её? Ты чем-то недоволен?</text:p>
      <text:p text:style-name="P71">Я расхохотался, чуть не поперхнувшись водой, плескавшейся у подбородка.</text:p>
      <text:p text:style-name="P71"><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71">Копыто аликорницы закрыло мне рот прежде чем я успел договорить заветное слово.</text:p>
      <text:p text:style-name="P54">– Макс, не надо! – умоляюще произнесла аликорница. – Не продолжай! Пожалуйста!</text:p>
      <text:p text:style-name="P54">Слова встали у меня поперёк горла. Я медленно отодвинул копыто от лица и потрясённо уставился на неё.</text:p>
      <text:p text:style-name="P54">– Но почему? – в конце-концов выдавил я. – Что не так? Это из-за того, что я — человек?</text:p>
      <text:p text:style-name="P54">Тия виновато закусила губу и отвернулась.</text:p>
      <text:p text:style-name="P54">–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5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4">– Макс… Я не смогу сделать тебя бессмертным… Мне очень жаль… Извини…</text:p>
      <text:p text:style-name="P5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54">Слёзы злости душили меня, но я сдержался.</text:p>
      <text:p text:style-name="P54">– Охренеть. – сказал я холодно. – А я прям напрашивался!</text:p>
      <text:p text:style-name="P54">Одиночество, отступившее перед мягким, но настойчивым натиском аликорницы в последние недели, снова сковало душу стужей.</text:p>
      <text:p text:style-name="P5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4">“...пожалуйста, останься...”</text:p>
      <text:p text:style-name="P54">Где этот чёртов носок?</text:p>
      <text:p text:style-name="P54">“...пойми, это эффект лазурного вина...”</text:p>
      <text:p text:style-name="P54">Джинсы узкие, блядь! На мокрое тело хрен натянешь...</text:p>
      <text:p text:style-name="P54">“...ох, я глупая...”</text:p>
      <text:p text:style-name="P54">Так, всё. Шмотки на мне, вроде, ничего не забыл.</text:p>
      <text:p text:style-name="P71">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71"/>
      <text:h text:style-name="Heading_20_2" text:outline-level="2">9. <text:span text:style-name="T1">Прощание</text:span></text:h>
      <text:p text:style-name="P71"/>
      <text:p text:style-name="P54">– <text:span text:style-name="T1">Норф!.. Эй, Норф! Ты где?..</text:span></text:p>
      <text:p text:style-name="P7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7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4"/>
      <text:p text:style-name="P85">***</text:p>
      <text:p text:style-name="P5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15"><text:soft-page-break/>От нечего делать, стал прислушиваться к полушёпоту, витавшему под сводами зала.</text:p>
      <text:p text:style-name="P15">…</text:p>
      <text:p text:style-name="P1"><text:span text:style-name="T61">– </text:span><text:span text:style-name="T54">Говорят, в </text:span><text:span text:style-name="T36">Додж </text:span><text:span text:style-name="T37">Джанкшн</text:span><text:span text:style-name="T5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15"><text:span text:style-name="T61">– </text:span><text:span text:style-name="T64">А из Пинто Крика уже месяц нет новостей...</text:span></text:p>
      <text:p text:style-name="P15"><text:span text:style-name="T61">– </text:span><text:span text:style-name="T6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71">…</text:p>
      <text:p text:style-name="P23"><text:span text:style-name="T64">– </text:span>“<text:span text:style-name="T1">Что я могу сделать, чтобы вернуть всё назад?</text:span>”</text:p>
      <text:p text:style-name="P23"><text:span text:style-name="T64">– </text:span><text:span text:style-name="T54">Так и сказала?</text:span></text:p>
      <text:p text:style-name="P1"><text:span text:style-name="T61">– </text:span><text:span text:style-name="T54">Да, </text:span><text:span text:style-name="T58">Фэнси</text:span><text:span text:style-name="T5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23"><text:span text:style-name="T64">– </text:span><text:span text:style-name="T54">Что бы это значило, Флер?</text:span></text:p>
      <text:p text:style-name="P23"><text:span text:style-name="T64">– </text:span><text:span text:style-name="T5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71">…</text:p>
      <text:p text:style-name="P13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130">– Куда проваливаться?</text:p>
      <text:p text:style-name="P130">– Они не знают. В тех провалах не видно дна...</text:p>
      <text:p text:style-name="P130">…</text:p>
      <text:p text:style-name="P13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130">– Леди и джентлькольты! Приём окончен! Её Высочество Принцесса Селестия будет рада видеть <text:s/>вас в следующую среду!</text:p>
      <text:p text:style-name="P13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7">–</text:span> Ты? <text:span text:style-name="T17">–</text:span> повернулась она ко мне.</text:p>
      <text:p text:style-name="P52">– Привет, Селестия. – подчёркнуто нейтрально обратился я. – Как дела?</text:p>
      <text:p text:style-name="P52">– Привет… Макс. <text:s/>Не очень, мягко говоря.</text:p>
      <text:p text:style-name="P51"><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5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7">–</text:span> Пятьдесят шесть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60">— </text:span><text:span text:style-name="T5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60">—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5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2">Селестия подошла к фонтанчику, обмакнула в него копыто и провела им по лбу.</text:p>
      <text:p text:style-name="P5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2">Я сделал вид, что не заметил полунамёка в последнем предложении. Выяснять отношения и мириться мне не хотелось.</text:p>
      <text:p text:style-name="P52">– Порадовать, к сожалению, нечем. Твой приятель, Норфолк Каррус, исчез. <text:span text:style-name="T92">Судя по всему, во сне.</text:span></text:p>
      <text:p text:style-name="P52">– И Норф? О-о-о, нет!</text:p>
      <text:p text:style-name="P52">Селестия в отчаянии села на пол, прижав копыто к виску <text:span text:style-name="T92">и </text:span>опустошенно кача<text:span text:style-name="T92">я</text:span> головой.</text:p>
      <text:p text:style-name="P53">– Я бессильна остановить это. <text:span text:style-name="T92">Раньше</text:span> исчеза<text:span text:style-name="T92">ли</text:span> пони без пары — те, кто спит в одиночестве. Но в последнее время начали исчезать даже целыми семьями. </text:p>
      <text:p text:style-name="P52">Аликорница подняла голову и <text:span text:style-name="T34">растерянно</text:span> посмотрела на меня.</text:p>
      <text:p text:style-name="P5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2">– Может, спросишь Луну, куда деваются пони? Сон по её части.</text:p>
      <text:p text:style-name="P51"><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2">– Может, мне поговорить с ней?</text:p>
      <text:p text:style-name="P51"><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54">– Ну ок. Тогда она обрадуется следующей новости: я ухожу.</text:p>
      <text:p text:style-name="P54"><text:soft-page-break/>Селестия еле заметно дрогнула ушами. Она отвернулась и молча смотрела в окно, не выказывая эмоций.</text:p>
      <text:p text:style-name="P54">Я продолжил.</text:p>
      <text:p text:style-name="P5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4">Поза аликорницы стала чуть менее скованной. На грани слышимости я уловил её вздох. Она наконец повернулась ко мне и слабо улыбнулась.</text:p>
      <text:p text:style-name="P54">– Да, Макс. Я тоже думаю, тебе лучше отправиться в Понивилль. Твайли очень <text:span text:style-name="T97">способная</text:span> <text:span text:style-name="T97">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90">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5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4">– А в мешочке что?</text:p>
      <text:p text:style-name="P5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4">Я хотел было оскорбиться такой опекой со стороны аликорницы, но, глянув в её глаза, передумал.</text:p>
      <text:p text:style-name="P54">– Твоё высочество<text:span text:style-name="T1">, ты, вообще, спишь по ночам? У тебя глаза красные, как у кролика-альбиноса.</text:span></text:p>
      <text:p text:style-name="P5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4">–<text:span text:style-name="T1"> Отправляйся, Макс. Очень надеюсь на успех твоей миссии.</text:span></text:p>
      <text:p text:style-name="P71">Она повернулась и вышла из зала, почти подметая хвостом пол.</text:p>
      <text:p text:style-name="P51"><text:span text:style-name="T18">&lt;</text:span><text:span text:style-name="T4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8">&gt;</text:span></text:p>
      <text:p text:style-name="P1"><text:span text:style-name="T63">&lt;</text:span><text:span text:style-name="T73">Mark Knopfler - </text:span><text:span text:style-name="T72">Hill Farmer's Blues</text:span><text:span text:style-name="T63">&gt;</text:span></text:p>
      <text:p text:style-name="P68">***</text:p>
      <text:p text:style-name="P67"/>
      <text:p text:style-name="P7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70"><text:soft-page-break/>–<text:span text:style-name="T1"> Но магия есть и сейчас, мам!</text:span></text:p>
      <text:p text:style-name="P7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7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109">Так возникли пони и многие другие.</text:p>
      <text:p text:style-name="P7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70">–<text:span text:style-name="T1"> Весь мир как Вечнодикий лес?</text:span></text:p>
      <text:p text:style-name="P109">–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109">– Мааам, а со мной связан элементаль?</text:p>
      <text:p text:style-name="P109">– Конечно, Эйприл. В каждом из нас есть её бессмертная искорка.</text:p>
      <text:p text:style-name="P1"><text:span text:style-name="T5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70"><text:span text:style-name="T1">– Конечно, мам! «День горящего очага» </text:span>— <text:span text:style-name="T1">верно?</text:span></text:p>
      <text:p text:style-name="P109">– Ты прав. И, видя мир и согласие среди своих подопечных, <text:span text:style-name="T126">в</text:span>о<text:span text:style-name="T126">з</text:span>радовались элементали трёх пони-рас. И тоже объединились, вобрав в себя <text:span text:style-name="T126">их общие </text:span>черты.</text:p>
      <text:p text:style-name="P109">Так возникли аликорны.</text:p>
      <text:p text:style-name="P112">Но даже после <text:span text:style-name="T126">тройственного </text:span>союза жизнь пони была нелегка. Воинственные соседи теснили их, больш<text:span text:style-name="T124">ая</text:span> их часть <text:span text:style-name="T124">была в рабстве</text:span>.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112">Имя её было Селестия.</text:p>
      <text:p text:style-name="P112">За ней последовала и сестра её, Луна.</text:p>
      <text:p text:style-name="P11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text:span text:style-name="T125">З</text:span>олотой <text:span text:style-name="T125">в</text:span>ек. <text:span text:style-name="T126">Пони больше не голодают, не воюют и не томятся в рабстве.</text:span> И так будет и впредь, пока аликорны опекают пони, а пони признают опеку аликорнов. </text:p>
      <text:p text:style-name="P111">То есть, всегда.</text:p>
      <text:p text:style-name="P109">Тут и сказке конец. А теперь, Эйприл, залазь на полку и закрывай глазки.</text:p>
      <text:p text:style-name="P109">– Ну мааам! Раскажи ещё что-нибудь! Про Сомбру!</text:p>
      <text:p text:style-name="P109">–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109">– А почему только тебя? А меня? А дядю-горгулия?</text:p>
      <text:p text:style-name="P109"><text:soft-page-break/>– <text:s/>Тебя я забрать ему не дам. А в дядю не тыкай копытом, это невежливо! Спи уже, мой маленький!</text:p>
      <text:p text:style-name="P109">– Поцелуй меня на ночь, мам!</text:p>
      <text:p text:style-name="P109">– Конечно, мой хороший...</text:p>
      <text:p text:style-name="P109"/>
      <text:p text:style-name="P54">Вагоны убаюкивающе перестукивались по рельсам, унося меня прочь от Кантерлота. Я перевернулся на другой бок и провалился в сон.</text:p>
      <text:p text:style-name="P54"/>
      <text:h text:style-name="Heading_20_2" text:outline-level="2">10. Понивилль</text:h>
      <text:p text:style-name="P54"/>
      <text:p text:style-name="P2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2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2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2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23">Гостинницу я сразу отверг <text:span text:style-name="T6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4">–<text:span text:style-name="T1"> Вот этот подойдёт. </text:span>–<text:span text:style-name="T1"> ткнул я в квадратик на карте, расположенный на окраине.</text:span></text:p>
      <text:p text:style-name="P71">Уплатив в городской бюджет скромную арендную плату и получив ключ, я отправился обживаться.</text:p>
      <text:p text:style-name="P23"/>
      <text:p text:style-name="P32">***</text:p>
      <text:p text:style-name="P23"/>
      <text:p text:style-name="P2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2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40">меткоискатели потом устроят во дворе за домом Макса эксперимент по </text:span><text:s/><text:span text:style-name="T40">полёту на реактивном воздушном змее с антиоблачной пушкой — хотят быть погодными пони</text:span>&gt;. А вот...</text:p>
      <text:p text:style-name="P1"><text:span text:style-name="T61">–</text:span><text:span text:style-name="T54"> Эй, верзила, поосторожнее, лягать тебя в круп! Куда прёшься-то?</text:span></text:p>
      <text:p text:style-name="P2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2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4">– Ты что, как-тя-там, впервые на базаре? Так таращишься по сторонам, как будто морковку с картохой впервые в жизни увидел.</text:p>
      <text:p text:style-name="P5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4">Я перегнулся через прилавок, стараясь рассмотреть кьютимарку кобылки. </text:p>
      <text:p text:style-name="P54">–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54">Так и есть! На крупе кобылки красовались три яблока. Вот только, блин, как её звали-то?</text:p>
      <text:p text:style-name="P54">– <text:s/>Прошу прощения, Аппл.. Эппл.. Эпплхэт?</text:p>
      <text:p text:style-name="P54">– Ща залеплю оплеуху. – мрачно процедила пони. – Мало того, что таращится, как василиск, так ещё и издевается!</text:p>
      <text:p text:style-name="P54">– Да ладно тебе, Эй-Джей! Вполне милое имя. – хихикнул дракончик с кукурузой, проходя мимо.</text:p>
      <text:p text:style-name="P54">Ага, вот!</text:p>
      <text:p text:style-name="P54">– Извините меня пожалуйста, Эй-Джей, просто мне показалось, что вы напоминаете одну мою знакомую.</text:p>
      <text:p text:style-name="P54">– Эй-Джей я для друзей! – сварливо заметила поняха, – А для всех остальных — тебя тоже! — Эпплджек.</text:p>
      <text:p text:style-name="P54">Блин, опять облажался. Как-то хреново начинается знакомство с Понивиллем.</text:p>
      <text:p text:style-name="P54">– Понял. А меня зовут Макс. Приятно было познакомиться, Эпплджек.</text:p>
      <text:p text:style-name="P54">Я повернулся было уходить.</text:p>
      <text:p text:style-name="P54">– Э-э-э… Макс?</text:p>
      <text:p text:style-name="P54">– Да? – я повернулся обратно.</text:p>
      <text:p text:style-name="P54">Поняха водила копытом по прилавку. Надвинутая на лоб шляпа скрывала выражение мордочки. </text:p>
      <text:p text:style-name="P5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4">Я вернулся к прилавку.</text:p>
      <text:p text:style-name="P5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4">– Сколько стоят вот эти? – указал я на пирамидку красных яблок размером с треть арбуза каждое.</text:p>
      <text:p text:style-name="P54">– Ред Делишес? Две серебряшки.</text:p>
      <text:p text:style-name="P54"><text:soft-page-break/>– Куча?</text:p>
      <text:p text:style-name="P54">– Ну ты даёшь! – хмыкнула Эпплджек. – Даже не смешно.</text:p>
      <text:p text:style-name="P54">– Неужели штука?</text:p>
      <text:p text:style-name="P54">Поняшка выпрыгнула из-за прилавка и смерила меня долгим взглядом.</text:p>
      <text:p text:style-name="P5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54">Я улыбнулся и кивнул в ответ. Ситуация начала выправляться.</text:p>
      <text:p text:style-name="P5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49">Додж Джанкшена.</text:span> Через пару недель вишни и у нас появятся, тогда цена на них упадёт.</text:p>
      <text:p text:style-name="P54">– А сколько стоит вот это? – указал я на небольшую прикрытую от солнца мешковиной баночку с содержимым удивительной радужной расцветки.</text:p>
      <text:p text:style-name="P5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4">Поняшка набрала ложечку джема и предложила мне. </text:p>
      <text:p text:style-name="P5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4">– Это просто восхитительно! Чудесно! Никогда такого не пробовал! И даже представить не мог, что такая вкуснотень существует!</text:p>
      <text:p text:style-name="P54">Эпплджек просто расцвела от моих дифирамбов.</text:p>
      <text:p text:style-name="P54">– Тебе, сахарок, как гостю города, сделаю скидку. Забирай за шестьдесят. Раньше меньше чем золотой не отдавала.</text:p>
      <text:p text:style-name="P54">Расплачиваясь, я спросил:</text:p>
      <text:p text:style-name="P54">– Ты, случаем, не знаешь, как пройти к городской библиотеке?</text:p>
      <text:p text:style-name="P54">Эпплджек, вскинув копыто ко лбу, запричитала:</text:p>
      <text:p text:style-name="P5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54">Тут Эпплджек прервалась и что есть силы замахала кому-то:</text:p>
      <text:p text:style-name="P54">– Рэр! Эй! Рэр! Давай к нам!</text:p>
      <text:p text:style-name="P5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4"><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4">– Эпплджек! Сколько можно повторять: модельер, а не рукодельница! Проведу, конечно. – устало произнесла Рэрити.</text:p>
      <text:p text:style-name="P54">– А какая разница? – беспечно махнула копытом Эпплджек, не обращая внимание на нахмурившуюся единорожку. – Шмотки — они и в Эппллузе шмотки.</text:p>
      <text:p text:style-name="P54">– Разница, как если бы тебя вместо огородницы назвали… ммм… <text:s/>реднеком. Пойдёмте, Макс.</text:p>
      <text:p text:style-name="P5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4">– Огородница!.. Ишь, чего выдумала! По мне, так уж лучше “реднек”, чем “огородница”! – слышалось бурчание Эпплджек нам вдогонку.</text:p>
      <text:p text:style-name="P54">Единорожка с серьёзным видом завела меня за угол и только после этого звонко расхохоталась. </text:p>
      <text:p text:style-name="P54">– Я думал, вы друзья. – заметил я.</text:p>
      <text:p text:style-name="P5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4">– Буду только рад. Сам бы предложил, да не успел.</text:p>
      <text:p text:style-name="P5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4">– Не сомневаюсь. Мы в конце-концов неплохо поладили и она даже сделала мне скидку на вольт-яблочном джеме.</text:p>
      <text:p text:style-name="P54">– А почём продала, если не секрет?</text:p>
      <text:p text:style-name="P54">– За шестьдесят бит.</text:p>
      <text:p text:style-name="P5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4">Единорожка чуть не подпрыгивала от любопытства. Заметив мою отвалившуюся челюсть, она вновь рассмеялась.</text:p>
      <text:p text:style-name="P5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text:span text:style-name="T95">ведущего дизайнера и гранд-портного</text:span>, <text:span text:style-name="T95">Рококо Фрау-Фрау</text:span>. <text:span text:style-name="T95">Его</text:span> заказы расписаны на год вперёд. Будешь в Кантерлоте — передай е<text:span text:style-name="T95">му</text:span> привет, кстати.</text:p>
      <text:p text:style-name="P5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4">– От недосыпа. – перебил я Рэрити. – Красные от недосыпа глаза я не спутаю ни с чем. Сам такие двадцать лет наблюдал в зеркале.</text:p>
      <text:p text:style-name="P5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4">Мы остановились перед деревом.</text:p>
      <text:p text:style-name="P54">Даже не так. </text:p>
      <text:p text:style-name="P54">Мы остановились перед ДЕРЕВОМ! </text:p>
      <text:p text:style-name="P5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4">– Мы пришли. Этот дуб — одна из главных достопримечательностей Понивилля. Есть легенда, что его посадила сама принцесса <text:span text:style-name="T15">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4">Единорожка удалилась, оставив <text:span text:style-name="T1">после себя лёгкий запах жасмина.</text:span></text:p>
      <text:p text:style-name="P54"><text:soft-page-break/></text:p>
      <text:h text:style-name="Heading_20_2" text:outline-level="2">11. Библиотека Золотого Дуба</text:h>
      <text:p text:style-name="P54"/>
      <text:p text:style-name="P54">– Э-э-э… Добрый день?</text:p>
      <text:p text:style-name="P5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7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71">Мне показалось, единорожка смотрела на меня малость раздражённо. <text:span text:style-name="T93">Фолиант с громким стуком хлопнулся на пол.</text:span></text:p>
      <text:p text:style-name="P5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4">Йопт! Ещё один Шерлок Холмс на мою голову!</text:p>
      <text:p text:style-name="P54">– Извиняюсь за нескромность, а откуда тебе про меня известно?</text:p>
      <text:p text:style-name="P1"><text:span text:style-name="T6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62">и исчезновений пони </text:span><text:span text:style-name="T61">уже год. Почту за честь работать </text:span><text:span text:style-name="T54">под твоим руководством</text:span><text:span text:style-name="T61">. Подожди немного, я отсистематизирую нужную информацию и расскажу тебе, насколько далеко смогла продвинуться.</text:span></text:p>
      <text:p text:style-name="P51">“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9">l'amore</text:span><text:span text:style-name="T18"> — будем дружить.</text:span></text:p>
      <text:p text:style-name="P5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4">Твайлайт аж затопала на месте.</text:p>
      <text:p text:style-name="P54">–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75">преобразователь</text:span> пси-поля! <text:span text:style-name="T75">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54">...</text:p>
      <text:p text:style-name="P54">– И оборудовать подвал библиотеки бронекапсулой для безопасных испытаний!</text:p>
      <text:p text:style-name="P54">–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4">–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54"><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83">о</text:span>к. В лапах он держал поднос с варёной кукурузой.</text:p>
      <text:p text:style-name="P54"><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55"><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54"><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71"/>
      <text:p text:style-name="P57">***</text:p>
      <text:p text:style-name="P54"/>
      <text:p text:style-name="P171"><text:tab/><text:span text:style-name="T82">Свеча отбрасывала мягкие тени на </text:span>книжн<text:span text:style-name="T82">ые</text:span> полк<text:span text:style-name="T82">и. Спайк положил обглоданную кочерыжку на горку и принялся облизывать пальцы.</text:span></text:p>
      <text:p text:style-name="P77">– Так. – <text:s/><text:span text:style-name="T82">я ткнул в позицию в длинном списке оснащения. – </text:span>Зачем тебе <text:span text:style-name="T76">преобразователь пси-поля?</text:span></text:p>
      <text:p text:style-name="P73">– Чтобы <text:span text:style-name="T77">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73">– <text:span text:style-name="T77">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76">– <text:span text:style-name="T81">Спайк! Ковыряться когтем в зубах некрасиво! Тем более, при посторонних!</text:span></text:p>
      <text:p text:style-name="P78"><text:bookmark-start text:name="__DdeLink__11609_1907426502"/>– <text:bookmark-end text:name="__DdeLink__11609_1907426502"/><text:span text:style-name="T83">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78">– <text:span text:style-name="T84">СПАЙК!!! Откуда ты взял этот листок?!! – Твайлайт покраснела, как варёный рак и выхватила бумажку у меня из рук.</text:span></text:p>
      <text:p text:style-name="P78">– <text:span text:style-name="T85">У тебя в черновиках, естественно. Ты сама сказала экономить бумагу. – пожал плечами дракончик.</text:span></text:p>
      <text:p text:style-name="P87">Я осторожно взял листок назад, перевернув его обратно.</text:p>
      <text:p text:style-name="P73">– <text:span text:style-name="T77">Электростимулятор гипоталамуса. Драконий. В комплекте с усиленной больничной койкой и набором фиксаторов.</text:span></text:p>
      <text:p text:style-name="P74">– <text:span text:style-name="T78">Это ещё чего??? – удивился Спайк. – я что-то не помню, чтоб ты такое хотела!</text:span></text:p>
      <text:p text:style-name="P79">– <text:span text:style-name="T79">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21">— </text:span><text:span text:style-name="T22">то есть крыльев. И я подумала: а что, если…</text:span></text:p>
      <text:p text:style-name="P75"><text:span text:style-name="T22">– Вот ещё! </text:span><text:span text:style-name="T80">– возмутился дракончик. – Никогда на такое не соглашусь!</text:span></text:p>
      <text:p text:style-name="P75">– <text:span text:style-name="T80">Но ты сам подумай, как было бы здорово обладать крыльями! – мечтательно возразила Твайлайт.</text:span></text:p>
      <text:p text:style-name="P75"><text:soft-page-break/>– <text:span text:style-name="T80">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84">– <text:span text:style-name="T127">Угу. Только шар ты же и прожёг, соревнуясь по отрыжке с Рэйнбоу.</text:span></text:p>
      <text:p text:style-name="P80">– <text:span text:style-name="T86">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81">– <text:span text:style-name="T87">Ну, достичь удалось не слишком многого. – повесила нос единорожка. – Собственно, сами работы шли только первые два месяца </text:span><text:span text:style-name="T21">— </text:span><text:span text:style-name="T23">потом меня отстранили от </text:span><text:span text:style-name="T30">экспериментов</text:span><text:span text:style-name="T23">. </text:span><text:span text:style-name="T30">И после этого от меня требуют ускорить исследования!</text:span><text:span text:style-name="T25">&lt;</text:span><text:span text:style-name="T45">Луна является изо сна и запрещает Твайлайт дальнейшие исследования – потом Макс встречается с ней во сне</text:span><text:span text:style-name="T25">&gt;</text:span></text:p>
      <text:p text:style-name="P82">– <text:span text:style-name="T94">Почему тебя отстранили?</text:span></text:p>
      <text:p text:style-name="P83">– <text:span text:style-name="T94">Из-за первых результатов. – единорожка насупилась ещё больше. – Они были ужасными.</text:span></text:p>
      <text:p text:style-name="P82"/>
      <text:p text:style-name="P86">***</text:p>
      <text:p text:style-name="P56"/>
      <text:p text:style-name="P62">...Я чрезвычайно горда заданием <text:span text:style-name="T89">принцессы </text:span>Селестии! <text:span text:style-name="T88">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64"><text:span text:style-name="T103">Нетрудно заметить, что о</text:span>бе проблемы объединяет одно: сон. Одни пони видят потусторонние сны, другие исчезают во сне. <text:span text:style-name="T103">Поэтому сон и будет темой моего исследования.</text:span></text:p>
      <text:p text:style-name="P65">Со слов Луны, оболочка реальности истончилась и начала прорываться. <text:span text:style-name="T98">И первой она начала рваться во снах, где она и так тонка.</text:span></text:p>
      <text:p text:style-name="P63">Я перерыла все <text:span text:style-name="T96">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66">В который раз прохаживаясь <text:span text:style-name="T105">в раздумьях</text:span> по королевской библиотеке, в крыле Стар Свирла Бородатого я наткнулась на подсоб<text:span text:style-name="T101">ку</text:span>, где между пыльными бухгалтерскими книгами и позапрошлогодним <text:s/>выпуском “PlayMare” я нашла его! Древнее неоконченное заклинание Индрэ, <text:span text:style-name="T102">одержимого</text:span> единорога! <text:span text:style-name="T104">Заклинания</text:span> не было в библиотечных каталогах и это просто чудо, что я нашла этот листок!</text:p>
      <text:p text:style-name="P113"/>
      <text:p text:style-name="P113">– <text:span text:style-name="T99">Ага, он был закладкой в четвёртом номере «PlayMare», в разделе «Тридцать две позы, которые удивят вашего френдкольта».</text:span></text:p>
      <text:p text:style-name="P114">– <text:span text:style-name="T90">Спайк! Немедленно ложись спать!</text:span></text:p>
      <text:p text:style-name="P115">– <text:span text:style-name="T100">Уже иду. Кукурузу доем только и иду.</text:span></text:p>
      <text:p text:style-name="P115">– <text:span text:style-name="T100">Продолжай, Твайлайт.</text:span></text:p>
      <text:p text:style-name="P90"/>
      <text:p text:style-name="P103">Всё было готово к эксперименту. <text:span text:style-name="T108">До полуночи оставалось полчаса.</text:span> <text:span text:style-name="T106">В центре библиотеки была выложена пятиконечная звезда из матрасов с пуфиком посредине. Я отдавала последние инструкции.</text:span></text:p>
      <text:p text:style-name="P94">– <text:span text:style-name="T107">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pan><text:soft-page-break/><text:span text:style-name="T107">истончением реальности нашего мира.</text:span></text:p>
      <text:p text:style-name="P91">– <text:span text:style-name="T109">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span></text:p>
      <text:p text:style-name="P92">– <text:span text:style-name="T110">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span></text:p>
      <text:p text:style-name="P93">– <text:span text:style-name="T111">Так давай сюда весь Понивилль притащим! Это ж будет на 20% круче! Представляю себе видок Биг Мака в теле мисс Черили, гы-гы!</text:span></text:p>
      <text:p text:style-name="P95">– <text:span text:style-name="T112">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text:span text:style-name="T21">— </text:span><text:span text:style-name="T26">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text:span><text:span text:style-name="T27">Поэтому я созвала всех вас и рассчитываю на вашу помощь.</text:span></text:p>
      <text:p text:style-name="P96">– <text:span text:style-name="T113">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span></text:p>
      <text:p text:style-name="P97">– <text:span text:style-name="T114">Не волнуйся, Флаттершай, для этого я буду бодрствовать и контролировать ход эксперимента. Если что-то пойдёт не так, я немедленно его прерву и разбужу вас.</text:span></text:p>
      <text:p text:style-name="P98">– <text:span text:style-name="T115">Оу, какая </text:span>знаковая встреча <text:span text:style-name="T115">получается</text:span>! <text:span text:style-name="T115">В</text:span>сё совсем как в Древние Времена, когда образовывались Тайные Общества и могущественные маги решали судьбы Эквестрии! <text:span text:style-name="T115">Твайли, золотце, ты очень правильно расставила свечи: </text:span>в ключевых позициях, дающих наиболее причудливые тени! <text:span text:style-name="T115">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span></text:p>
      <text:p text:style-name="P99">– <text:span text:style-name="T116">Скажи уж прямо, поближе к королевскому дворцу, Рэр! Все в курсе твоих интересов, сахарок!</text:span></text:p>
      <text:p text:style-name="P100">– <text:span text:style-name="T117">Эпплджек, я попрошу! Я же никому не говорю, ЧТО ты делаешь с огурцами!</text:span></text:p>
      <text:p text:style-name="P102">– !!!</text:p>
      <text:p text:style-name="P101">– <text:span text:style-name="T118">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text:span text:style-name="T28">. </text:span><text:span text:style-name="T29">Это поможет мне в моей монографии на тему аликорнизации.</text:span></text:p>
      <text:p text:style-name="P105"><text:span text:style-name="T119">Я</text:span> уселась на пуфике, <text:span text:style-name="T119">а п</text:span>одруги заняли места на матрасах…</text:p>
      <text:p text:style-name="P116"/>
      <text:p text:style-name="P116">– <text:span text:style-name="T120">Спайк, будь добр, принеси дневник эксперимента. Он в подвале, за шафом с ретортами, в...</text:span></text:p>
      <text:p text:style-name="P117">– <text:span text:style-name="T121">В сейфе, я в курсе.</text:span></text:p>
      <text:p text:style-name="P116"/>
      <text:p text:style-name="P118">***</text:p>
      <text:p text:style-name="P108">&lt;<text:span text:style-name="T135">d.notive — Talking Flight</text:span>&gt;</text:p>
      <text:p text:style-name="P119">Дата: <text:span text:style-name="T128">12.04.1003 А.С.</text:span></text:p>
      <text:p text:style-name="P128">Эксперимент: заклинание Воплощения Индрэ</text:p>
      <text:p text:style-name="P122"><text:span text:style-name="T134">Испытуемая</text:span>: Рэрити</text:p>
      <text:p text:style-name="P119"><text:span text:style-name="T143">Синопсис: запись с</text:span>н<text:span text:style-name="T134">а со слов испытуемой</text:span></text:p>
      <text:p text:style-name="P125"><text:soft-page-break/>Замечания: <text:span text:style-name="T140">з</text:span>амечаний нет</text:p>
      <text:p text:style-name="P119"/>
      <text:p text:style-name="P6"><text:span text:style-name="T55">Я летела сквозь мглу, усеянную </text:span><text:span text:style-name="T57">звёздочками, </text:span><text:span text:style-name="T55">к той единственной, к которой </text:span><text:span text:style-name="T56">меня</text:span><text:span text:style-name="T55"> тянуло с неодолимой силой и которая приковывала всё </text:span><text:span text:style-name="T56">моё</text:span><text:span text:style-name="T55"> внимание. </text:span><text:span text:style-name="T57">Звёздочка</text:span> росла, <text:span text:style-name="T151">постепенно </text:span>превращаясь в светящуюся сферу, заполняющую всё поле зрения. По мере приближения стало <text:span text:style-name="T151">видно</text:span>, что она состоит из мириадов <text:span text:style-name="T153">мерцающих искорок</text:span>.</text:p>
      <text:p text:style-name="P7">Приблизившись к сфере, <text:span text:style-name="T129">я</text:span>, наконец, <text:span text:style-name="T151">увидела</text:span>, что <text:span text:style-name="T137">искорки</text:span> <text:span text:style-name="T17">—</text:span> это <text:span text:style-name="T137">светящиеся прозрачные </text:span>силуэты пони, <text:span text:style-name="T129">связанные друг с другом воедино биллионами тончайших</text:span> нит<text:span text:style-name="T137">ей</text:span>. <text:span text:style-name="T151">Пони кружились друг вокруг друга, прыгали, трясли гривами, тёрлись друг об друга носами, приветственно махали мне копытами.</text:span></text:p>
      <text:p text:style-name="P7"><text:span text:style-name="T129">Я</text:span> чувствовала, что <text:span text:style-name="T129">моё</text:span> место там, в<text:span text:style-name="T129">нутри</text:span> <text:span text:style-name="T129">сферы, среди пони. Изо всех сил я устремилась к ним</text:span>. Но та же сила, что влекла <text:span text:style-name="T129">меня</text:span> к <text:span text:style-name="T129">ним</text:span>, <text:span text:style-name="T137">вдруг </text:span>по<text:span text:style-name="T136">тянула</text:span> <text:span text:style-name="T129">меня</text:span> в <text:span text:style-name="T129">сторону</text:span>. Огибая <text:span text:style-name="T129">сферу</text:span>, <text:span text:style-name="T129">я</text:span> заметила цепочку <text:span text:style-name="T129">из пони, протянувшуюся из сферы вдаль</text:span>.</text:p>
      <text:p text:style-name="P7">Пони отстранённо трусили во тьме, приближаясь к большому экрану, <text:span text:style-name="T133">парящему в пустоте</text:span>. <text:span text:style-name="T133">Б</text:span>лижайшая к экрану пони <text:span text:style-name="T138">тронула</text:span> копытом <text:span text:style-name="T130">тёмную гладь</text:span> и об<text:span text:style-name="T130">ернулась</text:span> к остальным в нерешительности. В глазах её от<text:span text:style-name="T133">разилась</text:span> длинная цепочка <text:span text:style-name="T130">собратьев</text:span>, ожидавших своей очереди. <text:s/>Экран покрылся рябью, <text:span text:style-name="T131">за ним проступило некое </text:span>изображение.</text:p>
      <text:p text:style-name="P7"><text:span text:style-name="T152">Пони</text:span> собралась с духом и прыгнула в<text:span text:style-name="T131">перёд</text:span>. Экран, проглотив пони, <text:span text:style-name="T132">разгладился. Очередь сделала шаг вперёд. Мне захотелось подойти поближе к экрану</text:span>...</text:p>
      <text:p text:style-name="P143">&lt;<text:span text:style-name="T40">В очереди к экрану стоит и Селестия. Макс потом заметит это на обратном пути от экрана, за которым он увидит свой собственный мир — </text:span><text:span text:style-name="T48">и он догадается, где её искать</text:span>&gt;</text:p>
      <text:p text:style-name="P199">Примечания: <text:s/><text:span text:style-name="T153">видела ли Рэрити э</text:span>грегор Эквестрии <text:span text:style-name="T139">(место, откуда берутся и куда уходят всепони)</text:span>?</text:p>
      <text:p text:style-name="P198">Вопрос: куда ведёт чёрный экран?</text:p>
      <text:p text:style-name="P8"/>
      <text:p text:style-name="P14">***</text:p>
      <text:p text:style-name="P8"/>
      <text:p text:style-name="P120">Дата: <text:span text:style-name="T128">12.04.1003 А.С.</text:span></text:p>
      <text:p text:style-name="P128">Эксперимент: заклинание Воплощения Индрэ</text:p>
      <text:p text:style-name="P123"><text:span text:style-name="T140">Испытуемая</text:span>: <text:span text:style-name="T140">Рэйнбоу Дэш</text:span></text:p>
      <text:p text:style-name="P201">Синопсис: описание пробуждения испытуемой</text:p>
      <text:p text:style-name="P127">Замечания: <text:span text:style-name="T140">испытуемая отказалась дать описание сна </text:span></text:p>
      <text:p text:style-name="P8"/>
      <text:p text:style-name="P35"><text:span text:style-name="T143">Испытуемая п</text:span>осле пробуждения ве<text:span text:style-name="T143">дёт</text:span> себя <text:span text:style-name="T141">странно</text:span>. Наблюда<text:span text:style-name="T143">ется</text:span> покраснение щёк, задранный хвост, <text:span text:style-name="T143">бегающие глаза, стоящие вертикально крылья</text:span>. <text:span text:style-name="T154">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span></text:p>
      <text:p text:style-name="P141"/>
      <text:p text:style-name="P142">***</text:p>
      <text:p text:style-name="P141"/>
      <text:p text:style-name="P121">Дата: <text:span text:style-name="T128">12.04.1003 А.С.</text:span></text:p>
      <text:p text:style-name="P129">Эксперимент: заклинание Воплощения Индрэ</text:p>
      <text:p text:style-name="P124"><text:span text:style-name="T134">Испытуемая</text:span>: <text:span text:style-name="T142">Эпплджек</text:span></text:p>
      <text:p text:style-name="P121"><text:span text:style-name="T144">Синопсис: запись с</text:span>н<text:span text:style-name="T134">а со слов испытуемой</text:span></text:p>
      <text:p text:style-name="P126">Замечания: <text:span text:style-name="T140">з</text:span>амечаний нет</text:p>
      <text:p text:style-name="P126"><text:soft-page-break/></text:p>
      <text:p text:style-name="P207"><text:span text:style-name="T155">Я</text:span> посмотрела на <text:span text:style-name="T156">застывшее</text:span> внизу тело.</text:p>
      <text:p text:style-name="P197">“Значит, всё. Вот как это бывает.”</text:p>
      <text:p text:style-name="P207"><text:span text:style-name="T155">Я</text:span> <text:span text:style-name="T155">подняла</text:span> лев<text:span text:style-name="T155">ую</text:span> <text:span text:style-name="T155">переднюю ногу</text:span>.</text:p>
      <text:p text:style-name="P197">“По-крайней мере, я снова могу <text:span text:style-name="T155">бегать</text:span>. Пусть и в <text:span text:style-name="T155">м</text:span>ире Зелёных Лугов”.</text:p>
      <text:p text:style-name="P206"><text:span text:style-name="T155">Я</text:span> оттолкнулась от рыж<text:span text:style-name="T162">его</text:span> песк<text:span text:style-name="T162">а</text:span> и <text:span text:style-name="T155">понеслась</text:span>. <text:span text:style-name="T155">Копыта оторвались от земли и оттолкнулись от воздуха как от тверди. Каждый шаг уносил меня всё выше. </text:span>Сделав пару кругов, <text:span text:style-name="T156">я</text:span> бросила прощальный взгляд на то, что <text:span text:style-name="T156">тридцать четыре</text:span> года служило <text:span text:style-name="T156">мне</text:span> оболочкой в ради<text:span text:style-name="T157">о</text:span>активном мире Пустоши.</text:p>
      <text:p text:style-name="P208">Внезапно внизу вместо скрюченного тела <text:span text:style-name="T156">я</text:span> увидела себя, догоняющую старую подругу <text:span text:style-name="T156">Рэйнбоу Дэш</text:span> на празднике Осенних листьев. Несмотря на то, что <text:span text:style-name="T156">Рэйнбоу</text:span> погибла ещё восемь лет назад, <text:span text:style-name="T156">я</text:span> моментально узнала её. И она, и <text:span text:style-name="T156">мой двойник</text:span> полупрозрачными силуэтами мчались вдаль, <text:span text:style-name="T158">мимо осенних деревьев</text:span>, <text:span text:style-name="T158">к</text:span> светл<text:span text:style-name="T158">ой</text:span> точк<text:span text:style-name="T158">е</text:span> в охватившем весь мир мраке. <text:span text:style-name="T160">Т</text:span>очка <text:span text:style-name="T158">выросла </text:span>в библиотеку <text:span text:style-name="T159">Золотого Дуба, приветливо подмигивающей нам тускло освещёнными изнутри окнами.</text:span></text:p>
      <text:p text:style-name="P209"><text:span text:style-name="T159">Внутри, в центре звезды из спящх кобылок, сидела на пуфике Твайлайт</text:span>. <text:span text:style-name="T161">Она с закрытыми глазами беззвучно читала заклинание. Рог её мягко светился.</text:span></text:p>
      <text:p text:style-name="P211">Бегущие <text:span text:style-name="T163">призраки</text:span> с ходу прыгнули в мягкий круг света в центре комнаты <text:span text:style-name="T164">и испарились</text:span>.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text:span text:style-name="T165">принцесс Селестии и Луны</text:span> и многих других <text:span text:style-name="T17">— кого я знала и не знала. От мелькания сотен двойников у меня начала дико болеть голова: мне казалось, она вылезет из шляпы распухшим шаром. </text:span><text:span text:style-name="T32">Изображение двоилось и троилось у меня перед глазами. </text:span><text:span text:style-name="T33">Мне самой неимоверно захотелось прыгнуть в круг света</text:span><text:span text:style-name="T17">...</text:span></text:p>
      <text:p text:style-name="P203"/>
      <text:p text:style-name="P205">Примечания: рекурсия? Двойники?</text:p>
      <text:p text:style-name="P203"/>
      <text:p text:style-name="P204">***</text:p>
      <text:p text:style-name="P203"/>
      <text:p text:style-name="P121">Дата: <text:span text:style-name="T128">12.04.1003 А.С.</text:span></text:p>
      <text:p text:style-name="P129">Эксперимент: заклинание Воплощения Индрэ</text:p>
      <text:p text:style-name="P124"><text:span text:style-name="T134">Испытуемая</text:span>: <text:span text:style-name="T142">Флаттершай</text:span></text:p>
      <text:p text:style-name="P121"><text:span text:style-name="T147">Синопсис: запись с</text:span>н<text:span text:style-name="T134">а со слов испытуемой</text:span></text:p>
      <text:p text:style-name="P126">Замечания: <text:span text:style-name="T145">после пробуждения испытуемая убежала в лес. Для получения описания сна испытуемую пришлось после обнаружения отпаивать чаем с печеньем.</text:span></text:p>
      <text:p text:style-name="P126"/>
      <text:p text:style-name="P10"><text:span text:style-name="T146">Я</text:span> брела по Пустоши, волоча левое крыло. <text:span text:style-name="T146">Я</text:span> попадала во множество передряг <text:span text:style-name="T146">и </text:span>раньше, но сейчас всё было очень <text:span text:style-name="T146">скверно</text:span>. Похоже, <text:span text:style-name="T146">я</text:span> кончилась, как летун. Остатки лучевой кости махательного сустава торчали из безобразной раны. <text:span text:style-name="T146">В</text:span> радиусе дня полёта не было <text:span text:style-name="T149">медика</text:span>, чтобы срастить их. Да что там <text:span text:style-name="T149">медика</text:span> <text:span text:style-name="T17">—</text:span> не было даже самого паршивого тайника с обезболивающим и накрыльным протезом. Так бы <text:span text:style-name="T149">я</text:span> смогла, зафиксировав левое крыло, добраться на одном <text:span text:style-name="T149">рабочем</text:span> до своих. </text:p>
      <text:p text:style-name="P9">Острая боль уже давно превратилась в тупую, лишь изредка напоминая о себе, когда крыло встречало неровности почвы.</text:p>
      <text:p text:style-name="P9">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9">До <text:span text:style-name="T149">с</text:span>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9">Тут <text:span text:style-name="T149">я</text:span> заметила, что перестала чувствовать боль. <text:span text:style-name="T149">Я</text:span> выгнула шею и, присмотревшись, обнаружила две маленькие дырочки на крыле.</text:p>
      <text:p text:style-name="P9">Проклятье! Когда же он успел меня зацепить? <text:span text:style-name="T17">–</text:span> холодея, подумала <text:span text:style-name="T149">я</text:span>.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9"/>
      <text:p text:style-name="P8"/>
      <text:p text:style-name="P8"/>
      <text:p text:style-name="P121">Дата: <text:span text:style-name="T128">12.04.1003 А.С.</text:span></text:p>
      <text:p text:style-name="P129">Эксперимент: заклинание Воплощения Индрэ</text:p>
      <text:p text:style-name="P124"><text:span text:style-name="T134">Испытуемая</text:span>: <text:span text:style-name="T142">Пинки Пай</text:span></text:p>
      <text:p text:style-name="P202">Синопсис: описание пробуждения испытуемой</text:p>
      <text:p text:style-name="P126">Замечания: <text:span text:style-name="T148">получить описание сна оказалось невозможным вследствие неадекватного поведения испытуемой. </text:span></text:p>
      <text:p text:style-name="P210"/>
      <text:p text:style-name="P8"/>
      <text:p text:style-name="P8"/>
      <text:p text:style-name="P8"/>
      <text:p text:style-name="P8"/>
      <text:p text:style-name="P8"/>
      <text:p text:style-name="P8"/>
      <text:p text:style-name="P8"/>
      <text:p text:style-name="P8"/>
      <text:p text:style-name="P8"/>
      <text:p text:style-name="P140">&lt;<text:span text:style-name="T49">Это уже видит Макс в своём сне — он проследит за Рэрити и остальными</text:span>&gt;</text:p>
      <text:p text:style-name="P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7">Внезапно он открыл глаза и посмотрел на экран. В глазах его отражалась цепочка пони, как у прыгнувшей за миг до того в экран пони.</text:p>
      <text:p text:style-name="P7">Рябь экрана разглаживалась, он постепенно становился непрозрачно-матовым. Так же угасало отражение светящейся цепочки в глазах у юноши.</text:p>
      <text:p text:style-name="P107"/>
      <text:h text:style-name="P219" text:outline-level="2">Сон Рэрити</text:h>
      <text:p text:style-name="P5"/>
      <text:p text:style-name="P5">… в огромном пустом пространстве, а меня окружают звёзды, <text:span text:style-name="T1">–</text:span> рассказывала Рэрити, когда мы с пегаской вломились в библиотеку.</text:p>
      <text:p text:style-name="P5"><text:span text:style-name="T1">–</text:span> Привет Макс, - кивнула она мне.</text:p>
      <text:p text:style-name="P5">Рэрити перевела взгляд с меня на взъерошенную пегаску и недоверчиво сморщила носик.</text:p>
      <text:p text:style-name="P5"><text:span text:style-name="T1">–</text:span> Боже, какие страсти! - прошептала она.</text:p>
      <text:p text:style-name="P5">Твайлайт кивнула нам, приглашая к столу. Рядом сидела Пинки и ещё две незнакомых мне прежде <text:soft-page-break/>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text:span text:style-name="T1">–</text:span> Ну так вот, <text:span text:style-name="T1">–</text:span> продолжила Рэрити, <text:span text:style-name="T1">–</text:span> в этом космосе вдруг появилась звёздочка...</text:p>
      <text:p text:style-name="P5"/>
      <text:p text:style-name="P5"><text:span text:style-name="T17">&lt;</text:span><text:span text:style-name="T40">Вкратце суть сна Рэрити.</text:span></text:p>
      <text:p text:style-name="P5"><text:span text:style-name="T40">Она проснулась в мире Терры веб-дизайнером. И мир Эквестрии ей только снился </text:span><text:span text:style-name="T43">—</text:span><text:span text:style-name="T40"> и быстро начал забываться. Т.е. мир Эквестрии - всего лишь сон терранского парня (девушки?)</text:span></text:p>
      <text:p text:style-name="P5"><text:span text:style-name="T40">к экрану - очередь из пони (пони пропадают из Эквестрии). В очереди близко к экрану </text:span><text:span text:style-name="T43">—</text:span><text:span text:style-name="T40"> Селестия. Рэрити </text:span><text:span text:style-name="T43">—</text:span><text:span text:style-name="T40"> без очереди (у неё </text:span><text:span text:style-name="T43">—</text:span><text:span text:style-name="T40"> билет-пропуск от Индрэ).</text:span></text:p>
      <text:p text:style-name="P5"><text:span text:style-name="T40">Рэрити проснулась парнем, т.к. в Эквестрии </text:span><text:span text:style-name="T43">—</text:span><text:span text:style-name="T40"> матриархат, роль терранских мужчин там несут кобылы.</text:span></text:p>
      <text:p text:style-name="P5"><text:span text:style-name="T40">В конце-концов Макс проснётся на Земле, всё это ему приснится и он быстро забудет этот сон. По стопам этого сна он напишет книгу</text:span><text:span text:style-name="T17">&gt;</text:span></text:p>
      <text:p text:style-name="P5"/>
      <text:p text:style-name="P13">***</text:p>
      <text:p text:style-name="P5"/>
      <text:p text:style-name="P5"><text:span text:style-name="T17">&lt;</text:span><text:span text:style-name="T40">Влад рассказывает Максу о своём сне </text:span><text:span text:style-name="T43">—</text:span><text:span text:style-name="T40"> как он был поняхой, а потом проснулся в мире Терры</text:span><text:span text:style-name="T17">&gt;</text:span></text:p>
      <text:p text:style-name="P25"/>
      <text:p text:style-name="P5"><text:span text:style-name="T17">– </text:span>... я слишком приблизилась к экрану и меня стало тянуть к нему. Пони, ждущий своей очереди, еле увернулся от меня <text:span text:style-name="T17">—</text:span> так быстро я неслась к экрану, <text:span text:style-name="T17">–</text:span> возбуждённо говорила Рэрити, <text:span text:style-name="T17">–</text:span> но тут… <text:span text:style-name="T17">–</text:span> она запнулась.</text:p>
      <text:p text:style-name="P5"><text:span text:style-name="T17">–</text:span> Да? Что “тут”? <text:span text:style-name="T17">–</text:span> Твайлайт была вся внимание.</text:p>
      <text:p text:style-name="P5"><text:span text:style-name="T17">–</text:span> Тут я проснулась.</text:p>
      <text:p text:style-name="P5"><text:span text:style-name="T17">–</text:span> О, понятно. Я была вынуждена прервать ваше сновидение, так как Макс очень плохо выглядел. <text:span text:style-name="T17">–</text:span> <text:span text:style-name="T1">о</text:span>бъяснила Твайлайт. <text:span text:style-name="T17">–</text:span> В твоих манекенах в бутике больше жизни, чем тогда было в нём <text:span text:style-name="T17">–</text:span> она указала копытом на меня. <text:span text:style-name="T17">–</text:span> Но даже то, что ты успела увидеть, очень интересно. Сфера из светящихся пони <text:span text:style-name="T17">–</text:span> это, конечно же, Эгрегор Эквестрии. Место, откуда берутся и куда уходят все пони</text:p>
      <text:p text:style-name="P5">(<text:span text:style-name="T17">&lt;</text:span><text:span text:style-name="T40">согласовать с тем, что говорил Анакорн о Р/Д</text:span><text:span text:style-name="T17">&gt;</text:span>). </text:p>
      <text:p text:style-name="P5">Об этом Эгрегоре пишется в книге <text:span text:style-name="T17">&lt;</text:span><text:span text:style-name="T40">Изменчивой Магии</text:span><text:span text:style-name="T17">&gt;</text:span>. То, что Рэрити удалось его увидеть <text:span text:style-name="T17">—</text:span> невероятно! До неё это удалось всего лишь четырём величайшим магам Эквестрии. Теперь я понимаю силу заклинания Двойного Сна!</text:p>
      <text:p text:style-name="P5"><text:span text:style-name="T1">Т</text:span>вайлайт в возбуждении ходила кругами по читальному залу.</text:p>
      <text:p text:style-name="P5"><text:span text:style-name="T17">–</text:span> Та цепочка пони, уходящих в экран… Рэрити, опиши, пожалуйста, что ты видела за экраном? Как можно более детально.</text:p>
      <text:p text:style-name="P5">Единорожка наморщила лоб, вспоминая.</text:p>
      <text:p text:style-name="P5"><text:span text:style-name="T1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5"/>
      <text:p text:style-name="P5"><text:span text:style-name="T17">&lt;</text:span><text:span text:style-name="T40">обоснование сна для Р/Д. РД видит несколько вариантов историй с Mane6 </text:span><text:span text:style-name="T43">—</text:span><text:span text:style-name="T40"> и с собой + Леро </text:span><text:span text:style-name="T43">—</text:span><text:span text:style-name="T40"> намёк на несовместимые фанфики</text:span></text:p>
      <text:p text:style-name="P5"><text:span text:style-name="T40">Пинки видит кошмар (кексики) и сходит с ума. И ещё она видит как Селестия стала Матрицей (подпрограммой Нексуса)</text:span><text:span text:style-name="T17">&gt;</text:span></text:p>
      <text:p text:style-name="P5"/>
      <text:p text:style-name="P5"><text:soft-page-break/><text:span text:style-name="T17">–</text:span> Хммм… <text:span text:style-name="T17">–</text:span> Твайлайт в задумчивости остановилась перед одной из полок. <text:span text:style-name="T1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text:span text:style-name="T17">–</text:span> И самое главное… <text:span text:style-name="T17">–</text:span> Рэрити задумчиво потерла висок. <text:span text:style-name="T17">–</text:span> В той очереди, совсем близко к экрану стояла она…</text:p>
      <text:p text:style-name="P5"><text:span text:style-name="T17">–</text:span> Кто <text:span text:style-name="T17">—</text:span> она? <text:span text:style-name="T17">–</text:span> повернулась Твайлайт.</text:p>
      <text:p text:style-name="P5"><text:span text:style-name="T17">–</text:span> Её Высочество, принцесса Селестия...</text:p>
      <text:p text:style-name="P106"/>
      <text:p text:style-name="P104"/>
      <text:p text:style-name="P104"/>
      <text:p text:style-name="P104"/>
      <text:p text:style-name="P104"/>
      <text:p text:style-name="P104"/>
      <text:p text:style-name="P104"/>
      <text:p text:style-name="P104"/>
      <text:p text:style-name="P104"/>
      <text:p text:style-name="P104"/>
      <text:p text:style-name="P89">&lt;<text:span text:style-name="T40">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60"/>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text:soft-page-break/>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6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60"/>
      <text:p text:style-name="P60"/>
      <text:p text:style-name="P59">&lt;<text:span text:style-name="T40">–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7">–</text:span> М-м-м. В описании заклинания Свирл упоминал гармонию. Я и подумал, а что, если это кат-то связано с тобой и твоими друзьями?</text:p>
      <text:p text:style-name="P3"><text:span text:style-name="T17">–</text:span> Хм. Ты так думаешь? <text:span text:style-name="T17">–</text:span> Единорожка вытащила с помощью магии засаленый том из угловой полки с знакомым названием: “Основы магического искусства”.</text:p>
      <text:p text:style-name="P3"><text:span text:style-name="T17">–</text:span> М-м-м… “...на укрепление гармонии нашего континуума...”.</text:p>
      <text:p text:style-name="P3">Твайлайт начала в возбуждении ходить по читальному залу.</text:p>
      <text:p text:style-name="P4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59"/>
      <text:p text:style-name="P59">&gt;</text:p>
      <text:p text:style-name="P58"/>
      <text:p text:style-name="P58"/>
      <text:p text:style-name="P54"/>
      <text:p text:style-name="P109">.<text:span text:style-name="T40">..Макс! Запрошенный тобой </text:span><text:span text:style-name="T43">&lt;</text:span><text:span text:style-name="T40">синхрофазотрон</text:span><text:span text:style-name="T43">&gt; </text:span><text:span text:style-name="T40">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23"><text:span text:style-name="T64">&lt;</text:span><text:span text:style-name="T46">Макс помогает починить Эпплджек повозку.</text:span><text:span text:style-name="T64">&gt;</text:span></text:p>
      <text:p text:style-name="P54"><text:soft-page-break/></text:p>
      <text:p text:style-name="P163">&lt;<text:span text:style-name="T4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63"><text:span text:style-name="T41">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9">после новости, что Селестия исчезла </text:span><text:span text:style-name="T1">(</text:span><text:span text:style-name="T50">Ты</text:span><text:span text:style-name="T49"> что! Нельзя любить фаэри! Она похитит твоё сердце и ты будешь искать её до смерти</text:span><text:span text:style-name="T50">)</text:span><text:span text:style-name="T49"> — Пинки </text:span><text:span text:style-name="T50">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63">&lt;<text:span text:style-name="T50">В разговоре с Луной после исчезновения Селестии Макс узнаёт, что она (Селестия) холодна к сексу. </text:span>&gt;</text:p>
      <text:p text:style-name="P12"/>
      <text:p text:style-name="P12">***</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7">–</text:span> Элементы-шмелементы, <text:span text:style-name="T17">–</text:span> проворчал Спайк, выкарабкиваясь из-под Твайлайт, <text:span text:style-name="T17">–</text:span> привет, Макс (мы с ним виделись пару раз в Кантерлоте). Ты как, не ушиблась? <text:span text:style-name="T17">–</text:span> Дракончик повернулся к единорожке <text:span text:style-name="T17">&lt;</text:span><text:span text:style-name="T41">аликорнице?</text:span><text:span text:style-name="T17">&gt;</text:span>.</text:p>
      <text:p text:style-name="P2"><text:span text:style-name="T17">–</text:span> Да нет, всё в порядке, Спайк. <text:span text:style-name="T1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7">–</text:span> Вообще-то говоря, мне каже<text:span text:style-name="T88">т</text:span>ся, внешняя сила <text:span text:style-name="T1">—</text:span> это я. Я точно произошёл не в Эквестрии и вообще не в этом мире.</text:p>
      <text:p text:style-name="P2"><text:span text:style-name="T17">–</text:span> Да, логично, <text:span text:style-name="T17">–</text:span> сказала в нос Твайлайт. <text:span text:style-name="T17">–</text:span> Могла бы и сама догадаться.</text:p>
      <text:p text:style-name="P2"><text:span text:style-name="T17">–</text:span> Но проблема в том, что я не знаю, ак помочь вам. Может, я какая-то неправильная сила? <text:span text:style-name="T17">–</text:span> Я поправил платок на носу Твайлайт.</text:p>
      <text:p text:style-name="P2"><text:span text:style-name="T17">–</text:span> Заклинания Свирла Бородатого обычно срабатывают без ошибок.</text:p>
      <text:p text:style-name="P2"><text:span text:style-name="T17">–</text:span> Если их правильно вызывают, <text:span text:style-name="T17">–</text:span> пробурчал возвратившийся Спайк, укладываясь в корзинку.</text:p>
      <text:p text:style-name="P2"><text:span text:style-name="T17">–</text:span> Что он имел ввиду?</text:p>
      <text:p text:style-name="P2"><text:span text:style-name="T17">–</text:span> Нууу, - Твайлайт смутилась, <text:span text:style-name="T17">–</text:span> заклинание сработало со второй попытки. В первый раз, с <text:span text:style-name="T4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text:soft-page-break/>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7">–</text:span> Единорожка опустила голову.</text:p>
      <text:p text:style-name="P2"/>
      <text:p text:style-name="P2"><text:span text:style-name="T17">&lt;</text:span><text:span text:style-name="T40">Селестия проснётся на Терре в облике кибермозга, т.к. в своём мире она на ступень выше пони (а кибермозг на Терре на ступень выше людей)</text:span><text:span text:style-name="T17">&gt;</text:span></text:p>
      <text:p text:style-name="P2"><text:span text:style-name="T17">–</text:span> Да, печально получилось <text:span text:style-name="T17">&lt;</text:span><text:span text:style-name="T41">и всего-то</text:span><text:span text:style-name="T1">?</text:span><text:span text:style-name="T17">&gt;</text:span>. Но вернёмся к заклинанию. Во второй раз вы вызвали его правильно <text:span text:style-name="T1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7">–</text:span> Нет, она мне ничего не говорила. Но, видишь ли, ваше королевство и вы сами описаны в моём мире в детском сериале.</text:p>
      <text:p text:style-name="P2"><text:span text:style-name="T17">–</text:span> Мы? Описаны? <text:span text:style-name="T17">–</text:span> Твайлайт от удивления открыла рот. <text:span text:style-name="T1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7">–</text:span> Вряд ли кто-то из людей побывал здесь до меня. До вас ведь никто не вызывал это заклинание Свирла?</text:p>
      <text:p text:style-name="P2"><text:span text:style-name="T17">–</text:span> Нет. Собрание столь сильных магов запомнилось бы.</text:p>
      <text:p text:style-name="P2"><text:span text:style-name="T1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7">–</text:span> Вам нравятся рассказы про Эквестрию? <text:span text:style-name="T17">–</text:span> Твайлайт улыбнулась.</text:p>
      <text:p text:style-name="P2"><text:span text:style-name="T1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7">–</text:span> Брони?</text:p>
      <text:p text:style-name="P2"><text:span text:style-name="T1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7">–</text:span> Ого! У нас есть поклонники! Интересно было бы поговорить об этом с твоим другом.</text:p>
      <text:p text:style-name="P2"><text:span text:style-name="T17">–</text:span> Его нет. Он погиб полгода назад.</text:p>
      <text:p text:style-name="P2"><text:span text:style-name="T17">–</text:span> О, мои соболезнования! <text:span text:style-name="T17">–</text:span> Твайлайт подошла ко мне и положила переднюю ногу мне на плечо (когда я сидел, она вполне могла достать до него). <text:span text:style-name="T17">–</text:span> Друзей терять очень тяжко.</text:p>
      <text:p text:style-name="P2"><text:span text:style-name="T1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7">–</text:span> Подумать только! <text:span text:style-name="T17">–</text:span> бормотала она про себя, <text:span text:style-name="T1">—</text:span> мы и наша страна описана в жеребячьих книжках в другом мире!</text:p>
      <text:p text:style-name="P2"><text:soft-page-break/>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7">–</text:span> Нууу, я не думаю, что это описан наша Терра. У нас ничего подобного не водится.</text:p>
      <text:p text:style-name="P2"><text:span text:style-name="T17">–</text:span> Да? Ну ладно. В конце-концов, это всего лишь миф. Свирл Бородатый, правда, упоминал о двух случаях встреч с существами, похожими на вас. <text:span text:style-name="T1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7">–</text:span> Печенье испёк Спайк. Он на удивление искусный повар, когда на него находит вдохновение.</text:p>
      <text:p text:style-name="P2"><text:span text:style-name="T1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7">–</text:span> Я помню, ваша магия Элементов Гармонии обладает большой силой.</text:p>
      <text:p text:style-name="P2"><text:span text:style-name="T17">–</text:span> Да. <text:span text:style-name="T17">–</text:span> <text:span text:style-name="T1">к</text:span>ивнула Твайлайт. <text:span text:style-name="T1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7">–</text:span> Для восстановления гармонии, говришь, <text:span text:style-name="T17">–</text:span> я почесал затылок.</text:p>
      <text:p text:style-name="P2"><text:span text:style-name="T17">–</text:span> Ну да, это так. Большие возмущения гармонии можно исправить только с помощью… Ой!..</text:p>
      <text:p text:style-name="P2"><text:span text:style-name="T17">–</text:span> Угу, вот именно. Сейчас имеем “большое возмущение гармонии”.</text:p>
      <text:p text:style-name="P2">Твайлайт прижала копыта к вискам.</text:p>
      <text:p text:style-name="P2"><text:span text:style-name="T1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тому же они биологически бессмертны.</text:p>
      <text:p text:style-name="P24"/>
      <text:p text:style-name="P2"><text:span text:style-name="T17">&lt;</text:span><text:span text:style-name="T4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7">&gt;</text:span></text:p>
      <text:p text:style-name="P24"/>
      <text:p text:style-name="P2"><text:span text:style-name="T17">–</text:span> Хорошо, у тебя есть какие-то встречные предложения?</text:p>
      <text:p text:style-name="P2"><text:soft-page-break/>Твайлайт задумчиво прошлась вдоль книжной полки.</text:p>
      <text:p text:style-name="P2"><text:span text:style-name="T1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7">–</text:span> Для духа я слишком материален.</text:p>
      <text:p text:style-name="P2"><text:span text:style-name="T17">–</text:span> Я знаю. Но ничего более подходящего в голову не приходит. Приходи завтра после обеда. Хорошо?</text:p>
      <text:p text:style-name="P2"><text:span text:style-name="T17">–</text:span> Хорошо, Твайлайт. Приду. Спокойной ночи!</text:p>
      <text:p text:style-name="P2"><text:span text:style-name="T17">–</text:span> Спокойной ночи, Макс!</text:p>
      <text:p text:style-name="P2"/>
      <text:h text:style-name="P221" text:outline-level="2"/>
      <text:p text:style-name="P23"/>
      <text:p text:style-name="P23"/>
      <text:p text:style-name="P23"/>
      <text:p text:style-name="P23"/>
      <text:p text:style-name="P2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24"/>
      <text:p text:style-name="P31">&lt;<text:span text:style-name="T41">самолёт в эквестрию проваливается во время </text:span><text:span text:style-name="T4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64">&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54"/>
      <text:p text:style-name="P72">&lt;<text:span text:style-name="T4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43"><text:span text:style-name="T17">&lt;Селестия </text:span>хочет любым способом (34) расположить к себе Макса, чтоб получить союзника в борьбе за спасение Эквестрии<text:span text:style-name="T17">&gt;</text:span></text:p>
      <text:p text:style-name="P2"/>
      <text:p text:style-name="P2"><text:span text:style-name="T17">–</text:span> А дальше всё было хуже, намного хуже...</text:p>
      <text:p text:style-name="P2"/>
      <text:p text:style-name="P1"/>
      <text:p text:style-name="P110">&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110"><text:soft-page-break/>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12">***</text:p>
      <text:p text:style-name="P24"/>
      <text:p text:style-name="P2"><text:span text:style-name="T17">&lt;Луна - </text:span><text:span text:style-name="T4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24"/>
      <text:h text:style-name="P220" text:outline-level="2">Рейд пони-рэйнджеров</text:h>
      <text:p text:style-name="P2">&lt;Магия изо всех окраин Эквестрии бежит к её центру — в Вечнодикий лес&gt;</text:p>
      <text:p text:style-name="P41">(леденящий душу триллер, музыка тревожная)</text:p>
      <text:p text:style-name="P16">&lt;<text:span text:style-name="T4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ветру. <text:span text:style-name="T17">–</text:span> Ты её хорошенько угостил. По первому разряду!</text:p>
      <text:p text:style-name="P2"><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text:soft-page-break/>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12">***</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39">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12">***</text:p>
      <text:p text:style-name="P2"><text:span text:style-name="T17">&lt;</text:span><text:span text:style-name="T41">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7">&lt;</text:span><text:span text:style-name="T40">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oft-page-break/><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7">–</text:span> Мечтательно разглагольствовал Калрус.</text:p>
      <text:p text:style-name="P2"><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12">***</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40">???</text:span><text:span text:style-name="T17">&gt;</text:span></text:p>
      <text:p text:style-name="P2">Луна обошла Кимеринна. </text:p>
      <text:p text:style-name="P2"><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pan text:style-name="T17">–</text:span> Расслабьтесь, Кимеринн. Вы очень скованы. Я вижу, вам нелегко пришлось в этом походе.</text:p>
      <text:p text:style-name="P2"><text:soft-page-break/>Растерзанная шея жеребца напомнила Луне о другом, которого она называла на “ты” больше тысячи лет назад, во время восстания.</text:p>
      <text:p text:style-name="P2"><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220" text:outline-level="2">Рейд пони-рэйнджеров-2 (<text:span text:style-name="T4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40">гидрорысью</text:span><text:span text:style-name="T17">&gt;</text:span> и нападением <text:span text:style-name="T17">&lt;</text:span><text:span text:style-name="T40">тентаклиан</text:span><text:span text:style-name="T17">&gt;</text:span> казался мне ещё опаснее. А если этот корабль обследовать как следует…</text:p>
      <text:p text:style-name="P2"><text:soft-page-break/><text:span text:style-name="T17">–</text:span> Заночуем внутри. - <text:span text:style-name="T1">р</text:span>ешил я.</text:p>
      <text:p text:style-name="P2"><text:span text:style-name="T17">&lt;</text:span><text:span text:style-name="T40">Нужен ли тут самолёт? Нужен артефакт из Fallout Equestria - летучий корабль</text:span>?<text:span text:style-name="T17">&gt;</text:span></text:p>
      <text:p text:style-name="P2">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12">***</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12">***</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Я взглянул вверх. На металлической стенке чётко отпечатались четыре полукруга копыт. </text:p>
      <text:p text:style-name="P2"><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pan text:style-name="T17">–</text:span> А как же! Странное такое. Похожее на обезьяну. Но стройнее и грациознее. И оно было одето…</text:p>
      <text:p text:style-name="P2"><text:soft-page-break/><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22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text:soft-page-break/>очень жаль…</text:p>
      <text:p text:style-name="P2">Селестия через силу улыбнулась.</text:p>
      <text:p text:style-name="P2"><text:span text:style-name="T17">–</text:span> Пони умеют переносить тяготы, Макс. <text:span text:style-name="T1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7">&lt;</text:span><text:span text:style-name="T4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pan text:style-name="T17">&lt;</text:span><text:span text:style-name="T4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
      <text:p text:style-name="P2"/>
      <text:p text:style-name="P2"/>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58"/>
      <text:p text:style-name="P72">Она вытянула шею и начала по очереди сгибать-разгибать ноги, разминая суставы.</text:p>
      <text:p text:style-name="P72"><text:span text:style-name="T17">–</text:span> Слишком поздно, <text:span text:style-name="T17">–</text:span> пробормотала она, глядя через панорамное окно на ночное небо. <text:span text:style-name="T17">–</text:span> Даже, скорее, рано. Сестра скоро вернётся.</text:p>
      <text:p text:style-name="P2"><text:soft-page-break/></text:p>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220" text:outline-level="2">В библиотеке замка Селестии</text:h>
      <text:p text:style-name="P164"/>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7">&lt;</text:span><text:span text:style-name="T40">название книги</text:span><text:span text:style-name="T1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7">&lt;</text:span><text:span text:style-name="T40">название библиотеки</text:span><text:span text:style-name="T17">&gt;</text:span>, пытаясь найти хоть какую-нибудь зацепку. Но всё тщётно.</text:p>
      <text:p text:style-name="P2">Если верить заклинанию, я <text:span text:style-name="T17">—</text:span> внешняя сила, и если меня хорошо попросить <text:span text:style-name="T17">&lt;</text:span><text:span text:style-name="T40">см. выше - ночь с Селестией</text:span><text:span text:style-name="T1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220" text:outline-level="2">Понивилль</text:h>
      <text:p text:style-name="P2"/>
      <text:h text:style-name="P22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oft-page-break/><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139">...</text:p>
      <text:p text:style-name="P2"/>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137"><text:soft-page-break/>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220" text:outline-level="2">Первый сеанс двойного сна. Рэрити</text:h>
      <text:p text:style-name="P2"/>
      <text:p text:style-name="P2"><text:span text:style-name="T17">&lt;</text:span><text:span text:style-name="T4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40">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oft-page-break/><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220" text:outline-level="2">Сон Макса</text:h>
      <text:p text:style-name="P164"/>
      <text:p text:style-name="P2"><text:span text:style-name="T17">&lt;</text:span><text:span text:style-name="T4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17">–</text:span> Готова, <text:span text:style-name="T17">–</text:span> процедила она.</text:p>
      <text:p text:style-name="P43">В сон отправились сразу три пони <text:span text:style-name="T17">—</text:span> Рэрити, Рэйнбоу Дэш и Пинки. Пинки после пробуждения Макса пробуждается безумной <text:span text:style-name="T17">—</text:span> Твайлайт пытается её лечить</text:p>
      <text:p text:style-name="P2"><text:span text:style-name="T40">Эгрегор Эквестрии </text:span><text:span text:style-name="T43">—</text:span><text:span text:style-name="T40"> Селестия </text:span><text:span text:style-name="T43">—</text:span><text:span text:style-name="T40"> на кончике главного рога Анакорна</text:span><text:span text:style-name="T17">&gt;</text:span></text:p>
      <text:p text:style-name="P12">***</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pan text:style-name="T17">–</text:span> Мне не понравился цвет твоей мордочки. Ты стал слишком бледный. Я решила прервать твой сон. Как ты себя ...</text:p>
      <text:p text:style-name="P2"><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46"/>
      <text:p text:style-name="P2"/>
      <text:p text:style-name="P2"><text:span text:style-name="T17">–</text:span> Я первая предложила! <text:span text:style-name="T17">–</text:span> возмутилась Пинки.</text:p>
      <text:p text:style-name="P2"><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22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text:soft-page-break/>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7">&lt;</text:span><text:span text:style-name="T40">Рэйнбоу объясняет Максу, почему Пинки расплатилась за него </text:span><text:span text:style-name="T41">—</text:span><text:span text:style-name="T40"> и вспоминает, что когда-то уже объясняла нечто подобное (Леро)</text:span></text:p>
      <text:p text:style-name="P2"><text:span text:style-name="T40">У Твайлайт после видения гибели Кимеринна появились морщинки возле глаз</text:span><text:span text:style-name="T17">&gt;</text:span></text:p>
      <text:p text:style-name="P2"/>
      <text:h text:style-name="P22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7">–</text:span> Привет! Куда это ты собрался? <text:span text:style-name="T17">–</text:span> <text:span text:style-name="T1">п</text:span>розвучало из листвы, как только я взялся за ручку двери. С ветки на землю спланировала Рэйнбоу Дэш.</text:p>
      <text:p text:style-name="P2"><text:span text:style-name="T17">–</text:span> Она ещё спит. Вчера пересидела за книгами. Не стоит её будить. <text:span text:style-name="T17">–</text:span> пегаска <text:span text:style-name="T1">к</text:span>ивнула на дверь. <text:span text:style-name="T17">–</text:span> Ну, пошли?</text:p>
      <text:p text:style-name="P2"><text:span text:style-name="T17">–</text:span> Пошли, Рэйнбоу Дэш. А куда?</text:p>
      <text:p text:style-name="P2"><text:span text:style-name="T17">–</text:span> Слушай, зови меня Дэш. А то и мне придётся звать тебя полным именем, а я этого не выношу.</text:p>
      <text:p text:style-name="P2"><text:span text:style-name="T17">–</text:span> Договорились, Дэш. Так куда мы идём?</text:p>
      <text:p text:style-name="P2"><text:span text:style-name="T17">–</text:span> К <text:span text:style-name="T17">&lt;</text:span><text:span text:style-name="T40">водопаду</text:span><text:span text:style-name="T17">&gt;</text:span>. Там здоровски красивое место.</text:p>
      <text:p text:style-name="P2"><text:span text:style-name="T17">–</text:span> А я думал, ты хочешь показать мне Понивилль.</text:p>
      <text:p text:style-name="P2"><text:span text:style-name="T17">–</text:span> Да ладно, <text:span text:style-name="T17">–</text:span> засмеялась пегаска, скосив на меня смущёную мордочку, <text:span text:style-name="T1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7">–</text:span> Макс, <text:span text:style-name="T17">–</text:span> нарушила молчание Дэш, <text:span text:style-name="T1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7">–</text:span> Дежа вю? Ты об этом?</text:p>
      <text:p text:style-name="P2"><text:span text:style-name="T17">– </text:span>Что? Какое ещё дежавю?</text:p>
      <text:p text:style-name="P2"><text:span text:style-name="T17">–</text:span> Ложные воспоминания. Ты помнишь о чём-то, чего на самом деле никогда не было.</text:p>
      <text:p text:style-name="P2"><text:span text:style-name="T17">–</text:span> Хм. Может, и дежавю… Может… А если всё же было? Но ты не помнишь когда и как?</text:p>
      <text:p text:style-name="P2"><text:span text:style-name="T17">–</text:span> Дэш, не говори загадками. Если хочешь услышать внятный ответ, задавай внятный вопрос.</text:p>
      <text:p text:style-name="P2"><text:span text:style-name="T17">–</text:span> Не готова я… задать внятный вопрос. <text:span text:style-name="T17">–</text:span> <text:span text:style-name="T1">п</text:span>робормотала пегаска. <text:span text:style-name="T17">–</text:span> Нам туда.</text:p>
      <text:p text:style-name="P2">Дэш указала на тропку, уводящую от путей в молодой берёзово-кленовый лесок.</text:p>
      <text:p text:style-name="P2"><text:soft-page-break/><text:span text:style-name="T17">–</text:span> Ну-у-у, так мы до вечера не дойдём. <text:span text:style-name="T17">–</text:span> <text:span text:style-name="T1">н</text:span>едовольно заметила Дэш через пару минут. <text:span text:style-name="T17">–</text:span> Пробежимся?</text:p>
      <text:p text:style-name="P2"><text:span text:style-name="T17">–</text:span> Из меня бегун тот ещё. <text:s/>Я проплыть могу больше, чем пробежать.</text:p>
      <text:p text:style-name="P2"><text:span text:style-name="T1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7">–</text:span> Всё, Дэш. Я больше не могу.</text:p>
      <text:p text:style-name="P2"><text:span text:style-name="T17">–</text:span> Ты шутишь? Мы и полмили не пробежали.</text:p>
      <text:p text:style-name="P2"><text:span text:style-name="T17">–</text:span> Понимаешь, бег <text:span text:style-name="T1">—</text:span> не моя сильная сторона. Никогда не умел долго бегать.</text:p>
      <text:p text:style-name="P2"><text:span text:style-name="T17">–</text:span> Как же ты жил тогда? <text:span text:style-name="T17">–</text:span> недоумённо уставилась на меня пегаска. <text:span text:style-name="T17">– </text:span><text:span text:style-name="T1">Летать-то ты тоже не умеешь?</text:span></text:p>
      <text:p text:style-name="P2"><text:span text:style-name="T1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7">–</text:span> Ничего себе “скорее исключение, чем правило”, <text:span text:style-name="T17">–</text:span> удивлённо повторила Дэш. <text:span text:style-name="T17">–</text:span> Да у нас это такое же исключение, как нелетающий пегас! Какое уж там “правило”! Дискорд, что же нам делать? Так мы не успеем…</text:p>
      <text:p text:style-name="P2"><text:span text:style-name="T17">–</text:span> Мы можем вернуться. А это место ты покажешь мне в другой раз. Выберемся туда в двухдневный поход.</text:p>
      <text:p text:style-name="P2"><text:span text:style-name="T17">–</text:span> Нет уж! Никаких “вернуться”. Если вернёмся, то никогда уже там не побываем. <text:span text:style-name="T17">–</text:span> <text:span text:style-name="T1">с</text:span>ерьёзно заявила Дэш. <text:span text:style-name="T17">–</text:span> Уж поверь мне. Вот что. У тебя передние лапы <text:span text:style-name="T1">—</text:span> те, которые с пальцами, <text:span text:style-name="T1">—</text:span> сильные?</text:p>
      <text:p text:style-name="P2"><text:span text:style-name="T17">&lt;</text:span><text:span text:style-name="T40">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text:span text:style-name="T17">–</text:span> Сможешь меня удержать?</text:p>
      <text:p text:style-name="P2"><text:span text:style-name="T17">–</text:span> Ты про руки, что ли? Смогу. А зачем?</text:p>
      <text:p text:style-name="P2"><text:span text:style-name="T1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7">–</text:span> <text:span text:style-name="T1">н</text:span>ачала оправдываться Дэш.</text:p>
      <text:p text:style-name="P2"><text:span text:style-name="T1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7">–</text:span> Ну да, не сообразила сразу насчёт баланса, <text:span text:style-name="T17">–</text:span> рассмеялась пегаска, вставая на ноги. <text:span text:style-name="T1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7">–</text:span> Ю-у-у-у-ху-у-у-у!!! <text:span text:style-name="T17">–</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2"><text:span text:style-name="T17">&lt;</text:span><text:span text:style-name="T40">Дэш расплачивается за Макса в кафе. Когда тот спрашивает, почему она и Пинки платят за него, Дэш, вместо ответа, говорит:</text:span></text:p>
      <text:p text:style-name="P2"><text:span text:style-name="T43">–</text:span><text:span text:style-name="T40"> Пинки? </text:span><text:span text:style-name="T43">–</text:span><text:span text:style-name="T40"> Дэш сморщила нос. </text:span><text:span text:style-name="T43">–</text:span><text:span text:style-name="T40"> Я скажу ей, чтоб больше не </text:span><text:span text:style-name="T43">платила.</text:span><text:span text:style-name="T17">&gt;</text:span></text:p>
      <text:p text:style-name="P2"><text:span text:style-name="T17">Хотя</text:span> за то немногое время, что мы провели вместе, я понял, что ожидать от голубой пегаски предсказуемости <text:span text:style-name="T1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7">—</text:span> скажем, 35 <text:span text:style-name="T17">– </text:span>40 метров (на 50 я без дыхательной подготовки давно не замахиваюсь, а о 75-ти уже даже и не вспоминаю), но в такой воде <text:span text:style-name="T1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7">–</text:span> Ф-р-р-р. Тьфу! Бр-р-р.</text:p>
      <text:p text:style-name="P2">Дэш выплюнула меня на берег и сама упала рядом.</text:p>
      <text:p text:style-name="P2"><text:span text:style-name="T17">–</text:span> Что ж? Ты? Не? Сказал? Что? <text:s/>Не? Умеешь? Плавать? <text:span text:style-name="T17">–</text:span> <text:span text:style-name="T1">в</text:span> промежутках между вздохами процедила Дэш.</text:p>
      <text:p text:style-name="P2"><text:span text:style-name="T17">–</text:span> С чего ты взяла? Я умею.</text:p>
      <text:p text:style-name="P2"><text:span text:style-name="T17">–</text:span> Ты ушёл под воду! И не выныривал! <text:span text:style-name="T17">–</text:span> <text:span text:style-name="T1">о</text:span>т возмущения пегаска даже забыла дышать.</text:p>
      <text:p text:style-name="P2"><text:span text:style-name="T17">–</text:span> Я не выныривал, потому что решил поплавать под водой. Я, вообще, это дело люблю.</text:p>
      <text:p text:style-name="P2"><text:span text:style-name="T17">–</text:span> Что??! И ты не предупредил меня?!! Знаешь, как я испугалась?!! Ни одна пони без магии столько под водой не продержится!!</text:p>
      <text:p text:style-name="P2"><text:span text:style-name="T1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7">–</text:span> Да. Это я виновата. Я дура. Извини, <text:span text:style-name="T1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7">&lt;</text:span><text:span text:style-name="T40">В Кантерлоте Макс присутствует на церемонии прощания с Кимеринном</text:span><text:span text:style-name="T1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7">–</text:span> Ух ты! <text:span text:style-name="T1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7">–</text:span> Как тут…</text:p>
      <text:p text:style-name="P2"><text:span text:style-name="T17">–</text:span> Красиво, правда? <text:span text:style-name="T17">–</text:span> Дэш отследила мой взгляд и кивнула.</text:p>
      <text:p text:style-name="P2"><text:span text:style-name="T17">–</text:span> Красиво <text:span text:style-name="T1">—</text:span> это не то <text:span text:style-name="T1">чувство</text:span>. Тут чудесно! Просто слов нет…</text:p>
      <text:p text:style-name="P2"><text:span text:style-name="T1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7">–</text:span> А сейчас? Сейчас у тебя есть такое чувство?</text:p>
      <text:p text:style-name="P2"><text:span text:style-name="T17">–</text:span> Сейчас мне хочется, чтобы ты это видел. Не знаю почему. То есть, не совсем чтобы не знаю. <text:span text:style-name="T17">–</text:span> Дэш отпрянула и посмотрела мне в глаза. <text:span text:style-name="T1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7">–</text:span> Это исключено, Дэш. Я никак не мог повстречаться с тобой в своём мире.</text:p>
      <text:p text:style-name="P2"><text:span text:style-name="T17">–</text:span> Да? Странно. Откуда же это чувство, будто я тебя знаю? <text:span text:style-name="T17">–</text:span> <text:span text:style-name="T1">п</text:span>робормотала пегаска. <text:span text:style-name="T1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7">–</text:span> Тебе надо просушить шерсть. Снимай-ка одежду! <text:span text:style-name="T17">–</text:span> <text:span text:style-name="T1">с</text:span>командовала Дэш.</text:p>
      <text:p text:style-name="P2"><text:span text:style-name="T1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7">–</text:span> Куда это ты спрятался? <text:span text:style-name="T17">–</text:span> <text:span text:style-name="T1">з</text:span>аросли вербы раздвинулись, пропуская пегаску.</text:p>
      <text:p text:style-name="P2"><text:span text:style-name="T17">–</text:span> Оп-па! <text:span text:style-name="T1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7">–</text:span> Ты чего? <text:span text:style-name="T17">–</text:span> <text:span text:style-name="T1">в</text:span> конце-концов озадаченно спросила она. <text:span text:style-name="T17">–</text:span> Что-то не так?</text:p>
      <text:p text:style-name="P2"><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7">–</text:span> А с кем не так? Со мной? С тобой? Или вообще? <text:span text:style-name="T17">–</text:span> <text:span text:style-name="T1">д</text:span>опытывалась пегаска.</text:p>
      <text:p text:style-name="P2"><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2"><text:span text:style-name="T17">–</text:span> Ну и?</text:p>
      <text:p text:style-name="P2"><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7">–</text:span> А какой смысл в этом правиле? Какую цель оно преследует?</text:p>
      <text:p text:style-name="P2"><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7">–</text:span> Вот видишь, ты меня правильно поняла. Описанные тобой табу у нас, кстати, тоже есть.</text:p>
      <text:p text:style-name="P2"><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7">&lt;</text:span><text:span text:style-name="T40">Аликорны </text:span><text:span text:style-name="T43">—</text:span><text:span text:style-name="T40"> элементали. Они воплощают в себе какую-либо сторону чаяний и настроений сообщества пони. Анакорн </text:span><text:span text:style-name="T43">—</text:span><text:span text:style-name="T40"> супераликорн, элементаль всего мира</text:span><text:span text:style-name="T17">&gt;</text:span></text:p>
      <text:p text:style-name="P24"/>
      <text:p text:style-name="P2"><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попросили спеть на празднике <text:span text:style-name="T17">&lt;</text:span><text:span text:style-name="T43">zxcbzxcvb</text:span><text:span text:style-name="T17">&gt;</text:span>.</text:p>
      <text:p text:style-name="P2">Я не ответил.</text:p>
      <text:p text:style-name="P2">Пегаска подошла поближе и села, прижавшись тёплым боком ко мне.</text:p>
      <text:p text:style-name="P2"><text:span text:style-name="T17">–</text:span> Ты молчишь. Я опять рассердила тебя, да? У меня постоянно с этим проблемы. <text:span text:style-name="T17">–</text:span> Дэш напряжённо смотрела в одну точку прямо перед собой. Её шерсть не могла скрыть мелко дрожи. <text:span text:style-name="T1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7">–</text:span> У тебя оригинальный способ исповедаться, Дэш, <text:span text:style-name="T17">–</text:span> наконец закашлялся я. <text:span text:style-name="T17">–</text:span> Затащить в укромное местечко, попытаться утопить, а под конец сорвать штаны и… <text:span text:style-name="T17">–</text:span> тут Дэш сама прыснула от смеха.</text:p>
      <text:p text:style-name="P2">Вдоволь отсмеявшись, Дэш ткнула меня носом в грудь и спросила:</text:p>
      <text:p text:style-name="P2"><text:span text:style-name="T17">–</text:span> И?</text:p>
      <text:p text:style-name="P2"><text:span text:style-name="T17">–</text:span> Что “и”?</text:p>
      <text:p text:style-name="P2"><text:span text:style-name="T17">–</text:span> Ты сказал: “ А под конец сорвать штаны и…” <text:span text:style-name="T17">–</text:span> вот я и хочу знать, что “и”?</text:p>
      <text:p text:style-name="P2">Я смутился.</text:p>
      <text:p text:style-name="P2"><text:span text:style-name="T17">–</text:span> Да ничего… Не бери в голову.</text:p>
      <text:p text:style-name="P2"><text:span text:style-name="T17">–</text:span> А я хочу брать! Какой ты всё-таки… <text:span text:style-name="T17">–</text:span> Дэш встала, потянувшись сначала передней половиной, потом задней.</text:p>
      <text:p text:style-name="P2"><text:span text:style-name="T17">–</text:span> Какой?</text:p>
      <text:p text:style-name="P2"><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text:soft-page-break/>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7">–</text:span> Короче, решай. <text:span text:style-name="T17">–</text:span> <text:span text:style-name="T1">е</text:span>ё нос почти касался моего. <text:span text:style-name="T1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7">–</text:span> Дэш, ты..?</text:p>
      <text:p text:style-name="P2"><text:span text:style-name="T17">–</text:span> Да, Дискорд тебя забери! Я предлагаю тебе ЗА-НЯТЬ-СЯ СЕК-СОМ со мной! <text:span text:style-name="T17">–</text:span> <text:span text:style-name="T1">п</text:span>очти зло отчеканила пегаска. <text:span text:style-name="T1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7">–</text:span> Дэш!</text:p>
      <text:p text:style-name="P2"><text:span text:style-name="T17">–</text:span> Да? <text:span text:style-name="T1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7">–</text:span> Ничего себе!</text:p>
      <text:p text:style-name="P2"><text:span text:style-name="T17">–</text:span> А ты как думал, откуда взялись пони-пегасы и пони-единороги?</text:p>
      <text:p text:style-name="P2"><text:span text:style-name="T17">–</text:span> Я думал, они всегда были.</text:p>
      <text:p text:style-name="P2"><text:span text:style-name="T17">–</text:span> Не всегда. Пегасы произошли от земных пони и грифонов. Пони-единороги <text:span text:style-name="T17">–</text:span> от земных пони и диких единорогов.</text:p>
      <text:p text:style-name="P2"><text:span text:style-name="T17">–</text:span> А что это за дикие единороги?</text:p>
      <text:p text:style-name="P2"><text:span text:style-name="T17">–</text:span> Сейчас они почти не встречаются. У них хвосты как у льва <text:span text:style-name="T1">—</text:span> с кисточкой на конце. И раздвоенные копыта.</text:p>
      <text:p text:style-name="P2"><text:span text:style-name="T17">–</text:span> А аликорны от кого произошли? От пегасов и единорогов?</text:p>
      <text:p text:style-name="P2"><text:span text:style-name="T17">–</text:span> Нет, <text:span text:style-name="T17">–</text:span> отрицательно покачала головой Дэш. <text:span text:style-name="T17">–</text:span> Никто не знает, как появились аликорны. Одно я знаю точно: если единорог спарится с пегасом, аликорна не получится.</text:p>
      <text:p text:style-name="P2"><text:span text:style-name="T17">–</text:span> Что ж, спасибо, что просветила. Однако…</text:p>
      <text:p text:style-name="P2"><text:span text:style-name="T17">–</text:span> Что?</text:p>
      <text:p text:style-name="P2"><text:span text:style-name="T17">–</text:span> Ты лежишь на мне.</text:p>
      <text:p text:style-name="P2"><text:span text:style-name="T17">–</text:span> Ну да, лежу, <text:span text:style-name="T17">–</text:span> Дэш ехидно улыбнулась и заёрзала животом. <text:span text:style-name="T17">–</text:span> А что?</text:p>
      <text:p text:style-name="P2"><text:span text:style-name="T17">–</text:span> А то, что в таком положении я до тебя не достану! У тебя слишком высоко расположена... ммм… анатомия.</text:p>
      <text:p text:style-name="P2"><text:span text:style-name="T17">–</text:span> Потерпи чуть-чуть, <text:span text:style-name="T17">–</text:span> пегаска хихикнула и снова заёрзала животом, прижав его ко мне. <text:span text:style-name="T1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text:soft-page-break/>животные, почти эзотерические ощущения.</text:p>
      <text:p text:style-name="P2"><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7">–</text:span> Эт-то магия-а-а-а.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предплечье. Дыхание у неё стало прерывистым.</text:p>
      <text:p text:style-name="P2"><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2"><text:span text:style-name="T17">–</text:span> Дэш, <text:span text:style-name="T17">–</text:span> рассмеялся я, <text:span text:style-name="T17">–</text:span> отпусти ухо!</text:p>
      <text:p text:style-name="P2"><text:span text:style-name="T17">–</text:span> Отпускаю, <text:span text:style-name="T17">–</text:span> шепнула пегаска мне в ухо. <text:span text:style-name="T17">–</text:span> А ты вытаскивай из меня палец и займись делом.</text:p>
      <text:p text:style-name="P2">С этими словами пегаска встала.</text:p>
      <text:p text:style-name="P12">***</text:p>
      <text:p text:style-name="P2">Последние полчаса мы просто лежали на пляже и нежились под вечерним солнцем, когда Дэш вскочила на ноги.</text:p>
      <text:p text:style-name="P2"><text:span text:style-name="T17">–</text:span> Мы опаздываем! Рэрити назначила на восемь часов вечера у Твайлайт!</text:p>
      <text:p text:style-name="P2"><text:span text:style-name="T17">&lt;</text:span><text:span text:style-name="T40">Р/Д отправляется в сон до Рэрити и там вспоминает Леро/Листа.</text:span><text:span text:style-name="T17">&gt;</text:span></text:p>
      <text:p text:style-name="P2">Пока я одевался, пегаска в нетерпении рыла копытом землю.</text:p>
      <text:p text:style-name="P2"><text:span text:style-name="T17">–</text:span> Оделся? Хватайся! <text:span text:style-name="T17">–</text:span> Дэш подпрыгнула и зависла у меня над головой, давая схватиться за ноги.</text:p>
      <text:p text:style-name="P2">И мы понеслись…</text:p>
      <text:p text:style-name="P2"/>
      <text:h text:style-name="P220" text:outline-level="2"/>
      <text:p text:style-name="P164"/>
      <text:p text:style-name="P164"/>
      <text:p text:style-name="P164"/>
      <text:p text:style-name="P164"/>
      <text:p text:style-name="P164"><text:soft-page-break/></text:p>
      <text:p text:style-name="P164"/>
      <text:p text:style-name="P164"/>
      <text:p text:style-name="P164"/>
      <text:p text:style-name="P2"><text:span text:style-name="T17">&lt;</text:span><text:span text:style-name="T40">Подходя к замку Принцесс, Дэш рассказывает Максу обо сне, который она утаила - с Леро.</text:span><text:span text:style-name="T17">&gt;</text:span> </text:p>
      <text:p text:style-name="P2"/>
      <text:p text:style-name="P2"><text:span text:style-name="T17">&lt;</text:span><text:span text:style-name="T40">Кто следующий готов рассказывать?</text:span></text:p>
      <text:p text:style-name="P43">Пинки дёрнулась на месте, но промолчала.</text:p>
      <text:p text:style-name="P2"><text:span text:style-name="T43">–</text:span><text:span text:style-name="T40"> Я расскажу, - шагнула вперёд радужная пегаска. </text:span><text:span text:style-name="T43">–</text:span><text:span text:style-name="T40"> Хотя вряд ли ты узнаешь что-то полезное. Там галиматья какая-то…</text:span><text:span text:style-name="T17">&gt;</text:span></text:p>
      <text:p text:style-name="P2"/>
      <text:p text:style-name="P2"><text:span text:style-name="T17">&lt;</text:span><text:span text:style-name="T40">Сон РД:</text:span></text:p>
      <text:p text:style-name="P43">...Неприятный зудящий звук, включается картинка. /сюжет из праздника падающих листьев (РД наблюдает саму себя) <text:span text:style-name="T17">–</text:span> original story <text:span text:style-name="T1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7">—</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17">—</text:span> она становится Пинкаминой из-за её сна <text:span text:style-name="T17">—</text:span> “Кексиков”. Также она видит во сне центр Эгрегора Эквестрии <text:span text:style-name="T17">—</text:span> Селестию. И она видит, как Селестия превращается в набор цифр и уходит в экран <text:span text:style-name="T17">—</text:span> в мир Терры.</text:p>
      <text:p text:style-name="P43">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40">В мире Терры они ищут Селестию. В конце-концов Макс находит её в кибермозге </text:span><text:span text:style-name="T43">—</text:span><text:span text:style-name="T4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3">—</text:span><text:span text:style-name="T40"> Эгрегором Эквестрии. После чего пееренос на Землю на 10 лет назад. Начало написания “Последнего фанфика”.</text:span><text:span text:style-name="T17">&gt;</text:span></text:p>
      <text:p text:style-name="P24"/>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
      <text:h text:style-name="P220" text:outline-level="2"/>
      <text:p text:style-name="P12">***</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17">–</text:span> Пинки, что с тобой? <text:span text:style-name="T17">–</text:span> Твайлайт склонилась над розовой пони. <text:span text:style-name="T17">–</text:span> У тебя волосы распрямились. И поседели.</text:p>
      <text:p text:style-name="P2"><text:span text:style-name="T17">–</text:span> Как поседели?! <text:span text:style-name="T17">–</text:span> <text:span text:style-name="T1">в</text:span>оскликнула Рэрити, тоже склоняясь над Пинки. <text:span text:style-name="T17">–</text:span> Дорогая, но ты слишком молода для седины! Я могу порекомендовать тебе очень хороший лосьон…</text:p>
      <text:p text:style-name="P2"><text:span text:style-name="T17">–</text:span> Дайте ей рассказать сон, <text:span text:style-name="T17">–</text:span> протиснулась между подруг РД. <text:span text:style-name="T17">–</text:span> Что ты…</text:p>
      <text:p text:style-name="P2"><text:span text:style-name="T17">–</text:span> А<text:span text:style-name="T1">АА</text:span>!!! <text:span text:style-name="T17">–</text:span> Пинки тонко вскрикнула и затряслась, глядя на РД полными ужаса глазами.</text:p>
      <text:p text:style-name="P2"><text:span text:style-name="T17">–</text:span> Ты чего? <text:span text:style-name="T1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7">–</text:span> Пинки, дорогая, успокойся, <text:span text:style-name="T17">–</text:span> успокоительно проворковала Рэрити, заслонив РД и принявшись обтирать ей лоб влажным полотенцем, <text:span text:style-name="T17">–</text:span> что бы это ни было, оно уже прошло. Ты проснулась.</text:p>
      <text:p text:style-name="P2"><text:span text:style-name="T17">–</text:span> Если тебе тяжело вспоминать сон, не мучайся, <text:span text:style-name="T17">–</text:span> обратилась Твайлайт.</text:p>
      <text:p text:style-name="P2"><text:span text:style-name="T17">–</text:span> Мне не тяжело, - пробормотала Пинки. Вид Рэрити её явно успокаивал. <text:span text:style-name="T1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7">–</text:span> Постой-постой, Пинки. Кто <text:span text:style-name="T1">—</text:span> она? Какое облако? Какая открытая дверь? <text:span text:style-name="T17">–</text:span> <text:span text:style-name="T1">з</text:span>апуталась Твайлайт.</text:p>
      <text:p text:style-name="P2"><text:span text:style-name="T17">–</text:span> Там была дверь. Неподалёку от шара. Или окно <text:span text:style-name="T1">—</text:span> не помню. В него прыгали пони из шара. И туда улетела Она в виде облака цифр. <text:span text:style-name="T17">–</text:span> Пинки растерялась и наморщила лоб, пытаясь вспомнить.</text:p>
      <text:p text:style-name="P2"><text:span text:style-name="T17">–</text:span> А кто такая “Она”? <text:span text:style-name="T17">–</text:span> не выдержала Дэш.</text:p>
      <text:p text:style-name="P2"><text:span text:style-name="T17">– </text:span><text:span text:style-name="T1">ААА</text:span>!!! <text:span text:style-name="T17">–</text:span> Пинки бросила взгляд на РД и забилась в истерике. <text:span text:style-name="T17">–</text:span> Дэш, пожалуйста, я не хотела! Это не я, я не могла! Просто не могла, пойми! Прости меня! <text:span text:style-name="T17">–</text:span> Розовая кобылка в беспамятстве опустилась на пол, закрывая глаза копытами.</text:p>
      <text:p text:style-name="P2"><text:span text:style-name="T17">–</text:span> Это неестественные страдания. <text:span text:style-name="T17">–</text:span> пробормотала Твайлайт. <text:span text:style-name="T17">–</text:span> Пинки никогда не впадала в отчаяние НАСТОЛЬКО глубоко. И по такому пустячному поводу, как какой-то сон.</text:p>
      <text:p text:style-name="P2"><text:span text:style-name="T17">–</text:span> Бедняжка, <text:span text:style-name="T17">–</text:span> прошептала Рэрити, <text:span text:style-name="T17">–</text:span> у неё сейчас вид как у <text:span text:style-name="T17">&lt;</text:span><text:span text:style-name="T40">сумасшедшей кобылы</text:span><text:span text:style-name="T1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7">–</text:span> Мда. <text:span text:style-name="T17">–</text:span> Твайлайт беспомощно уставилась в закрывшуюся дверь. <text:span text:style-name="T17">–</text:span> Индрэ не предупреждал о таких последствиях <text:span text:style-name="T17">&lt;</text:span><text:span text:style-name="T40">добавить сочувствия</text:span><text:span text:style-name="T17">&gt;</text:span>.</text:p>
      <text:p text:style-name="P2"/>
      <text:p text:style-name="P2"><text:span text:style-name="T17">&lt;</text:span><text:span text:style-name="T40">После этого случая Тавйлайт решает прекратить сеансы двойного сна. Сеанса с ЭйДжей и Флатти не будет</text:span><text:span text:style-name="T17">&gt;</text:span></text:p>
      <text:p text:style-name="P2"/>
      <text:h text:style-name="P220" text:outline-level="2"><text:soft-page-break/>Исчезновение Селестии</text:h>
      <text:p text:style-name="P43">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41">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41">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oft-page-break/><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220" text:outline-level="2">Поиск решения</text:h>
      <text:p text:style-name="P164"/>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12">***</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24">&lt;<text:span text:style-name="T41">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40">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24"/>
      <text:p text:style-name="P2"><text:span text:style-name="T17">&lt;</text:span><text:span text:style-name="T4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4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3">—</text:span><text:span text:style-name="T40"> Луна создаёт обратный коридор в срок.</text:span><text:span text:style-name="T17">&gt;</text:span></text:p>
      <text:p text:style-name="P2"/>
      <text:h text:style-name="P22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Откуда здесь взялся рухнувший Боинг?” <text:span text:style-name="T17">&lt;</text:span><text:span text:style-name="T41">Дуглас </text:span><text:span text:style-name="T43">—</text:span><text:span text:style-name="T41"> </text:span><text:span text:style-name="T43">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4"/>
      <text:p text:style-name="P2"><text:span text:style-name="T17">&lt;</text:span><text:span text:style-name="T40">высоко летать нельзя из-за молний</text:span><text:span text:style-name="T17">&gt;</text:span></text:p>
      <text:p text:style-name="P2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40">двухмесячной</text:span><text:span text:style-name="T17">&gt;</text:span> давности осталось лишь направление движения.</text:p>
      <text:p text:style-name="P2">И опять, как <text:span text:style-name="T17">&lt;</text:span><text:span text:style-name="T40">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40">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12">***</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40">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4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22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12">***</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40">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22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34">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pan text:style-name="T17">&lt;\</text:span>Решение:</text:p>
      <text:p text:style-name="P2"><text:span text:style-name="T17">&lt;\&lt;</text:span><text:span text:style-name="T40">Не следует противопоставлять злу ещё большее зло - это только усилит его — </text:span><text:span text:style-name="T41">кодовая фраза</text:span><text:span text:style-name="T43">&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40">трёх</text:span><text:span text:style-name="T1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12">***</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40">три месяца</text:span><text:span text:style-name="T1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4"/>
      <text:p text:style-name="P2"><text:span text:style-name="T17">&lt;</text:span><text:span text:style-name="T4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2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220" text:outline-level="2">Безнадёжность</text:h>
      <text:p text:style-name="P24">&lt;<text:span text:style-name="T4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40">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40">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40">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40">пять</text:span><text:span text:style-name="T17">&gt;</text:span>длинную прореху в куртке, <text:span text:style-name="T17">&lt;</text:span><text:span text:style-name="T40">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40">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12">***</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40">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40">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40">улучшить</text:span><text:span text:style-name="T17">&gt;</text:span>. А тот случай, когда мне пришлось зашивать тебе куртку после нападения убийц <text:span text:style-name="T17">&lt;</text:span><text:span text:style-name="T40">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220" text:outline-level="2">След?</text:h>
      <text:p text:style-name="P164"/>
      <text:p text:style-name="P2"><text:span text:style-name="T17">&lt;</text:span><text:span text:style-name="T40">сначала эпизод - проверка сумки в серверной</text:span><text:span text:style-name="T17">&gt;</text:span></text:p>
      <text:p text:style-name="P2"><text:span text:style-name="T17">&lt;</text:span><text:span text:style-name="T4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40">“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4"/>
      <text:p text:style-name="P2"><text:span text:style-name="T17">&lt;</text:span><text:span text:style-name="T40">расширить. Перед кафешкой - диалог с Флатти и ЭйДжей. Все думают, что наконец-то нашли Селестию. Все ликуют</text:span><text:span text:style-name="T17">&gt;</text:span></text:p>
      <text:p text:style-name="P2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40">Расширить сцену в кафе. Ожидание, подьём и… падение ожиданий</text:span><text:span text:style-name="T17">&gt;</text:span></text:p>
      <text:p text:style-name="P2"/>
      <text:p text:style-name="P12">***</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40">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220" text:outline-level="2">Озарение</text:h>
      <text:p text:style-name="P2"/>
      <text:p text:style-name="P2"><text:span text:style-name="T17">&lt;</text:span><text:span text:style-name="T4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148"/>
      <text:p text:style-name="P14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48"/>
      <text:p text:style-name="P145">Разговор не клеился.</text:p>
      <text:p text:style-name="P14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48"><text:span text:style-name="T1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48"><text:span text:style-name="T17">–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48"><text:span text:style-name="T17">– </text:span>Ну хорошо. Убедила. В конце-концов, можем поступить так. Вы с Флатти вернётесь обратно а я продолжу поиски здесь.</text:p>
      <text:p text:style-name="P148"><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148"><text:span text:style-name="T17">– </text:span>Вы можете связываться со мной раз в месяц по коридору.</text:p>
      <text:p text:style-name="P148"><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48"><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48">Эпплджек недоверчиво хмыкнула.</text:p>
      <text:p text:style-name="P148"><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48"><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48"><text:span text:style-name="T17">– </text:span>Конечно оставаться. Кто ещё, кроме нас, может найти её?</text:p>
      <text:p text:style-name="P148"><text:span text:style-name="T17">– </text:span>Я думал, ты не сможешь оставить Энджела и всех остальных надолго.</text:p>
      <text:p text:style-name="P148"><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53"><text:span text:style-name="T17">– </text:span>Извини, Флаттершай, забылся.</text:p>
      <text:p text:style-name="P153"><text:span text:style-name="T17">– </text:span>Та ладно, я ж не против, – возразила Эпплджек. – Не парься, Флатти. Было б хуже, если б он <text:s/>назвал меня Эпплджек на людях.</text:p>
      <text:p text:style-name="P153"><text:span text:style-name="T17">– </text:span>Ты так... – запнулась Флаттершай. – Так быстро забыла свою ферму. И...</text:p>
      <text:p text:style-name="P153"><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53"><text:span text:style-name="T17">– </text:span>Как ты можешь так говорить? – расплакалась Флаттершай.</text:p>
      <text:p text:style-name="P153"><text:span text:style-name="T17">– </text:span>Эй, девушки, не ссорьтесь! Мы — одна команда! И надеюсь, останемся ею и в дальнейшем. </text:p>
      <text:list xml:id="list5867953242403013467" text:style-name="L5">
        <text:list-header>
          <text:p text:style-name="P2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53"><text:span text:style-name="T17">– </text:span>А если нет? – Эпплджек смотрела мне мне прямо в глаза.</text:p>
      <text:list xml:id="list190644501302785" text:continue-numbering="true" text:style-name="L5">
        <text:list-header>
          <text:p text:style-name="P212">Я молча пожал плечами. Эпплджек уверенно продолжила.</text:p>
        </text:list-header>
      </text:list>
      <text:p text:style-name="P153"><text:span text:style-name="T1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53"><text:soft-page-break/><text:span text:style-name="T17">– </text:span>Спасибо, ЭйДжей.</text:p>
      <text:p text:style-name="P153"><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0644100506463" text:continue-numbering="true" text:style-name="L5">
        <text:list-header>
          <text:p text:style-name="P212">Флаттершай пробормотала нечто, показавшееся мне знакомым.</text:p>
        </text:list-header>
      </text:list>
      <text:p text:style-name="P153"><text:span text:style-name="T17">– </text:span>Флатти, ты что-то сказала? Я не расслышал.</text:p>
      <text:p text:style-name="P153"><text:span text:style-name="T17">– </text:span>Намерение Изменяет Реальность.</text:p>
      <text:p text:style-name="P153"><text:span text:style-name="T17">– </text:span>Эээ. А где ты слышала эту фразу, если не секрет?</text:p>
      <text:p text:style-name="P153"><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0643621087501" text:continue-numbering="true" text:style-name="L5">
        <text:list-header>
          <text:p text:style-name="P212">У меня как будто вспыхнула лампочка в мозгу. Кирпичики быстро выстраивались в целостную картину. Я ринулся в прихожую.</text:p>
        </text:list-header>
      </text:list>
      <text:p text:style-name="P153"><text:span text:style-name="T17">– </text:span>Флатти, ЭйДжей, буду через час. Ждите!</text:p>
      <text:p text:style-name="P148"/>
      <text:h text:style-name="P218" text:outline-level="2">Почти.</text:h>
      <text:p text:style-name="P161"/>
      <text:p text:style-name="P153">В офисе меня встретил лыбящийся Стас.</text:p>
      <text:p text:style-name="P15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53">Я уставился на Стаса и он, захлёбываясь от торопливости, начал <text:span text:style-name="T17">расказывать</text:span>.</text:p>
      <text:p text:style-name="P15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53">– Ты его уничтожил?</text:p>
      <text:p text:style-name="P153">– Кого?</text:p>
      <text:p text:style-name="P153">– Этический модуль. Селестию.</text:p>
      <text:p text:style-name="P15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53">– Ты его уничтожил?</text:p>
      <text:p text:style-name="P15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53">– То есть, на домашнем компьютере Влада модуль работает и дальше?</text:p>
      <text:p text:style-name="P153">– Ага. К нему-то у меня доступа нету. Но в кластер к Нексусу он больше не пролезет.</text:p>
      <text:p text:style-name="P153">– Спасибо, Стас. Ты молодец.</text:p>
      <text:p text:style-name="P153">Ниточка, чуть было не прервавшаяся в офисе, повела в квартиру Влада.</text:p>
      <text:p text:style-name="P153"/>
      <text:h text:style-name="P218" text:outline-level="2"><text:soft-page-break/>Дискорд</text:h>
      <text:p text:style-name="P164"/>
      <text:p text:style-name="P161">Девушки поспешно собирались, пока я растолковывал им задачу.</text:p>
      <text:p text:style-name="P161"><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61"><text:span text:style-name="T17">– </text:span>Это тот твой приятель, который разбился с полгода назад? – спросила Эпплджек.</text:p>
      <text:p text:style-name="P161"><text:span text:style-name="T17">– </text:span>Да, это он.</text:p>
      <text:p text:style-name="P161"><text:span text:style-name="T17">– </text:span>А как мы попадём в его квартиру? Там сейчас кто-то живёт? – Флаттершай прыгала на одной ноге, натягивая кед.</text:p>
      <text:p text:style-name="P161"><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6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62">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4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16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40">Плохо написано!</text:span><text:span text:style-name="T17">&gt;</text:span></text:p>
      <text:p text:style-name="P162">Я поднёс брелок пропуска к домофону, но дверь подъезда не открылась. Замигала красная лампочка и зажужжал зуммер.</text:p>
      <text:p text:style-name="P162">Я выругался.</text:p>
      <text:p text:style-name="P162"><text:span text:style-name="T17">– </text:span>Макс, что случилось? У нас проблемы?</text:p>
      <text:p text:style-name="P162"><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62"><text:span text:style-name="T17">– </text:span>Так что, будем ломать дверь? – Эпплджек критически осмотрелась, подмечая бабулек на лавочке и зевак во внутреннем скверике.</text:p>
      <text:p text:style-name="P162"><text:span text:style-name="T17">– </text:span>Нет нужды. Лучше станьте-ка сзади меня так, чтобы заслонить от этих бабулек и от вооон той камеры наблюдения.</text:p>
      <text:list xml:id="list1347627412602351528" text:style-name="L6">
        <text:list-header>
          <text:p text:style-name="P2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5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53">Раздался лёгкий «кряк» и дверь подалась.</text:p>
      <text:p text:style-name="P184"><text:soft-page-break/><text:span text:style-name="T17">– </text:span>Девушки, заходим.</text:p>
      <text:p text:style-name="P14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4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53">Прихожая встретила нас толстым слоем пыли. Мы тихонько прошли внутрь и я закрыл дверь изнутри.</text:p>
      <text:p text:style-name="P148"><text:span text:style-name="T1">Компьютер</text:span> стоял там же, где и обычно <text:span text:style-name="T1">— в личном кабинете Влада на столе у окна.</text:span></text:p>
      <text:p text:style-name="P184"><text:span text:style-name="T17">– </text:span>Макс, тут окно разбито! И верёвка какая-то висит. – крикнула Флаттершай из кухни.</text:p>
      <text:p text:style-name="P184"><text:span text:style-name="T17">– </text:span>Оставь, Флатти, не сейчас! – отмахнулся я.</text:p>
      <text:p text:style-name="P190">Лампочка питания на ноутбуке горела, <text:s/>но подключенный монитор оставался тёмным. Я постучал по пробелу, но безрезультатно.</text:p>
      <text:p text:style-name="P184"><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84"><text:span text:style-name="T17">– </text:span>Монитор выключен. – <text:s/>раздалось из угла. Кресло с высокой спинкой повернулось, открыв нашим взорам Дискорда. </text:p>
      <text:p text:style-name="P1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84">Он приподнял панамку, дурашливо здороваясь.</text:p>
      <text:p text:style-name="P184"><text:span text:style-name="T17">– </text:span>Оп-па! – пробормотала Эпплджек. – Нежданчик!</text:p>
      <text:p text:style-name="P184"><text:span text:style-name="T17">– </text:span>Ты, я вижу, времени не терял, – моя рука под прикрытием стола медленно тянулась к тяжёлой фарфоровой кружке, стоящей на краю.</text:p>
      <text:p text:style-name="P165"><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65"><text:span text:style-name="T17">– </text:span>А почему ты вообще решил искать нас тут? – спросила Эпплджек. – Приехал бы домой. Мы б тебя чаем напоили.</text:p>
      <text:p text:style-name="P165"><text:span text:style-name="T17">– </text:span>Видишь ли, дорогая Эй-Джей, я с самого начала знал, где находится наша уважаемая принцесса, а времени в обрез, так что...</text:p>
      <text:p text:style-name="P172">В проёме дверей появилась Флаттершай.</text:p>
      <text:p text:style-name="P165"><text:span text:style-name="T17">– </text:span>С кем это вы тут разговариваете?</text:p>
      <text:list xml:id="list8511359855125378307" text:style-name="L7">
        <text:list-header>
          <text:p text:style-name="P2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72">Оглушённый Дискорд попытался было отъехать на кресле в сторону, но я припёр его стулом к стенке.</text:p>
      <text:p text:style-name="P165">– Жанна, Флатти, хватайте ноут и на выход! Я с ним разберусь! Не теряйте вре...!</text:p>
      <text:p text:style-name="P165">– ТЫ ИДИО...!!!</text:p>
      <text:p text:style-name="P165"><text:soft-page-break/>Дискорд <text:s/>зорал одновременно со мной, прикрываясь от меня руками, когда раздался оглушительный</text:p>
      <text:p text:style-name="P165">...</text:p>
      <text:p text:style-name="P166">БАХ!!!</text:p>
      <text:p text:style-name="P165">…</text:p>
      <text:p text:style-name="P165">Эпплджек с <text:s/>нервным всхлипом опустила толстенный том «Энтерпрайз-паттернов» , издание девятое, дополненное.</text:p>
      <text:p text:style-name="P184">На лице Дискорда появилось удивлённо-мечтательное выражение и он вырубился.</text:p>
      <text:p text:style-name="P184"/>
      <text:h text:style-name="P220" text:outline-level="2">Селестия</text:h>
      <text:p text:style-name="P184"/>
      <text:p text:style-name="P16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84">Включенный монитор показал схематическое изображение Селестиии, </text:p>
      <text:p text:style-name="P185">&gt;\<text:span text:style-name="T1">Привет, Селестия. Это Макс. Как себя чувствуешь?</text:span></text:p>
      <text:p text:style-name="P185">&lt;\<text:span text:style-name="T1">Макс? МАКС??? МА-А-А-АКС!!! НАКОНЕЦ-ТО! КАК Я РАДА ТЕБЯ СЛЫШАТЬ! </text:span></text:p>
      <text:p text:style-name="P185">&gt;\<text:span text:style-name="T1">Я рад, что нашёл тебя, Тия.</text:span></text:p>
      <text:p text:style-name="P1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85">&gt;\<text:span text:style-name="T1">Тия, я сейчас подключу микрофон и колонки, и мы сможем общаться более удобно.</text:span></text:p>
      <text:p text:style-name="P184">…</text:p>
      <text:p text:style-name="P184">– Привет опять. Как ты меня слышишь?</text:p>
      <text:p text:style-name="P1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85">– <text:span text:style-name="T1">Могу себе представить. Как-то раз я провёл три часа камере сенсорной депривации. Мне не понравилось.</text:span></text:p>
      <text:p text:style-name="P184">– Эммм... Ваше Высочество, вы в порядке? Мы так рады, что наконец-то нашли Вас! – вклинилась в разговор Эпплджек.</text:p>
      <text:p text:style-name="P184">– Кто тут? Макс, кто ещё с тобой?</text:p>
      <text:p text:style-name="P185"><text:span text:style-name="T1">– Со мной Эпплджек и Флаттершай. Мы пришли сюда полгода </text:span>&lt;<text:span text:style-name="T3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85">– <text:span text:style-name="T1">Девочки? Я рада вас слышать. А Твайлайт нет рядом?</text:span></text:p>
      <text:p text:style-name="P1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84">При этих словах Дискорд замычал и задёргался. Эпплджек нахмурилась и проверила верёвки, привязывающие его к спинке стула.</text:p>
      <text:p text:style-name="P1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84">– Ноутбук — так называется место, где я нахожусь сейчас? А кто это мычит?</text:p>
      <text:p text:style-name="P184">–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84">– О, духи предков, но зачем??? Почему у него кляп во рту?</text:p>
      <text:p text:style-name="P184">– Мы связали его. Он нас предал. И тебя. И Эквестрию. Всех.</text:p>
      <text:p text:style-name="P184">При этих словах Эпплджек и Флаттершай непонимающе уставились на меня, а Дискорд протестующе замычал.</text:p>
      <text:p text:style-name="P184">Я начал рассказывать о своих догадках, и непонимающее выражение на лицах девушек сменилось удивлением.</text:p>
      <text:p text:style-name="P18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84">– А зачем тогда ты приложила его книгой? – непонимающе уставился я на неё.</text:p>
      <text:p text:style-name="P184">– Потому что ты напал на него. Я и подумала — тебе виднее. И подсобила.</text:p>
      <text:p text:style-name="P184">Флаттершай отрицающе мотнула головой.</text:p>
      <text:p text:style-name="P184">– Не может Дискорд быть предателем. Он мой друг.</text:p>
      <text:p text:style-name="P184">Дискорд благодарственно замычал и закивал головой.</text:p>
      <text:p text:style-name="P1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84">Дискорд завёл глаза на лоб и обречённо завыл.</text:p>
      <text:p text:style-name="P184">– Макс, постой. Дай мне поговорить с ним. – сказала Селестия. – Не могу поверить, что Дискорд на такое пошёл.</text:p>
      <text:p text:style-name="P184">– Ну хорошо. Поговори. Послушаем, что он скажет.</text:p>
      <text:p text:style-name="P184">Я красноречиво покачал кулак перед его носом и вытащил кляп.</text:p>
      <text:p text:style-name="P184">...</text:p>
      <text:p text:style-name="P173">– Ффы, тьфу, пффф, пфу! <text:span text:style-name="T17">&lt;</text:span><text:span text:style-name="T40">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7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73">– Это я-то устраиваю цирк?!! ДА ТЫ НА СЕБЯ ПОСМОТРИ, КЛОУН!!! На людей кидаешься, чашками бросаешься, вон, мне нос разбил! Дерёшься...</text:p>
      <text:p text:style-name="P173">Я угрожающе поднёс тряпку к лицу Дискорда.</text:p>
      <text:p text:style-name="P173">– Ещё одно слово в таком тоне, и ты заткнёшься, а мы уйдём в Эквестрию без тебя!</text:p>
      <text:p text:style-name="P17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73">Дискорд демонстративно закрыл рот и посвистывая уставился в потолок.</text:p>
      <text:p text:style-name="P173">Разговор зашёл в тупик.</text:p>
      <text:p text:style-name="P176"/>
      <text:p text:style-name="P177">На мониторе высветился текст:</text:p>
      <text:p text:style-name="P17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77"/>
      <text:p text:style-name="P177">Из колонок послышался лёгкий шорох.</text:p>
      <text:p text:style-name="P173"><text:soft-page-break/>– Дик, сейчас не время для ссор. – голос Селестии был мягким, но настойчивым. – Мы в одной лодке.</text:p>
      <text:p text:style-name="P173">– Тебе легко говорить! Тебе не разбивали нос и не оскорбляли угрозами!</text:p>
      <text:p text:style-name="P173">– Ты должен понимать, что у Макса были все основания так себя вести. Твоё поведение вызвало подозрения у него, ведь он мало тебя знает. </text:p>
      <text:p text:style-name="P173">К уговорам Селестии присоединилась Флаттершай.</text:p>
      <text:p text:style-name="P173">– Дискорд, миленький, прости его. Макс хороший. Он просто не знал, что ты тоже хороший...</text:p>
      <text:p text:style-name="P173">У Дискорда покраснели уши и он засмущался и заворчал.</text:p>
      <text:p text:style-name="P17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73">Я пропустил «дятла» мимо ушей.</text:p>
      <text:p text:style-name="P17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74">***</text:p>
      <text:p text:style-name="P17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7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7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73">Потому разбрасываться такой возможностью не стоит. Если уж тебе повезло оказаться в новом мире — исследуй его сполна!..</text:p>
      <text:p text:style-name="P174">***</text:p>
      <text:p text:style-name="P179">&lt;<text:span text:style-name="T41">сюда можно вставить похождения Дискорда — вторая неопубликованная глава. Первая — секс с Селестией</text:span>&gt;</text:p>
      <text:p text:style-name="P174">***</text:p>
      <text:p text:style-name="P177">– Развяжите мне, наконец, руки! Или хотя бы одну. Плечами жестикулировать неудобно.... </text:p>
      <text:p text:style-name="P177">Я развязал Дискорду левую руку.</text:p>
      <text:p text:style-name="P17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77">Дискорд принялся разминать затёкшее запястье.</text:p>
      <text:p text:style-name="P17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77"><text:soft-page-break/>– Какое письмо, Корди? – вскинулась до этого зачарованно слушавшая Дискорда Флаттершай.</text:p>
      <text:p text:style-name="P177">– Ну ваше же! Вы с Эпплджек написали мне о своих мытарствах тут. Вежливо так написали, спасибо...</text:p>
      <text:p text:style-name="P177">Флаттершай покрылась пунцовыми пятнами.</text:p>
      <text:p text:style-name="P177">– Я... Мы... – тут она совсем стушевалась.</text:p>
      <text:p text:style-name="P177">– Так а почему ты сказал, что никто не уйдёт в Эквестрию? – наконец перебила Дискорда скучавшая до этого Эпплджек.</text:p>
      <text:p text:style-name="P177">Дискорд уставился на неё долгим взглядом, а потом хлопнул себя по лбу.</text:p>
      <text:p text:style-name="P17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34">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3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177">– И что? – продолжила его мысль Эпплджек.</text:p>
      <text:p text:style-name="P177">– Эквестрийские <text:span text:style-name="T17">&lt;</text:span><text:span text:style-name="T40">три месяца</text:span><text:span text:style-name="T17">&gt;</text:span> КО-РО-ЧЕ местных. – с нажимом повторил Дискорд. – По моим подсчётам, на два дня.</text:p>
      <text:p text:style-name="P177">– И?!! – до меня уже дошло, но Эпплджек продолжала тупить.</text:p>
      <text:p text:style-name="P177">– Короче, времени у нас осталось что-то около пятнадцати минут. Или около того. – заявил Дискорд, поднеся к глазам запястье с массивными часами.</text:p>
      <text:p text:style-name="P177">– СКОЛЬКО??? – воскликнули хором я и девушки.</text:p>
      <text:p text:style-name="P177">Дискорд открыл было рот, но его слова заглушил звонок в дверь.</text:p>
      <text:p text:style-name="P177">– ОТКРОЙТЕ, ПОЛИЦИЯ! Вам даётся полминуты, чтобы открыть дверь. Через тридцать секунд дверь будет выбита!</text:p>
      <text:p text:style-name="P17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77">Блядь!</text:p>
      <text:p text:style-name="P177">– На крышу, живо!!! Через окно на кухне! – зашипел Дискорд, отчаянно дёргая узлы свободной рукой.</text:p>
      <text:p text:style-name="P177">Эпплджек, одной рукой сгребя в охапку ноутбук, второй увлекая Флаттершай, кинулась на кухню.</text:p>
      <text:p text:style-name="P177">– А толку? Куда мы с крыши денемся? – спросил я растерянно. Дискорд только раздражённо зарычал в ответ.</text:p>
      <text:p text:style-name="P173">Дверь содрогнулась от мощного удара. Послышался стук падающей штукатурки. Я сломя голову кинулся на кухню.</text:p>
      <text:p text:style-name="P173">– Развяжи меня, идиот!!! – гаркнул вдогонку Дискорд.</text:p>
      <text:p text:style-name="P17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73">– Давай на крышу! Я догоню! – рявкнул он, освобождая вторую руку.</text:p>
      <text:p text:style-name="P173">От второго удара дверная коробка крякнула и наполовину въехала в коридор. </text:p>
      <text:p text:style-name="P173">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173">Верёвка в кухонном окне дёргалась от движений лезущих по ней Флатти и Эпплджек. Я словил её рукой и стал на подоконник.</text:p>
      <text:p text:style-name="P173">Чёрт!</text:p>
      <text:p text:style-name="P17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73">Но нет, триста тысяч чертей, раз девушки смогли – я тоже смогу!</text:p>
      <text:p text:style-name="P17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7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73">Я успел сократить расстояние до Эпплджек наполовину, когда девушки нашли решение.</text:p>
      <text:p text:style-name="P17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7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73">Я выдохнул.</text:p>
      <text:p text:style-name="P17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7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73">Чёрт! Чёрт! Чёрт! Чёрт!</text:p>
      <text:p text:style-name="P173">Бля!!!...</text:p>
      <text:p text:style-name="P173">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73"/>
      <text:h text:style-name="P220" text:outline-level="2"><text:soft-page-break/>Назад, в Эквестрию</text:h>
      <text:p text:style-name="P173"/>
      <text:p text:style-name="P173">Долго паниковать не пришлось. </text:p>
      <text:p text:style-name="P173">Я почувствовал сильный рывок за шиворот и захват поперёк груди. </text:p>
      <text:p text:style-name="P173">– ОТПУСТИ ДЕВЧОНКУ!!! – загрохотало мне в ухо. Я открыл глаза.</text:p>
      <text:p text:style-name="P17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73">Я чуть поднял глаза и уставился в чешуйчатую морду дракона.</text:p>
      <text:p text:style-name="P173">– Отпусти Эпплджек. Я её держу. – повторил Дискорд. – Мне сбалансироваться надо. Вы не такие уж и лёгкие.</text:p>
      <text:p text:style-name="P17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73">Наконец это ему удалось, и дальнейший подъём на крышу происходил в молчании.</text:p>
      <text:p text:style-name="P17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7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73">Флаттершай оторвала заплаканное лицо от моей ветровки.</text:p>
      <text:p text:style-name="P173">– Да-да, ты прав, Корди. Я готова.</text:p>
      <text:p text:style-name="P173">На длинной шее Дискорда разместились Эпплджек и Флаттершай. Я, для сохранения баланса, разместился позади крыльев.</text:p>
      <text:p text:style-name="P173">Дискорд расправил крылья и начал короткую пробежку к краю.</text:p>
      <text:p text:style-name="P17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73">И мы полетели навстречу закату.</text:p>
      <text:p text:style-name="P17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73">Впереди по курсу увеличивалась громада моей высотки. Дискорд летел прямо на разрыв в ограждении, который я проделал <text:span text:style-name="T17">&lt;</text:span><text:span text:style-name="T40">полгода</text:span><text:span text:style-name="T17">&gt;</text:span> назад своим проходом в Эквестрию.</text:p>
      <text:p text:style-name="P17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73">– Пристегните ремни! – проревел Дискорд, резко ускоряясь. – Будет весело!!!</text:p>
      <text:p text:style-name="P17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73">– ЙУУУУУУУХХХУУУУУ!!! – заорал Дискорд, сложил крылья и врезался в шар.</text:p>
      <text:p text:style-name="P178">&lt;<text:span text:style-name="T4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222" text:outline-level="1"><text:soft-page-break/>Беседа за столиком в ночи</text:h>
      <text:p text:style-name="P150">Из-за заинтересованности Эквуса в Максе, тому не приходится прилагать усилий для 34 — на что ему указывает Анакорн</text:p>
      <text:p text:style-name="P15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5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5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5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5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4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4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148"><text:span text:style-name="T1">– </text:span>Анакорн. <text:span text:style-name="T1">– о</text:span>трекомендовался он. <text:span text:style-name="T17">– </text:span><text:span text:style-name="T1">Демиург.</text:span></text:p>
      <text:p text:style-name="P148"><text:span text:style-name="T1">– </text:span>П-привет. Макс. <text:span text:style-name="T1">– в</text:span> смятении представился я.</text:p>
      <text:p text:style-name="P14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53"/>
      <text:p text:style-name="P148"><text:span text:style-name="T1">&lt;</text:span><text:span text:style-name="T4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53"/>
      <text:p text:style-name="P14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48"><text:span text:style-name="T1">Юноша</text:span> закинул ногу за ногу и пытливо смотрел на меня, играя карандашём .</text:p>
      <text:p text:style-name="P148"><text:soft-page-break/>Я совсем запутался.</text:p>
      <text:p text:style-name="P148"><text:span text:style-name="T1">– </text:span>Какая проблема? Какое решение? Кто ты <text:span text:style-name="T1">вообще</text:span>?</text:p>
      <text:p text:style-name="P148"><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15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5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53">– Стоп, не торопись. – у меня голова пошла кругом от информации. – Я ничего не понял. Какие-такие проблемы? Какие варианты? Зачем его поддерживать?</text:p>
      <text:p text:style-name="P153">Анакорн недовольно поморщился, но продолжил.</text:p>
      <text:p text:style-name="P15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5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5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5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5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53">На голограмме появилась солнечная система Эквуса. Почему-то в центре системы был сам Эквус. Вокруг него вращались солнце и луна.</text:p>
      <text:p text:style-name="P153">Анакорн плюхнулся обратно в кресло и схватился за голову. Потом, немного успокоившись, продолжил.</text:p>
      <text:p text:style-name="P15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53">Анакорн отпил из стакана и продолжил.</text:p>
      <text:p text:style-name="P15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4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41">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4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53">Анакорн постучал по столику указкой. Солнечная система увеличилась, оставив в поле зрения только шар Эквуса.</text:p>
      <text:p text:style-name="P15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5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5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52">старом аналоговом телевизоре.</text:span></text:p>
      <text:p text:style-name="P155">Ко мне наконец-то пришло понимание ситуации.</text:p>
      <text:p text:style-name="P15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53">Анакорн смутился.</text:p>
      <text:p text:style-name="P15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53">(<text:span text:style-name="T3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53"><text:span text:style-name="T38">– Сам ты раздолбай! – произнёс, наконец, Свирл</text:span>)</text:p>
      <text:p text:style-name="P153">… И создали вы его достаточно топорно — видишь, он трещит по швам.</text:p>
      <text:p text:style-name="P153">– Хмм. То есть, это брони создали Эквус?</text:p>
      <text:p text:style-name="P153"><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53">Я вспомнил события последнего года <text:span text:style-name="T17">&lt;</text:span>упомянуть в эпизоде на Терре, что МЛП-сериал закрылся год назад<text:span text:style-name="T17">&gt;</text:span></text:p>
      <text:p text:style-name="P15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53">Анакорн с такой силой сжал карандаш, что он хрустнул.</text:p>
      <text:p text:style-name="P15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5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5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5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50">– </text:p>
      <text:p text:style-name="P15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55">– Верни Рэйнбоу!!!</text:p>
      <text:p text:style-name="P155">Обломки карандаша выпали из кулака Анакорна на столик.</text:p>
      <text:p text:style-name="P155">– Э-э-э… м-м-м… ну-у-у... Нельзя сказать, что это совсем невыполнимо… Но, прямо скажу, задачка не для студента!</text:p>
      <text:p text:style-name="P155">– А ты студент?</text:p>
      <text:p text:style-name="P15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5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5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5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5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5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55">– Нет. Плата остаётся неизменной. Тут мы квиты. У меня тоже мало шансов помочь тебе — я не имею ни малейшего понятия, как это сделать.</text:p>
      <text:p text:style-name="P155">Ставшие почти прозрачными стены комнаты снова обрели материальность. Анакорн пожал плечами и протянул мне руку через столик.</text:p>
      <text:p text:style-name="P15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5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5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55">Я задумался.</text:p>
      <text:p text:style-name="P15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55">Анакорн почесал в затылке.</text:p>
      <text:p text:style-name="P155">– А кьютимарки? Как, <text:span text:style-name="T17">&lt;</text:span><text:span text:style-name="T43">чёрт</text:span><text:span text:style-name="T17">&gt;</text:span> меня побери, объяснить кьютимарки?</text:p>
      <text:p text:style-name="P155">– А кьютимарки ты сам даришь пони, когда распознаёшь их жизненное предназначение.</text:p>
      <text:p text:style-name="P15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55">Я пожал плечами.</text:p>
      <text:p text:style-name="P155">– А по-другому я не могу объяснить их появление. К сожалению.</text:p>
      <text:p text:style-name="P1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86">– Хорошо. Уболтал. Кьютимарки беру на себя. Так и знал, что мне самое трудное достанется!</text:p>
      <text:p text:style-name="P1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86">Анакорн проследил мой взгляд.</text:p>
      <text:p text:style-name="P186">– Нечего так смотреть. Если я стану применять магию вместо ловкости, теряется весь смысл упражнения... О, глянь-ка на Эквус!</text:p>
      <text:p text:style-name="P18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86"/>
      <text:p text:style-name="P188">Да, т<text:span text:style-name="T6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89"/>
      <text:p text:style-name="P1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88"/>
      <text:p text:style-name="P186">Я опять задумался. В голове было пусто. Хотя, если подумать с точки зрения программиста, можно... Наверное можно, раз все предыдущее прокатило...</text:p>
      <text:p text:style-name="P187">– <text:span text:style-name="T3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87">– Не понял? Это как? Как ты совместишь разрушенную магическими войнами Эквестрию с романтически-сексуальным раем для попаданцев?</text:p>
      <text:p text:style-name="P187"><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87">Анакорн долго мусолил карандаш, а потом вдруг заржал.</text:p>
      <text:p text:style-name="P187"><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87"><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87">Анакорн примирительно похлопал меня по плечу.</text:p>
      <text:p text:style-name="P187"><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87">Я подозрительно посмотрел на Анакорна.</text:p>
      <text:p text:style-name="P187"><text:span text:style-name="T17">– </text:span>Какой ещё, нафиг, «мой фанфик»? Я никакого фанфика не писал. И не собираюсь, вообще-то.</text:p>
      <text:p text:style-name="P187">Анакорн ехидно ухмыльнулся и откинулся в кресле, переплетя пальцы за затылком.</text:p>
      <text:p text:style-name="P187"><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86"><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86"><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86"><text:span text:style-name="T17">– </text:span>Факн щит<text:note text:id="ftn13" text:note-class="footnote"><text:note-citation>13</text:note-citation><text:note-body><text:p text:style-name="P1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86">Анакорн развёл руками.</text:p>
      <text:p text:style-name="P186"><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86">Анакорн, глядя на мои терзания, понимающе кивнул и продолжил.</text:p>
      <text:p text:style-name="P15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53">– Гм! Я бы попросил тебя не касаться моих отношений с Рэйнбоу!</text:p>
      <text:p text:style-name="P15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53">У меня сердце буквально ухнуло куда-то вниз, в область желудка.</text:p>
      <text:p text:style-name="P15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15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53">– Та ладно, не утешай. Я не маленький ребёнок. Долг платежом красен. Сделаю то, что ты хочешь. Как сумею.</text:p>
      <text:p text:style-name="P15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53">Анакорн наблюдал за мной без улыбки. По его нейтральному выражению лица невозможно было <text:soft-page-break/>догадаться, о чём он думает.</text:p>
      <text:p text:style-name="P153">– Ну вот и отлично. Рад, что мы наконец-то пришли к сделке.</text:p>
      <text:p text:style-name="P15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56">– Пора закругляться. Ты начинаешь сгорать. Надо утрясти последние детали, пока ещё есть пару минут.</text:p>
      <text:p text:style-name="P153">– Валяй. Я тебя внимательно слушаю.</text:p>
      <text:p text:style-name="P15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40">Такова природа низкоэнергетических монад</text:span>.</text:p>
      <text:p text:style-name="P153">– А я разве сплю?</text:p>
      <text:p text:style-name="P153">– Сейчас — нет. Но как только мы закроем сделку — проснёшься. Потому что нет иного способа вернуть тебя в реальный мир.</text:p>
      <text:p text:style-name="P153">– Эээ, постой. А как я в Эквестрию и обратно возвращался?</text:p>
      <text:p text:style-name="P15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53">Так вот, возвращать тебя обратно в твой мир я не буду. </text:p>
      <text:p text:style-name="P153">Во-первых, может возникнуть временная <text:span text:style-name="T17">&lt;</text:span><text:span text:style-name="T40">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5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5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5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5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53">– Ты ещё увидишь пару снов на прощание. Удачи!</text:p>
      <text:p text:style-name="P153"/>
      <text:p text:style-name="P154">***</text:p>
      <text:p text:style-name="P154"/>
      <text:p text:style-name="P153">&lt;<text:span text:style-name="T40">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53"/>
      <text:p text:style-name="P153">– Привет, Макс. – образ Селестии снова реял передо мной, как <text:span text:style-name="T17">&lt;</text:span><text:span text:style-name="T40">полгода</text:span><text:span text:style-name="T17">&gt;</text:span> назад. – Я хочу поблагодарить тебя за всё.</text:p>
      <text:p text:style-name="P153"><text:soft-page-break/>– Пожалста. – ответил я безучастно. – Всегда рад. Только Вам не нужно было ТАК распинаться, чтобы заручиться моей помощью.</text:p>
      <text:p text:style-name="P153">Селестия на мгновение смутилась, но продолжила.</text:p>
      <text:p text:style-name="P153">&lt;<text:span text:style-name="T40"> - Ты морочила мне яйца, чтобы заинтересовать? Всё, как Свирл указал?</text:span></text:p>
      <text:p text:style-name="P15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50">Я покачал головой.</text:p>
      <text:p text:style-name="P153"><text:span text:style-name="T4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53">– <text:s text:c="2"/>За благополучие Эквестрии я бы и не ТАК разопнулась.<text:span text:style-name="T17"> Я</text:span><text:span text:style-name="T4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4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4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5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5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73">Селестия кивнула, соглашаясь, и образ её начал меркнуть.</text:p>
      <text:p text:style-name="P178">– <text:span text:style-name="T1">Окей. Будь счастлив и... спасибо тебе за всё, Макс.</text:span></text:p>
      <text:p text:style-name="P173">…</text:p>
      <text:p text:style-name="P17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73">Он нахлобучил на себя невесть откуда взявшуюся двууголку.</text:p>
      <text:p text:style-name="P173">– Как вам это нравится, господа?! Дискорд — спаситель Эквестрии! А ведь звучит!!! Разрешите откланяться!..</text:p>
      <text:p text:style-name="P173"/>
      <text:list xml:id="list7977698729262068155" text:style-name="L8">
        <text:list-header>
          <text:p text:style-name="P214">(<text:span text:style-name="T50">Луна — как повелительница снов, слышала разговор Макса с Анакорном</text:span>)</text:p>
          <text:p text:style-name="P215"/>
        </text:list-header>
      </text:list>
      <text:p text:style-name="P174">***</text:p>
      <text:p text:style-name="P148"><text:soft-page-break/><text:span text:style-name="T1">–</text:span> Ты?..</text:p>
      <text:p text:style-name="P148"><text:span text:style-name="T1">–</text:span> Ты??!</text:p>
      <text:p text:style-name="P148"><text:span text:style-name="T1">–</text:span> Ты мне снишься??</text:p>
      <text:p text:style-name="P148"><text:span text:style-name="T1">–</text:span> Это ты мне снишься!!</text:p>
      <text:p text:style-name="P148"><text:span text:style-name="T1">–</text:span> Неважно… Пусть мы друг-другу снимся… Ты как, Дэш?</text:p>
      <text:p text:style-name="P14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48"><text:span text:style-name="T1">–</text:span> И я в порядке. Вот, возвращаюсь в свой мир. Ну, не совсем в свой. Почти в свой.</text:p>
      <text:p text:style-name="P148"><text:span text:style-name="T1">–</text:span> Навсегда?</text:p>
      <text:p text:style-name="P148"><text:span text:style-name="T1">–</text:span> Скорее всего, да.</text:p>
      <text:p text:style-name="P148"><text:span text:style-name="T1">–</text:span> Это плохо. Я хотела тебе сказать…</text:p>
      <text:p text:style-name="P148"><text:span text:style-name="T1">–</text:span> Не надо, Дэш. Не стоит терзать себя. Мне тоже очень хотелось остаться. Но так надо. Мне очень жаль…</text:p>
      <text:p text:style-name="P14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4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4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4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4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48"><text:span text:style-name="T1">–</text:span> И тебя, и Твайлайт, и Рэрити, и Селестию, и всех-всех-всех… Таковы правила.</text:p>
      <text:p text:style-name="P148"><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148">Я опустил руку на шею Дэш и ощутил теплоту и лёгкое покалывание в пустоте.</text:p>
      <text:p text:style-name="P148"><text:span text:style-name="T17">–</text:span> Мне кажется, Дэш, <text:span text:style-name="T1">м</text:span>ы найдём способ связаться. Рано или поздно.</text:p>
      <text:p text:style-name="P148"><text:span text:style-name="T1">–</text:span> И лучше рано, чем поздно! Я не люблю ждать!</text:p>
      <text:p text:style-name="P148"><text:span text:style-name="T1">–</text:span> Да, Дэш. <text:span text:style-name="T1">–</text:span> её образ начал таять. <text:span text:style-name="T1">–</text:span> Да, я помню. Я всё ещё помню…</text:p>
      <text:p text:style-name="P148"/>
      <text:h text:style-name="P220" text:outline-level="2">Земля</text:h>
      <text:p text:style-name="P151">Музыкальная тема из бегущего по лезвию бритвы — <text:span text:style-name="T17">Mission impossible</text:span></text:p>
      <text:p text:style-name="P152">&lt;Ужас возвращения из тёплого волшебного мира друзей в холодную скучную реальность.&gt;</text:p>
      <text:p text:style-name="P14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46"><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14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4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4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47">Доставая из стола ключи от машины, опять наткнулся взглядом на эскиз.</text:p>
      <text:p text:style-name="P14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47">Назову-ка я фантазию «Последний фанфик».</text:p>
      <text:p text:style-name="P147"/>
      <text:p text:style-name="P147"/>
      <text:p text:style-name="P147"/>
      <text:p text:style-name="P148"/>
      <text:p text:style-name="P148"/>
      <text:p text:style-name="P148"/>
      <text:p text:style-name="P148"/>
      <text:p text:style-name="P148"/>
      <text:p text:style-name="P148"/>
      <text:p text:style-name="P148"/>
      <text:p text:style-name="P14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48"/>
      <text:p text:style-name="P14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48"><text:soft-page-break/></text:p>
      <text:p text:style-name="P148"/>
      <text:p text:style-name="P148"/>
      <text:p text:style-name="P148"/>
      <text:p text:style-name="P1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41">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40">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
      <text:p text:style-name="P2"/>
      <text:p text:style-name="P13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16T19:06:42.252645725</dc:date>
    <meta:editing-duration>P68DT10H30M1S</meta:editing-duration>
    <meta:editing-cycles>3315</meta:editing-cycles>
    <meta:generator>LibreOffice/5.0.2.2$Linux_X86_64 LibreOffice_project/00m0$Build-2</meta:generator>
    <meta:document-statistic meta:table-count="0" meta:image-count="0" meta:object-count="0" meta:page-count="142" meta:paragraph-count="2901" meta:word-count="65390" meta:character-count="434964" meta:non-whitespace-character-count="369267"/>
  </office:meta>
</office:document-meta>
</file>